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uning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default, no huber, no weight, disp range = 6, adaptive threshold c=-5</text:p>
          </table:table-cell>
          <table:table-cell table:number-columns-repeated="63"/>
        </table:table-row>
        <table:table-row table:style-name="ro1">
          <table:table-cell office:value-type="float" office:value="0.355073" calcext:value-type="float">
            <text:p>0.355073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0.849918" calcext:value-type="float">
            <text:p>0.849918</text:p>
          </table:table-cell>
          <table:table-cell office:value-type="float" office:value="0.390147" calcext:value-type="float">
            <text:p>0.390147</text:p>
          </table:table-cell>
          <table:table-cell office:value-type="float" office:value="0.43251" calcext:value-type="float">
            <text:p>0.43251</text:p>
          </table:table-cell>
          <table:table-cell office:value-type="float" office:value="1.193618" calcext:value-type="float">
            <text:p>1.19361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<text:span text:style-name="T1">use huber </text:span>(good) – take</text:p>
          </table:table-cell>
          <table:table-cell table:number-columns-repeated="63"/>
        </table:table-row>
        <table:table-row table:style-name="ro2">
          <table:table-cell office:value-type="float" office:value="0.351085" calcext:value-type="float">
            <text:p>0.351085</text:p>
          </table:table-cell>
          <table:table-cell office:value-type="float" office:value="0.185813" calcext:value-type="float">
            <text:p>0.185813</text:p>
          </table:table-cell>
          <table:table-cell office:value-type="float" office:value="0.993986" calcext:value-type="float">
            <text:p>0.993986</text:p>
          </table:table-cell>
          <table:table-cell office:value-type="float" office:value="0.176951" calcext:value-type="float">
            <text:p>0.176951</text:p>
          </table:table-cell>
          <table:table-cell office:value-type="float" office:value="0.32545" calcext:value-type="float">
            <text:p>0.32545</text:p>
          </table:table-cell>
          <table:table-cell office:value-type="float" office:value="0.924631" calcext:value-type="float">
            <text:p>0.9246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pan text:style-name="T1">add weight </text:span>c=1 (worse on v2-03), c=0.5, <text:span text:style-name="T1">c=0.1</text:span> (better on v2-03), c=0.05, c=0.01 (better on v2-01, bad on v2-03)</text:p>
          </table:table-cell>
          <table:table-cell table:number-columns-repeated="63"/>
        </table:table-row>
        <table:table-row table:style-name="ro2">
          <table:table-cell office:value-type="float" office:value="0.351113" calcext:value-type="float">
            <text:p>0.351113</text:p>
          </table:table-cell>
          <table:table-cell office:value-type="float" office:value="0.18573" calcext:value-type="float">
            <text:p>0.18573</text:p>
          </table:table-cell>
          <table:table-cell office:value-type="float" office:value="0.990443" calcext:value-type="float">
            <text:p>0.990443</text:p>
          </table:table-cell>
          <table:table-cell office:value-type="float" office:value="0.177793" calcext:value-type="float">
            <text:p>0.177793</text:p>
          </table:table-cell>
          <table:table-cell office:value-type="float" office:value="0.322046" calcext:value-type="float">
            <text:p>0.322046</text:p>
          </table:table-cell>
          <table:table-cell office:value-type="float" office:value="1.408299" calcext:value-type="float">
            <text:p>1.408299</text:p>
          </table:table-cell>
          <table:table-cell table:number-columns-repeated="58"/>
        </table:table-row>
        <table:table-row table:style-name="ro2">
          <table:table-cell office:value-type="float" office:value="0.351081" calcext:value-type="float">
            <text:p>0.351081</text:p>
          </table:table-cell>
          <table:table-cell office:value-type="float" office:value="0.185623" calcext:value-type="float">
            <text:p>0.185623</text:p>
          </table:table-cell>
          <table:table-cell office:value-type="float" office:value="0.993729" calcext:value-type="float">
            <text:p>0.993729</text:p>
          </table:table-cell>
          <table:table-cell office:value-type="float" office:value="0.177425" calcext:value-type="float">
            <text:p>0.177425</text:p>
          </table:table-cell>
          <table:table-cell office:value-type="float" office:value="0.323298" calcext:value-type="float">
            <text:p>0.323298</text:p>
          </table:table-cell>
          <table:table-cell office:value-type="float" office:value="1.314371" calcext:value-type="float">
            <text:p>1.314371</text:p>
          </table:table-cell>
          <table:table-cell table:number-columns-repeated="58"/>
        </table:table-row>
        <table:table-row table:style-name="ro1">
          <table:table-cell office:value-type="float" office:value="0.351508" calcext:value-type="float">
            <text:p>0.351508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994104" calcext:value-type="float">
            <text:p>0.994104</text:p>
          </table:table-cell>
          <table:table-cell office:value-type="float" office:value="0.177067" calcext:value-type="float">
            <text:p>0.177067</text:p>
          </table:table-cell>
          <table:table-cell office:value-type="float" office:value="0.325108" calcext:value-type="float">
            <text:p>0.325108</text:p>
          </table:table-cell>
          <table:table-cell office:value-type="float" office:value="0.897202" calcext:value-type="float">
            <text:p>0.897202</text:p>
          </table:table-cell>
          <table:table-cell table:number-columns-repeated="58"/>
        </table:table-row>
        <table:table-row table:style-name="ro2">
          <table:table-cell office:value-type="float" office:value="0.370144" calcext:value-type="float">
            <text:p>0.370144</text:p>
          </table:table-cell>
          <table:table-cell office:value-type="float" office:value="0.185972" calcext:value-type="float">
            <text:p>0.185972</text:p>
          </table:table-cell>
          <table:table-cell office:value-type="float" office:value="0.992707" calcext:value-type="float">
            <text:p>0.992707</text:p>
          </table:table-cell>
          <table:table-cell office:value-type="float" office:value="0.152797" calcext:value-type="float">
            <text:p>0.152797</text:p>
          </table:table-cell>
          <table:table-cell office:value-type="float" office:value="0.323994" calcext:value-type="float">
            <text:p>0.323994</text:p>
          </table:table-cell>
          <table:table-cell office:value-type="float" office:value="1.046486" calcext:value-type="float">
            <text:p>1.046486</text:p>
          </table:table-cell>
          <table:table-cell table:number-columns-repeated="58"/>
        </table:table-row>
        <table:table-row table:style-name="ro2">
          <table:table-cell office:value-type="float" office:value="0.352612" calcext:value-type="float">
            <text:p>0.352612</text:p>
          </table:table-cell>
          <table:table-cell office:value-type="float" office:value="0.18601" calcext:value-type="float">
            <text:p>0.18601</text:p>
          </table:table-cell>
          <table:table-cell office:value-type="float" office:value="0.995932" calcext:value-type="float">
            <text:p>0.995932</text:p>
          </table:table-cell>
          <table:table-cell office:value-type="float" office:value="0.151084" calcext:value-type="float">
            <text:p>0.151084</text:p>
          </table:table-cell>
          <table:table-cell office:value-type="float" office:value="0.331853" calcext:value-type="float">
            <text:p>0.331853</text:p>
          </table:table-cell>
          <table:table-cell office:value-type="float" office:value="1.350231" calcext:value-type="float">
            <text:p>1.350231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isp range 3, <text:span text:style-name="T1">6</text:span>, 8. 10</text:p>
          </table:table-cell>
          <table:table-cell table:number-columns-repeated="63"/>
        </table:table-row>
        <table:table-row table:style-name="ro2">
          <table:table-cell office:value-type="float" office:value="0.358012" calcext:value-type="float">
            <text:p>0.358012</text:p>
          </table:table-cell>
          <table:table-cell office:value-type="float" office:value="0.193224" calcext:value-type="float">
            <text:p>0.193224</text:p>
          </table:table-cell>
          <table:table-cell office:value-type="float" office:value="0.988703" calcext:value-type="float">
            <text:p>0.988703</text:p>
          </table:table-cell>
          <table:table-cell office:value-type="float" office:value="0.252882" calcext:value-type="float">
            <text:p>0.252882</text:p>
          </table:table-cell>
          <table:table-cell office:value-type="float" office:value="0.345583" calcext:value-type="float">
            <text:p>0.345583</text:p>
          </table:table-cell>
          <table:table-cell office:value-type="float" office:value="0.915791" calcext:value-type="float">
            <text:p>0.915791</text:p>
          </table:table-cell>
          <table:table-cell table:number-columns-repeated="58"/>
        </table:table-row>
        <table:table-row table:style-name="ro2">
          <table:table-cell office:value-type="float" office:value="0.351508" calcext:value-type="float">
            <text:p>0.351508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994104" calcext:value-type="float">
            <text:p>0.994104</text:p>
          </table:table-cell>
          <table:table-cell office:value-type="float" office:value="0.177067" calcext:value-type="float">
            <text:p>0.177067</text:p>
          </table:table-cell>
          <table:table-cell office:value-type="float" office:value="0.325108" calcext:value-type="float">
            <text:p>0.325108</text:p>
          </table:table-cell>
          <table:table-cell office:value-type="float" office:value="0.897202" calcext:value-type="float">
            <text:p>0.897202</text:p>
          </table:table-cell>
          <table:table-cell table:number-columns-repeated="58"/>
        </table:table-row>
        <table:table-row table:style-name="ro2">
          <table:table-cell office:value-type="float" office:value="0.364679" calcext:value-type="float">
            <text:p>0.364679</text:p>
          </table:table-cell>
          <table:table-cell office:value-type="float" office:value="0.198231" calcext:value-type="float">
            <text:p>0.198231</text:p>
          </table:table-cell>
          <table:table-cell office:value-type="float" office:value="0.831666" calcext:value-type="float">
            <text:p>0.831666</text:p>
          </table:table-cell>
          <table:table-cell office:value-type="float" office:value="0.170541" calcext:value-type="float">
            <text:p>0.170541</text:p>
          </table:table-cell>
          <table:table-cell office:value-type="float" office:value="0.315439" calcext:value-type="float">
            <text:p>0.315439</text:p>
          </table:table-cell>
          <table:table-cell office:value-type="float" office:value="1.01015" calcext:value-type="float">
            <text:p>1.01015</text:p>
          </table:table-cell>
          <table:table-cell table:number-columns-repeated="58"/>
        </table:table-row>
        <table:table-row table:style-name="ro1">
          <table:table-cell office:value-type="float" office:value="0.291268" calcext:value-type="float">
            <text:p>0.291268</text:p>
          </table:table-cell>
          <table:table-cell office:value-type="float" office:value="0.211027" calcext:value-type="float">
            <text:p>0.211027</text:p>
          </table:table-cell>
          <table:table-cell office:value-type="float" office:value="1.008755" calcext:value-type="float">
            <text:p>1.008755</text:p>
          </table:table-cell>
          <table:table-cell office:value-type="float" office:value="0.340936" calcext:value-type="float">
            <text:p>0.340936</text:p>
          </table:table-cell>
          <table:table-cell office:value-type="float" office:value="1.992774" calcext:value-type="float">
            <text:p>1.992774</text:p>
          </table:table-cell>
          <table:table-cell office:value-type="float" office:value="0.886116" calcext:value-type="float">
            <text:p>0.88611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adaptive threshold c=0, c=-4, <text:span text:style-name="T1">c=-5</text:span>, c=-6</text:p>
          </table:table-cell>
          <table:table-cell table:number-columns-repeated="63"/>
        </table:table-row>
        <table:table-row table:style-name="ro1">
          <table:table-cell office:value-type="float" office:value="0.301848" calcext:value-type="float">
            <text:p>0.301848</text:p>
          </table:table-cell>
          <table:table-cell office:value-type="float" office:value="0.333757" calcext:value-type="float">
            <text:p>0.333757</text:p>
          </table:table-cell>
          <table:table-cell office:value-type="float" office:value="1.137956" calcext:value-type="float">
            <text:p>1.137956</text:p>
          </table:table-cell>
          <table:table-cell office:value-type="float" office:value="0.291217" calcext:value-type="float">
            <text:p>0.291217</text:p>
          </table:table-cell>
          <table:table-cell office:value-type="float" office:value="0.318209" calcext:value-type="float">
            <text:p>0.318209</text:p>
          </table:table-cell>
          <table:table-cell office:value-type="float" office:value="1.91652" calcext:value-type="float">
            <text:p>1.91652</text:p>
          </table:table-cell>
          <table:table-cell table:number-columns-repeated="58"/>
        </table:table-row>
        <table:table-row table:style-name="ro2">
          <table:table-cell office:value-type="float" office:value="0.317874" calcext:value-type="float">
            <text:p>0.317874</text:p>
          </table:table-cell>
          <table:table-cell office:value-type="float" office:value="0.210834" calcext:value-type="float">
            <text:p>0.210834</text:p>
          </table:table-cell>
          <table:table-cell office:value-type="float" office:value="0.989602" calcext:value-type="float">
            <text:p>0.989602</text:p>
          </table:table-cell>
          <table:table-cell office:value-type="float" office:value="0.182692" calcext:value-type="float">
            <text:p>0.182692</text:p>
          </table:table-cell>
          <table:table-cell office:value-type="float" office:value="0.358973" calcext:value-type="float">
            <text:p>0.358973</text:p>
          </table:table-cell>
          <table:table-cell office:value-type="float" office:value="1.000623" calcext:value-type="float">
            <text:p>1.000623</text:p>
          </table:table-cell>
          <table:table-cell table:number-columns-repeated="58"/>
        </table:table-row>
        <table:table-row table:style-name="ro2">
          <table:table-cell office:value-type="float" office:value="0.351508" calcext:value-type="float">
            <text:p>0.351508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994104" calcext:value-type="float">
            <text:p>0.994104</text:p>
          </table:table-cell>
          <table:table-cell office:value-type="float" office:value="0.177067" calcext:value-type="float">
            <text:p>0.177067</text:p>
          </table:table-cell>
          <table:table-cell office:value-type="float" office:value="0.325108" calcext:value-type="float">
            <text:p>0.325108</text:p>
          </table:table-cell>
          <table:table-cell office:value-type="float" office:value="0.897202" calcext:value-type="float">
            <text:p>0.897202</text:p>
          </table:table-cell>
          <table:table-cell table:number-columns-repeated="58"/>
        </table:table-row>
        <table:table-row table:style-name="ro2">
          <table:table-cell office:value-type="float" office:value="0.341485" calcext:value-type="float">
            <text:p>0.341485</text:p>
          </table:table-cell>
          <table:table-cell office:value-type="float" office:value="0.212005" calcext:value-type="float">
            <text:p>0.212005</text:p>
          </table:table-cell>
          <table:table-cell office:value-type="float" office:value="0.865137" calcext:value-type="float">
            <text:p>0.865137</text:p>
          </table:table-cell>
          <table:table-cell office:value-type="float" office:value="0.313566" calcext:value-type="float">
            <text:p>0.313566</text:p>
          </table:table-cell>
          <table:table-cell office:value-type="float" office:value="0.293931" calcext:value-type="float">
            <text:p>0.293931</text:p>
          </table:table-cell>
          <table:table-cell office:value-type="float" office:value="0.82343" calcext:value-type="float">
            <text:p>0.8234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<text:span text:style-name="T2">alpha, beta [10,10000], </text:span><text:span text:style-name="T3">[1,1000]</text:span><text:span text:style-name="T2">, [0.1,100], </text:span>[0.01,10] for numerical stability</text:p>
          </table:table-cell>
          <table:table-cell table:number-columns-repeated="63"/>
        </table:table-row>
        <table:table-row table:style-name="ro2">
          <table:table-cell office:value-type="float" office:value="0.351571" calcext:value-type="float">
            <text:p>0.351571</text:p>
          </table:table-cell>
          <table:table-cell office:value-type="float" office:value="0.185705" calcext:value-type="float">
            <text:p>0.185705</text:p>
          </table:table-cell>
          <table:table-cell office:value-type="float" office:value="0.993655" calcext:value-type="float">
            <text:p>0.993655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324885" calcext:value-type="float">
            <text:p>0.324885</text:p>
          </table:table-cell>
          <table:table-cell office:value-type="float" office:value="0.909158" calcext:value-type="float">
            <text:p>0.909158</text:p>
          </table:table-cell>
          <table:table-cell table:number-columns-repeated="58"/>
        </table:table-row>
        <table:table-row table:style-name="ro2">
          <table:table-cell office:value-type="float" office:value="0.351508" calcext:value-type="float">
            <text:p>0.351508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994104" calcext:value-type="float">
            <text:p>0.994104</text:p>
          </table:table-cell>
          <table:table-cell office:value-type="float" office:value="0.177067" calcext:value-type="float">
            <text:p>0.177067</text:p>
          </table:table-cell>
          <table:table-cell office:value-type="float" office:value="0.325108" calcext:value-type="float">
            <text:p>0.325108</text:p>
          </table:table-cell>
          <table:table-cell office:value-type="float" office:value="0.897202" calcext:value-type="float">
            <text:p>0.897202</text:p>
          </table:table-cell>
          <table:table-cell table:number-columns-repeated="58"/>
        </table:table-row>
        <table:table-row table:style-name="ro2">
          <table:table-cell office:value-type="float" office:value="0.351488" calcext:value-type="float">
            <text:p>0.351488</text:p>
          </table:table-cell>
          <table:table-cell office:value-type="float" office:value="0.185809" calcext:value-type="float">
            <text:p>0.185809</text:p>
          </table:table-cell>
          <table:table-cell office:value-type="float" office:value="0.997098" calcext:value-type="float">
            <text:p>0.997098</text:p>
          </table:table-cell>
          <table:table-cell office:value-type="float" office:value="0.177068" calcext:value-type="float">
            <text:p>0.177068</text:p>
          </table:table-cell>
          <table:table-cell office:value-type="float" office:value="0.325024" calcext:value-type="float">
            <text:p>0.325024</text:p>
          </table:table-cell>
          <table:table-cell office:value-type="float" office:value="0.954258" calcext:value-type="float">
            <text:p>0.954258</text:p>
          </table:table-cell>
          <table:table-cell table:number-columns-repeated="58"/>
        </table:table-row>
        <table:table-row table:style-name="ro2">
          <table:table-cell office:value-type="float" office:value="0.351435" calcext:value-type="float">
            <text:p>0.351435</text:p>
          </table:table-cell>
          <table:table-cell office:value-type="float" office:value="0.185859" calcext:value-type="float">
            <text:p>0.185859</text:p>
          </table:table-cell>
          <table:table-cell office:value-type="float" office:value="0.996971" calcext:value-type="float">
            <text:p>0.996971</text:p>
          </table:table-cell>
          <table:table-cell office:value-type="float" office:value="0.176727" calcext:value-type="float">
            <text:p>0.176727</text:p>
          </table:table-cell>
          <table:table-cell office:value-type="float" office:value="0.323082" calcext:value-type="float">
            <text:p>0.323082</text:p>
          </table:table-cell>
          <table:table-cell office:value-type="float" office:value="1.319514" calcext:value-type="float">
            <text:p>1.31951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se lma [0.1,10,2], [0.01,10,2] , <text:span text:style-name="T1">[0.001,10,2]</text:span>,  </text:p>
          </table:table-cell>
          <table:table-cell table:number-columns-repeated="63"/>
        </table:table-row>
        <table:table-row table:style-name="ro2">
          <table:table-cell office:value-type="float" office:value="0.361502" calcext:value-type="float">
            <text:p>0.361502</text:p>
          </table:table-cell>
          <table:table-cell office:value-type="float" office:value="0.187402" calcext:value-type="float">
            <text:p>0.187402</text:p>
          </table:table-cell>
          <table:table-cell office:value-type="float" office:value="0.976002" calcext:value-type="float">
            <text:p>0.976002</text:p>
          </table:table-cell>
          <table:table-cell office:value-type="float" office:value="0.15109" calcext:value-type="float">
            <text:p>0.15109</text:p>
          </table:table-cell>
          <table:table-cell office:value-type="float" office:value="0.322586" calcext:value-type="float">
            <text:p>0.322586</text:p>
          </table:table-cell>
          <table:table-cell office:value-type="float" office:value="1.265817" calcext:value-type="float">
            <text:p>1.265817</text:p>
          </table:table-cell>
          <table:table-cell table:number-columns-repeated="58"/>
        </table:table-row>
        <table:table-row table:style-name="ro2">
          <table:table-cell office:value-type="float" office:value="0.358408" calcext:value-type="float">
            <text:p>0.358408</text:p>
          </table:table-cell>
          <table:table-cell office:value-type="float" office:value="0.185242" calcext:value-type="float">
            <text:p>0.185242</text:p>
          </table:table-cell>
          <table:table-cell office:value-type="float" office:value="0.876697" calcext:value-type="float">
            <text:p>0.876697</text:p>
          </table:table-cell>
          <table:table-cell office:value-type="float" office:value="0.177367" calcext:value-type="float">
            <text:p>0.177367</text:p>
          </table:table-cell>
          <table:table-cell office:value-type="float" office:value="0.322803" calcext:value-type="float">
            <text:p>0.322803</text:p>
          </table:table-cell>
          <table:table-cell office:value-type="float" office:value="1.11466" calcext:value-type="float">
            <text:p>1.11466</text:p>
          </table:table-cell>
          <table:table-cell table:number-columns-repeated="58"/>
        </table:table-row>
        <table:table-row table:style-name="ro1">
          <table:table-cell table:style-name="ce3" office:value-type="float" office:value="0.347922" calcext:value-type="float">
            <text:p>0.347922</text:p>
          </table:table-cell>
          <table:table-cell table:style-name="ce3" office:value-type="float" office:value="0.184925" calcext:value-type="float">
            <text:p>0.184925</text:p>
          </table:table-cell>
          <table:table-cell table:style-name="ce3" office:value-type="float" office:value="0.809105" calcext:value-type="float">
            <text:p>0.809105</text:p>
          </table:table-cell>
          <table:table-cell table:style-name="ce3" office:value-type="float" office:value="0.177701" calcext:value-type="float">
            <text:p>0.177701</text:p>
          </table:table-cell>
          <table:table-cell table:style-name="ce3" office:value-type="float" office:value="0.32349" calcext:value-type="float">
            <text:p>0.32349</text:p>
          </table:table-cell>
          <table:table-cell table:style-name="ce3" office:value-type="float" office:value="1.065302" calcext:value-type="float">
            <text:p>1.065302</text:p>
          </table:table-cell>
          <table:table-cell table:style-name="ce3" table:number-columns-repeated="58"/>
        </table:table-row>
        <table:table-row table:style-name="ro2">
          <table:table-cell office:value-type="string" calcext:value-type="string">
            <text:p>confirmation</text:p>
          </table:table-cell>
          <table:table-cell table:number-columns-repeated="63"/>
        </table:table-row>
        <table:table-row table:style-name="ro2">
          <table:table-cell table:style-name="ce3" office:value-type="float" office:value="0.347898" calcext:value-type="float">
            <text:p>0.347898</text:p>
          </table:table-cell>
          <table:table-cell table:style-name="ce3" office:value-type="float" office:value="0.184891" calcext:value-type="float">
            <text:p>0.184891</text:p>
          </table:table-cell>
          <table:table-cell table:style-name="ce3" office:value-type="float" office:value="0.808358" calcext:value-type="float">
            <text:p>0.808358</text:p>
          </table:table-cell>
          <table:table-cell table:style-name="ce3" office:value-type="float" office:value="0.177936" calcext:value-type="float">
            <text:p>0.177936</text:p>
          </table:table-cell>
          <table:table-cell table:style-name="ce3" office:value-type="float" office:value="0.323116" calcext:value-type="float">
            <text:p>0.323116</text:p>
          </table:table-cell>
          <table:table-cell table:style-name="ce3" office:value-type="float" office:value="1.064869" calcext:value-type="float">
            <text:p>1.064869</text:p>
          </table:table-cell>
          <table:table-cell table:style-name="ce3"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lambda heuristic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ma variant – reset [0.001,1,10,2]. [0.001,1,1.5,2], [0.001,0.001,10,2]</text:p>
          </table:table-cell>
          <table:table-cell table:number-columns-repeated="63"/>
        </table:table-row>
        <table:table-row table:style-name="ro2">
          <table:table-cell office:value-type="float" office:value="0.349353" calcext:value-type="float">
            <text:p>0.349353</text:p>
          </table:table-cell>
          <table:table-cell office:value-type="float" office:value="0.184829" calcext:value-type="float">
            <text:p>0.184829</text:p>
          </table:table-cell>
          <table:table-cell office:value-type="float" office:value="0.894763" calcext:value-type="float">
            <text:p>0.894763</text:p>
          </table:table-cell>
          <table:table-cell office:value-type="float" office:value="0.178353" calcext:value-type="float">
            <text:p>0.178353</text:p>
          </table:table-cell>
          <table:table-cell office:value-type="float" office:value="0.323798" calcext:value-type="float">
            <text:p>0.323798</text:p>
          </table:table-cell>
          <table:table-cell office:value-type="float" office:value="1.363337" calcext:value-type="float">
            <text:p>1.363337</text:p>
          </table:table-cell>
          <table:table-cell table:number-columns-repeated="58"/>
        </table:table-row>
        <table:table-row table:style-name="ro2">
          <table:table-cell office:value-type="float" office:value="0.348564" calcext:value-type="float">
            <text:p>0.348564</text:p>
          </table:table-cell>
          <table:table-cell office:value-type="float" office:value="0.185139" calcext:value-type="float">
            <text:p>0.185139</text:p>
          </table:table-cell>
          <table:table-cell office:value-type="float" office:value="0.863083" calcext:value-type="float">
            <text:p>0.863083</text:p>
          </table:table-cell>
          <table:table-cell office:value-type="float" office:value="0.177978" calcext:value-type="float">
            <text:p>0.177978</text:p>
          </table:table-cell>
          <table:table-cell office:value-type="float" office:value="0.323716" calcext:value-type="float">
            <text:p>0.323716</text:p>
          </table:table-cell>
          <table:table-cell office:value-type="float" office:value="1.418429" calcext:value-type="float">
            <text:p>1.418429</text:p>
          </table:table-cell>
          <table:table-cell table:number-columns-repeated="58"/>
        </table:table-row>
        <table:table-row table:style-name="ro2">
          <table:table-cell office:value-type="float" office:value="0.35492" calcext:value-type="float">
            <text:p>0.35492</text:p>
          </table:table-cell>
          <table:table-cell office:value-type="float" office:value="0.184852" calcext:value-type="float">
            <text:p>0.184852</text:p>
          </table:table-cell>
          <table:table-cell office:value-type="float" office:value="0.895564" calcext:value-type="float">
            <text:p>0.895564</text:p>
          </table:table-cell>
          <table:table-cell office:value-type="float" office:value="0.177526" calcext:value-type="float">
            <text:p>0.177526</text:p>
          </table:table-cell>
          <table:table-cell office:value-type="float" office:value="0.323137" calcext:value-type="float">
            <text:p>0.323137</text:p>
          </table:table-cell>
          <table:table-cell office:value-type="float" office:value="0.832159" calcext:value-type="float">
            <text:p>0.832159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ma variant – diag to identity [0.001,1,1.5,2], [0.001,0.001,10,2]</text:p>
          </table:table-cell>
          <table:table-cell table:number-columns-repeated="63"/>
        </table:table-row>
        <table:table-row table:style-name="ro2">
          <table:table-cell office:value-type="float" office:value="0.348776" calcext:value-type="float">
            <text:p>0.348776</text:p>
          </table:table-cell>
          <table:table-cell office:value-type="float" office:value="0.185569" calcext:value-type="float">
            <text:p>0.185569</text:p>
          </table:table-cell>
          <table:table-cell office:value-type="float" office:value="0.818924" calcext:value-type="float">
            <text:p>0.818924</text:p>
          </table:table-cell>
          <table:table-cell office:value-type="float" office:value="0.321247" calcext:value-type="float">
            <text:p>0.321247</text:p>
          </table:table-cell>
          <table:table-cell office:value-type="float" office:value="0.325368" calcext:value-type="float">
            <text:p>0.325368</text:p>
          </table:table-cell>
          <table:table-cell office:value-type="float" office:value="1.403955" calcext:value-type="float">
            <text:p>1.403955</text:p>
          </table:table-cell>
          <table:table-cell table:number-columns-repeated="58"/>
        </table:table-row>
        <table:table-row table:style-name="ro2">
          <table:table-cell office:value-type="float" office:value="0.349397" calcext:value-type="float">
            <text:p>0.349397</text:p>
          </table:table-cell>
          <table:table-cell office:value-type="float" office:value="0.185566" calcext:value-type="float">
            <text:p>0.185566</text:p>
          </table:table-cell>
          <table:table-cell office:value-type="float" office:value="0.84387" calcext:value-type="float">
            <text:p>0.84387</text:p>
          </table:table-cell>
          <table:table-cell office:value-type="float" office:value="0.322968" calcext:value-type="float">
            <text:p>0.322968</text:p>
          </table:table-cell>
          <table:table-cell office:value-type="float" office:value="0.323733" calcext:value-type="float">
            <text:p>0.323733</text:p>
          </table:table-cell>
          <table:table-cell office:value-type="float" office:value="0.919589" calcext:value-type="float">
            <text:p>0.919589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ma variant – identity [0.001,0.001,10,2]</text:p>
          </table:table-cell>
          <table:table-cell table:number-columns-repeated="63"/>
        </table:table-row>
        <table:table-row table:style-name="ro2">
          <table:table-cell office:value-type="float" office:value="0.349233" calcext:value-type="float">
            <text:p>0.349233</text:p>
          </table:table-cell>
          <table:table-cell office:value-type="float" office:value="0.185369" calcext:value-type="float">
            <text:p>0.185369</text:p>
          </table:table-cell>
          <table:table-cell office:value-type="float" office:value="0.81546" calcext:value-type="float">
            <text:p>0.81546</text:p>
          </table:table-cell>
          <table:table-cell office:value-type="float" office:value="0.320079" calcext:value-type="float">
            <text:p>0.320079</text:p>
          </table:table-cell>
          <table:table-cell office:value-type="float" office:value="0.324631" calcext:value-type="float">
            <text:p>0.324631</text:p>
          </table:table-cell>
          <table:table-cell office:value-type="float" office:value="0.800103" calcext:value-type="float">
            <text:p>0.80010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lpha, beta with identity [0.001,1], [0.01,10]</text:p>
          </table:table-cell>
          <table:table-cell table:number-columns-repeated="63"/>
        </table:table-row>
        <table:table-row table:style-name="ro2">
          <table:table-cell office:value-type="float" office:value="0.348098" calcext:value-type="float">
            <text:p>0.348098</text:p>
          </table:table-cell>
          <table:table-cell office:value-type="float" office:value="0.185398" calcext:value-type="float">
            <text:p>0.185398</text:p>
          </table:table-cell>
          <table:table-cell office:value-type="float" office:value="0.907638" calcext:value-type="float">
            <text:p>0.907638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324575" calcext:value-type="float">
            <text:p>0.324575</text:p>
          </table:table-cell>
          <table:table-cell office:value-type="float" office:value="1.089659" calcext:value-type="float">
            <text:p>1.089659</text:p>
          </table:table-cell>
          <table:table-cell table:number-columns-repeated="58"/>
        </table:table-row>
        <table:table-row table:style-name="ro2">
          <table:table-cell office:value-type="float" office:value="0.348346" calcext:value-type="float">
            <text:p>0.348346</text:p>
          </table:table-cell>
          <table:table-cell office:value-type="float" office:value="0.185175" calcext:value-type="float">
            <text:p>0.185175</text:p>
          </table:table-cell>
          <table:table-cell office:value-type="float" office:value="0.836355" calcext:value-type="float">
            <text:p>0.836355</text:p>
          </table:table-cell>
          <table:table-cell office:value-type="float" office:value="0.328345" calcext:value-type="float">
            <text:p>0.328345</text:p>
          </table:table-cell>
          <table:table-cell office:value-type="float" office:value="0.324918" calcext:value-type="float">
            <text:p>0.324918</text:p>
          </table:table-cell>
          <table:table-cell office:value-type="float" office:value="1.247418" calcext:value-type="float">
            <text:p>1.247418</text:p>
          </table:table-cell>
          <table:table-cell table:number-columns-repeated="58"/>
        </table:table-row>
      </table:table>
      <table:table table:name="ablation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Vi-stereo-dso: cpu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V1-01-easy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 table:style-name="ce1"/>
        </table:table-row>
        <table:table-row table:style-name="ro2">
          <table:table-cell office:value-type="string" calcext:value-type="string">
            <text:p>#frames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3</text:p>
          </table:table-cell>
          <table:table-cell office:value-type="float" office:value="3.106" calcext:value-type="float">
            <text:p>3.106</text:p>
          </table:table-cell>
          <table:table-cell office:value-type="float" office:value="2.734" calcext:value-type="float">
            <text:p>2.734</text:p>
          </table:table-cell>
          <table:table-cell office:value-type="float" office:value="2.307" calcext:value-type="float">
            <text:p>2.307</text:p>
          </table:table-cell>
          <table:table-cell office:value-type="float" office:value="2.2" calcext:value-type="float">
            <text:p>2.2</text:p>
          </table:table-cell>
          <table:table-cell office:value-type="float" office:value="2.092" calcext:value-type="float">
            <text:p>2.092</text:p>
          </table:table-cell>
          <table:table-cell office:value-type="float" office:value="1.85" calcext:value-type="float">
            <text:p>1.85</text:p>
          </table:table-cell>
          <table:table-cell office:value-type="float" office:value="1.729" calcext:value-type="float">
            <text:p>1.729</text:p>
          </table:table-cell>
          <table:table-cell/>
        </table:table-row>
        <table:table-row table:style-name="ro2">
          <table:table-cell office:value-type="string" calcext:value-type="string">
            <text:p>#frames 4</text:p>
          </table:table-cell>
          <table:table-cell office:value-type="float" office:value="2.988" calcext:value-type="float">
            <text:p>2.988</text:p>
          </table:table-cell>
          <table:table-cell office:value-type="float" office:value="2.722" calcext:value-type="float">
            <text:p>2.722</text:p>
          </table:table-cell>
          <table:table-cell office:value-type="float" office:value="2.301" calcext:value-type="float">
            <text:p>2.301</text:p>
          </table:table-cell>
          <table:table-cell office:value-type="float" office:value="2.058" calcext:value-type="float">
            <text:p>2.058</text:p>
          </table:table-cell>
          <table:table-cell office:value-type="float" office:value="1.84" calcext:value-type="float">
            <text:p>1.84</text:p>
          </table:table-cell>
          <table:table-cell office:value-type="float" office:value="1.749" calcext:value-type="float">
            <text:p>1.749</text:p>
          </table:table-cell>
          <table:table-cell office:value-type="float" office:value="1.515" calcext:value-type="float">
            <text:p>1.515</text:p>
          </table:table-cell>
          <table:table-cell/>
        </table:table-row>
        <table:table-row table:style-name="ro2">
          <table:table-cell office:value-type="string" calcext:value-type="string">
            <text:p>#frames 5</text:p>
          </table:table-cell>
          <table:table-cell office:value-type="float" office:value="2.946" calcext:value-type="float">
            <text:p>2.946</text:p>
          </table:table-cell>
          <table:table-cell office:value-type="float" office:value="2.511" calcext:value-type="float">
            <text:p>2.511</text:p>
          </table:table-cell>
          <table:table-cell office:value-type="float" office:value="2.2" calcext:value-type="float">
            <text:p>2.2</text:p>
          </table:table-cell>
          <table:table-cell office:value-type="float" office:value="1.973" calcext:value-type="float">
            <text:p>1.973</text:p>
          </table:table-cell>
          <table:table-cell office:value-type="float" office:value="1.75" calcext:value-type="float">
            <text:p>1.75</text:p>
          </table:table-cell>
          <table:table-cell office:value-type="float" office:value="1.57" calcext:value-type="float">
            <text:p>1.57</text:p>
          </table:table-cell>
          <table:table-cell office:value-type="float" office:value="1.189" calcext:value-type="float">
            <text:p>1.189</text:p>
          </table:table-cell>
          <table:table-cell/>
        </table:table-row>
        <table:table-row table:style-name="ro2">
          <table:table-cell office:value-type="string" calcext:value-type="string">
            <text:p>#frames 6</text:p>
          </table:table-cell>
          <table:table-cell office:value-type="float" office:value="2.689" calcext:value-type="float">
            <text:p>2.689</text:p>
          </table:table-cell>
          <table:table-cell office:value-type="float" office:value="2.222" calcext:value-type="float">
            <text:p>2.222</text:p>
          </table:table-cell>
          <table:table-cell office:value-type="float" office:value="1.899" calcext:value-type="float">
            <text:p>1.899</text:p>
          </table:table-cell>
          <table:table-cell office:value-type="float" office:value="1.637" calcext:value-type="float">
            <text:p>1.637</text:p>
          </table:table-cell>
          <table:table-cell office:value-type="float" office:value="1.415" calcext:value-type="float">
            <text:p>1.415</text:p>
          </table:table-cell>
          <table:table-cell office:value-type="float" office:value="1.32" calcext:value-type="float">
            <text:p>1.32</text:p>
          </table:table-cell>
          <table:table-cell office:value-type="float" office:value="1.143" calcext:value-type="float">
            <text:p>1.143</text:p>
          </table:table-cell>
          <table:table-cell/>
        </table:table-row>
        <table:table-row table:style-name="ro2">
          <table:table-cell office:value-type="string" calcext:value-type="string">
            <text:p>#frames 7</text:p>
          </table:table-cell>
          <table:table-cell office:value-type="float" office:value="2.47" calcext:value-type="float">
            <text:p>2.47</text:p>
          </table:table-cell>
          <table:table-cell office:value-type="float" office:value="2.057" calcext:value-type="float">
            <text:p>2.057</text:p>
          </table:table-cell>
          <table:table-cell office:value-type="float" office:value="1.765" calcext:value-type="float">
            <text:p>1.765</text:p>
          </table:table-cell>
          <table:table-cell office:value-type="float" office:value="1.4" calcext:value-type="float">
            <text:p>1.4</text:p>
          </table:table-cell>
          <table:table-cell office:value-type="float" office:value="1.343" calcext:value-type="float">
            <text:p>1.343</text:p>
          </table:table-cell>
          <table:table-cell office:value-type="float" office:value="1.205" calcext:value-type="float">
            <text:p>1.205</text:p>
          </table:table-cell>
          <table:table-cell office:value-type="float" office:value="1.085" calcext:value-type="float">
            <text:p>1.08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1-02-medium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/>
        </table:table-row>
        <table:table-row table:style-name="ro2">
          <table:table-cell office:value-type="string" calcext:value-type="string">
            <text:p>#frames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7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1-03-difficult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/>
        </table:table-row>
        <table:table-row table:style-name="ro2">
          <table:table-cell office:value-type="string" calcext:value-type="string">
            <text:p>#frames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5</text:p>
          </table:table-cell>
          <table:table-cell table:number-columns-repeated="3"/>
          <table:table-cell office:value-type="float" office:value="1.555" calcext:value-type="float">
            <text:p>1.555</text:p>
          </table:table-cell>
          <table:table-cell/>
          <table:table-cell office:value-type="float" office:value="1.157" calcext:value-type="float">
            <text:p>1.157</text:p>
          </table:table-cell>
          <table:table-cell office:value-type="float" office:value="1.014" calcext:value-type="float">
            <text:p>1.014</text:p>
          </table:table-cell>
          <table:table-cell/>
        </table:table-row>
        <table:table-row table:style-name="ro2">
          <table:table-cell office:value-type="string" calcext:value-type="string">
            <text:p>#frames 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7</text:p>
          </table:table-cell>
          <table:table-cell/>
          <table:table-cell office:value-type="float" office:value="1.777" calcext:value-type="float">
            <text:p>1.777</text:p>
          </table:table-cell>
          <table:table-cell/>
          <table:table-cell office:value-type="float" office:value="1.149" calcext:value-type="float">
            <text:p>1.14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02" calcext:value-type="float">
            <text:p>0.902</text:p>
          </table:table-cell>
          <table:table-cell office:value-type="float" office:value="0.795" calcext:value-type="float">
            <text:p>0.79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2-01-easy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/>
        </table:table-row>
        <table:table-row table:style-name="ro2">
          <table:table-cell office:value-type="string" calcext:value-type="string">
            <text:p>#frames 1</text:p>
          </table:table-cell>
          <table:table-cell table:number-columns-repeated="3"/>
          <table:table-cell office:value-type="float" office:value="1.97" calcext:value-type="float">
            <text:p>1.97</text:p>
          </table:table-cell>
          <table:table-cell table:number-columns-repeated="2"/>
          <table:table-cell office:value-type="float" office:value="1.598" calcext:value-type="float">
            <text:p>1.598</text:p>
          </table:table-cell>
          <table:table-cell/>
        </table:table-row>
        <table:table-row table:style-name="ro2">
          <table:table-cell office:value-type="string" calcext:value-type="string">
            <text:p>#frames 2</text:p>
          </table:table-cell>
          <table:table-cell table:number-columns-repeated="3"/>
          <table:table-cell office:value-type="float" office:value="2.092" calcext:value-type="float">
            <text:p>2.092</text:p>
          </table:table-cell>
          <table:table-cell table:number-columns-repeated="2"/>
          <table:table-cell office:value-type="float" office:value="1.601" calcext:value-type="float">
            <text:p>1.601</text:p>
          </table:table-cell>
          <table:table-cell/>
        </table:table-row>
        <table:table-row table:style-name="ro2">
          <table:table-cell office:value-type="string" calcext:value-type="string">
            <text:p>#frames 3</text:p>
          </table:table-cell>
          <table:table-cell office:value-type="float" office:value="3.339" calcext:value-type="float">
            <text:p>3.339</text:p>
          </table:table-cell>
          <table:table-cell/>
          <table:table-cell office:value-type="float" office:value="2.498" calcext:value-type="float">
            <text:p>2.498</text:p>
          </table:table-cell>
          <table:table-cell office:value-type="float" office:value="2.314" calcext:value-type="float">
            <text:p>2.314</text:p>
          </table:table-cell>
          <table:table-cell office:value-type="float" office:value="2.139" calcext:value-type="float">
            <text:p>2.139</text:p>
          </table:table-cell>
          <table:table-cell office:value-type="float" office:value="1.985" calcext:value-type="float">
            <text:p>1.985</text:p>
          </table:table-cell>
          <table:table-cell office:value-type="float" office:value="1.852" calcext:value-type="float">
            <text:p>1.852</text:p>
          </table:table-cell>
          <table:table-cell/>
        </table:table-row>
        <table:table-row table:style-name="ro2">
          <table:table-cell office:value-type="string" calcext:value-type="string">
            <text:p>#frames 4</text:p>
          </table:table-cell>
          <table:table-cell office:value-type="float" office:value="3.046" calcext:value-type="float">
            <text:p>3.046</text:p>
          </table:table-cell>
          <table:table-cell office:value-type="float" office:value="2.819" calcext:value-type="float">
            <text:p>2.819</text:p>
          </table:table-cell>
          <table:table-cell office:value-type="float" office:value="2.349" calcext:value-type="float">
            <text:p>2.349</text:p>
          </table:table-cell>
          <table:table-cell office:value-type="float" office:value="2.164" calcext:value-type="float">
            <text:p>2.164</text:p>
          </table:table-cell>
          <table:table-cell office:value-type="float" office:value="1.901" calcext:value-type="float">
            <text:p>1.901</text:p>
          </table:table-cell>
          <table:table-cell office:value-type="float" office:value="1.703" calcext:value-type="float">
            <text:p>1.703</text:p>
          </table:table-cell>
          <table:table-cell office:value-type="float" office:value="1.716" calcext:value-type="float">
            <text:p>1.716</text:p>
          </table:table-cell>
          <table:table-cell/>
        </table:table-row>
        <table:table-row table:style-name="ro2">
          <table:table-cell office:value-type="string" calcext:value-type="string">
            <text:p>#frames 5</text:p>
          </table:table-cell>
          <table:table-cell office:value-type="float" office:value="2.822" calcext:value-type="float">
            <text:p>2.822</text:p>
          </table:table-cell>
          <table:table-cell office:value-type="float" office:value="2.577" calcext:value-type="float">
            <text:p>2.577</text:p>
          </table:table-cell>
          <table:table-cell office:value-type="float" office:value="2.204" calcext:value-type="float">
            <text:p>2.204</text:p>
          </table:table-cell>
          <table:table-cell office:value-type="float" office:value="2.066" calcext:value-type="float">
            <text:p>2.066</text:p>
          </table:table-cell>
          <table:table-cell office:value-type="float" office:value="1.886" calcext:value-type="float">
            <text:p>1.886</text:p>
          </table:table-cell>
          <table:table-cell office:value-type="float" office:value="1.691" calcext:value-type="float">
            <text:p>1.691</text:p>
          </table:table-cell>
          <table:table-cell office:value-type="float" office:value="1.534" calcext:value-type="float">
            <text:p>1.534</text:p>
          </table:table-cell>
          <table:table-cell/>
        </table:table-row>
        <table:table-row table:style-name="ro2">
          <table:table-cell office:value-type="string" calcext:value-type="string">
            <text:p>#frames 6</text:p>
          </table:table-cell>
          <table:table-cell office:value-type="float" office:value="2.606" calcext:value-type="float">
            <text:p>2.606</text:p>
          </table:table-cell>
          <table:table-cell office:value-type="float" office:value="2.313" calcext:value-type="float">
            <text:p>2.313</text:p>
          </table:table-cell>
          <table:table-cell office:value-type="float" office:value="1.997" calcext:value-type="float">
            <text:p>1.997</text:p>
          </table:table-cell>
          <table:table-cell office:value-type="float" office:value="1.72" calcext:value-type="float">
            <text:p>1.72</text:p>
          </table:table-cell>
          <table:table-cell office:value-type="float" office:value="1.587" calcext:value-type="float">
            <text:p>1.587</text:p>
          </table:table-cell>
          <table:table-cell office:value-type="float" office:value="1.425" calcext:value-type="float">
            <text:p>1.425</text:p>
          </table:table-cell>
          <table:table-cell office:value-type="float" office:value="1.302" calcext:value-type="float">
            <text:p>1.302</text:p>
          </table:table-cell>
          <table:table-cell/>
        </table:table-row>
        <table:table-row table:style-name="ro2">
          <table:table-cell office:value-type="string" calcext:value-type="string">
            <text:p>#frames 7</text:p>
          </table:table-cell>
          <table:table-cell office:value-type="float" office:value="2.518" calcext:value-type="float">
            <text:p>2.518</text:p>
          </table:table-cell>
          <table:table-cell office:value-type="float" office:value="2.22" calcext:value-type="float">
            <text:p>2.22</text:p>
          </table:table-cell>
          <table:table-cell office:value-type="float" office:value="1.866" calcext:value-type="float">
            <text:p>1.866</text:p>
          </table:table-cell>
          <table:table-cell office:value-type="float" office:value="1.666" calcext:value-type="float">
            <text:p>1.666</text:p>
          </table:table-cell>
          <table:table-cell office:value-type="float" office:value="1.452" calcext:value-type="float">
            <text:p>1.452</text:p>
          </table:table-cell>
          <table:table-cell office:value-type="float" office:value="1.308" calcext:value-type="float">
            <text:p>1.308</text:p>
          </table:table-cell>
          <table:table-cell office:value-type="float" office:value="1.204" calcext:value-type="float">
            <text:p>1.20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2-02-medium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/>
        </table:table-row>
        <table:table-row table:style-name="ro2">
          <table:table-cell office:value-type="string" calcext:value-type="string">
            <text:p>#frames 1</text:p>
          </table:table-cell>
          <table:table-cell/>
          <table:table-cell office:value-type="float" office:value="1.777" calcext:value-type="float">
            <text:p>1.777</text:p>
          </table:table-cell>
          <table:table-cell office:value-type="float" office:value="1.571" calcext:value-type="float">
            <text:p>1.571</text:p>
          </table:table-cell>
          <table:table-cell table:number-columns-repeated="2"/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frames 2</text:p>
          </table:table-cell>
          <table:table-cell/>
          <table:table-cell office:value-type="float" office:value="1.906" calcext:value-type="float">
            <text:p>1.906</text:p>
          </table:table-cell>
          <table:table-cell office:value-type="float" office:value="1.575" calcext:value-type="float">
            <text:p>1.575</text:p>
          </table:table-cell>
          <table:table-cell table:number-columns-repeated="2"/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#frames 3</text:p>
          </table:table-cell>
          <table:table-cell table:number-columns-repeated="4"/>
          <table:table-cell office:value-type="float" office:value="1.53" calcext:value-type="float">
            <text:p>1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frames 4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359" calcext:value-type="float">
            <text:p>1.359</text:p>
          </table:table-cell>
          <table:table-cell office:value-type="float" office:value="1.242" calcext:value-type="float">
            <text:p>1.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frames 5</text:p>
          </table:table-cell>
          <table:table-cell table:number-columns-repeated="2"/>
          <table:table-cell office:value-type="float" office:value="1.751" calcext:value-type="float">
            <text:p>1.751</text:p>
          </table:table-cell>
          <table:table-cell/>
          <table:table-cell office:value-type="float" office:value="1.724" calcext:value-type="float">
            <text:p>1.724</text:p>
          </table:table-cell>
          <table:table-cell office:value-type="float" office:value="1.261" calcext:value-type="float">
            <text:p>1.261</text:p>
          </table:table-cell>
          <table:table-cell office:value-type="float" office:value="1.094" calcext:value-type="float">
            <text:p>1.094</text:p>
          </table:table-cell>
          <table:table-cell/>
        </table:table-row>
        <table:table-row table:style-name="ro2">
          <table:table-cell office:value-type="string" calcext:value-type="string">
            <text:p>#frames 6</text:p>
          </table:table-cell>
          <table:table-cell table:number-columns-repeated="2"/>
          <table:table-cell office:value-type="float" office:value="1.449" calcext:value-type="float">
            <text:p>1.449</text:p>
          </table:table-cell>
          <table:table-cell/>
          <table:table-cell office:value-type="float" office:value="1.07" calcext:value-type="float">
            <text:p>1.07</text:p>
          </table:table-cell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2">
          <table:table-cell office:value-type="string" calcext:value-type="string">
            <text:p>#frames 7</text:p>
          </table:table-cell>
          <table:table-cell table:number-columns-repeated="2"/>
          <table:table-cell office:value-type="float" office:value="1.405" calcext:value-type="float">
            <text:p>1.405</text:p>
          </table:table-cell>
          <table:table-cell/>
          <table:table-cell office:value-type="float" office:value="1.064" calcext:value-type="float">
            <text:p>1.064</text:p>
          </table:table-cell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2-03-difficult</text:p>
          </table:table-cell>
          <table:table-cell office:value-type="string" calcext:value-type="string">
            <text:p>#points 800</text:p>
          </table:table-cell>
          <table:table-cell office:value-type="string" calcext:value-type="string">
            <text:p>#points 1200</text:p>
          </table:table-cell>
          <table:table-cell office:value-type="string" calcext:value-type="string">
            <text:p>#points 1600</text:p>
          </table:table-cell>
          <table:table-cell office:value-type="string" calcext:value-type="string">
            <text:p>#points 2000</text:p>
          </table:table-cell>
          <table:table-cell office:value-type="string" calcext:value-type="string">
            <text:p>#points 2400</text:p>
          </table:table-cell>
          <table:table-cell office:value-type="string" calcext:value-type="string">
            <text:p>#points 2800</text:p>
          </table:table-cell>
          <table:table-cell office:value-type="string" calcext:value-type="string">
            <text:p>#points 3200</text:p>
          </table:table-cell>
          <table:table-cell/>
        </table:table-row>
        <table:table-row table:style-name="ro2">
          <table:table-cell office:value-type="string" calcext:value-type="string">
            <text:p>#frames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3</text:p>
          </table:table-cell>
          <table:table-cell table:number-columns-repeated="4"/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frames 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frames 5</text:p>
          </table:table-cell>
          <table:table-cell table:number-columns-repeated="4"/>
          <table:table-cell office:value-type="float" office:value="2.432" calcext:value-type="float">
            <text:p>2.432</text:p>
          </table:table-cell>
          <table:table-cell office:value-type="float" office:value="1.568" calcext:value-type="float">
            <text:p>1.568</text:p>
          </table:table-cell>
          <table:table-cell office:value-type="float" office:value="1.501" calcext:value-type="float">
            <text:p>1.501</text:p>
          </table:table-cell>
          <table:table-cell/>
        </table:table-row>
        <table:table-row table:style-name="ro2">
          <table:table-cell office:value-type="string" calcext:value-type="string">
            <text:p>#frames 6</text:p>
          </table:table-cell>
          <table:table-cell table:number-columns-repeated="5"/>
          <table:table-cell office:value-type="float" office:value="1.545" calcext:value-type="float">
            <text:p>1.545</text:p>
          </table:table-cell>
          <table:table-cell office:value-type="float" office:value="1.342" calcext:value-type="float">
            <text:p>1.342</text:p>
          </table:table-cell>
          <table:table-cell/>
        </table:table-row>
        <table:table-row table:style-name="ro2">
          <table:table-cell office:value-type="string" calcext:value-type="string">
            <text:p>#frames 7</text:p>
          </table:table-cell>
          <table:table-cell table:number-columns-repeated="3"/>
          <table:table-cell office:value-type="float" office:value="1.382" calcext:value-type="float">
            <text:p>1.382</text:p>
          </table:table-cell>
          <table:table-cell office:value-type="float" office:value="1.596" calcext:value-type="float">
            <text:p>1.596</text:p>
          </table:table-cell>
          <table:table-cell office:value-type="float" office:value="2.902" calcext:value-type="float">
            <text:p>2.902</text:p>
          </table:table-cell>
          <table:table-cell office:value-type="float" office:value="1.185" calcext:value-type="float">
            <text:p>1.185</text:p>
          </table:table-cell>
          <table:table-cell/>
        </table:table-row>
      </table:table>
      <table:table table:name="sdd_vio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sdd_vio: rmse</text:p>
          </table:table-cell>
          <table:table-cell table:number-columns-repeated="3"/>
          <table:table-cell office:value-type="string" calcext:value-type="string">
            <text:p>cpu</text:p>
          </table:table-cell>
        </table:table-row>
        <table:table-row table:style-name="ro2">
          <table:table-cell office:value-type="string" calcext:value-type="string">
            <text:p>V1-01</text:p>
          </table:table-cell>
          <table:table-cell office:value-type="float" office:value="0.347916" calcext:value-type="float">
            <text:p>0.347916</text:p>
          </table:table-cell>
          <table:table-cell office:value-type="float" office:value="0.347938" calcext:value-type="float">
            <text:p>0.347938</text:p>
          </table:table-cell>
          <table:table-cell office:value-type="float" office:value="0.347948" calcext:value-type="float">
            <text:p>0.347948</text:p>
          </table:table-cell>
          <table:table-cell office:value-type="float" office:value="37.2877" calcext:value-type="float">
            <text:p>37.2877</text:p>
          </table:table-cell>
        </table:table-row>
        <table:table-row table:style-name="ro2">
          <table:table-cell office:value-type="string" calcext:value-type="string">
            <text:p>V1-02</text:p>
          </table:table-cell>
          <table:table-cell office:value-type="float" office:value="0.185236" calcext:value-type="float">
            <text:p>0.185236</text:p>
          </table:table-cell>
          <table:table-cell office:value-type="float" office:value="0.184908" calcext:value-type="float">
            <text:p>0.184908</text:p>
          </table:table-cell>
          <table:table-cell office:value-type="float" office:value="0.185003" calcext:value-type="float">
            <text:p>0.185003</text:p>
          </table:table-cell>
          <table:table-cell office:value-type="float" office:value="38.1392" calcext:value-type="float">
            <text:p>38.1392</text:p>
          </table:table-cell>
        </table:table-row>
        <table:table-row table:style-name="ro2">
          <table:table-cell office:value-type="string" calcext:value-type="string">
            <text:p>V1-03</text:p>
          </table:table-cell>
          <table:table-cell office:value-type="float" office:value="0.814212" calcext:value-type="float">
            <text:p>0.814212</text:p>
          </table:table-cell>
          <table:table-cell office:value-type="float" office:value="0.809643" calcext:value-type="float">
            <text:p>0.809643</text:p>
          </table:table-cell>
          <table:table-cell office:value-type="float" office:value="0.809105" calcext:value-type="float">
            <text:p>0.809105</text:p>
          </table:table-cell>
          <table:table-cell office:value-type="float" office:value="34.1782" calcext:value-type="float">
            <text:p>34.1782</text:p>
          </table:table-cell>
        </table:table-row>
        <table:table-row table:style-name="ro2">
          <table:table-cell office:value-type="string" calcext:value-type="string">
            <text:p>V2-01</text:p>
          </table:table-cell>
          <table:table-cell office:value-type="float" office:value="0.179428" calcext:value-type="float">
            <text:p>0.179428</text:p>
          </table:table-cell>
          <table:table-cell table:number-columns-repeated="2" office:value-type="float" office:value="0.177936" calcext:value-type="float">
            <text:p>0.177936</text:p>
          </table:table-cell>
          <table:table-cell office:value-type="float" office:value="34.3925" calcext:value-type="float">
            <text:p>34.3925</text:p>
          </table:table-cell>
        </table:table-row>
        <table:table-row table:style-name="ro2">
          <table:table-cell office:value-type="string" calcext:value-type="string">
            <text:p>V2-02</text:p>
          </table:table-cell>
          <table:table-cell office:value-type="float" office:value="0.334146" calcext:value-type="float">
            <text:p>0.334146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326076" calcext:value-type="float">
            <text:p>0.326076</text:p>
          </table:table-cell>
          <table:table-cell office:value-type="float" office:value="36.018" calcext:value-type="float">
            <text:p>36.018</text:p>
          </table:table-cell>
        </table:table-row>
        <table:table-row table:style-name="ro2">
          <table:table-cell office:value-type="string" calcext:value-type="string">
            <text:p>V2-03</text:p>
          </table:table-cell>
          <table:table-cell office:value-type="float" office:value="1.066256" calcext:value-type="float">
            <text:p>1.066256</text:p>
          </table:table-cell>
          <table:table-cell office:value-type="float" office:value="1.064782" calcext:value-type="float">
            <text:p>1.064782</text:p>
          </table:table-cell>
          <table:table-cell office:value-type="float" office:value="1.064826" calcext:value-type="float">
            <text:p>1.064826</text:p>
          </table:table-cell>
          <table:table-cell office:value-type="float" office:value="28.8272" calcext:value-type="float">
            <text:p>28.8272</text:p>
          </table:table-cell>
        </table:table-row>
      </table:table>
      <table:table table:name="basalt" table:style-name="ta1">
        <table:table-column table:style-name="co1" table:number-columns-repeated="6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basalt: rmse</text:p>
          </table:table-cell>
          <table:table-cell/>
          <table:table-cell office:value-type="string" calcext:value-type="string">
            <text:p>real time</text:p>
          </table:table-cell>
          <table:table-cell office:value-type="string" calcext:value-type="string">
            <text:p>bag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 realtime eq</text:p>
          </table:table-cell>
        </table:table-row>
        <table:table-row table:style-name="ro2">
          <table:table-cell office:value-type="string" calcext:value-type="string">
            <text:p>V1-01</text:p>
          </table:table-cell>
          <table:table-cell office:value-type="float" office:value="0.035244" calcext:value-type="float">
            <text:p>0.035244</text:p>
          </table:table-cell>
          <table:table-cell office:value-type="float" office:value="12.81" calcext:value-type="float">
            <text:p>12.81</text:p>
          </table:table-cell>
          <table:table-cell office:value-type="float" office:value="144" calcext:value-type="float">
            <text:p>144</text:p>
          </table:table-cell>
          <table:table-cell office:value-type="float" office:value="11.241" calcext:value-type="float">
            <text:p>11.241</text:p>
          </table:table-cell>
          <table:table-cell office:value-type="float" office:value="1057.36" calcext:value-type="float">
            <text:p>1057.36</text:p>
          </table:table-cell>
          <table:table-cell table:formula="of:=[.F2]/[.E2]" office:value-type="float" office:value="94.0628058001957" calcext:value-type="float">
            <text:p>94.0628058001957</text:p>
          </table:table-cell>
        </table:table-row>
        <table:table-row table:style-name="ro2">
          <table:table-cell office:value-type="string" calcext:value-type="string">
            <text:p>V1-02</text:p>
          </table:table-cell>
          <table:table-cell office:value-type="float" office:value="0.050269" calcext:value-type="float">
            <text:p>0.05026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.571" calcext:value-type="float">
            <text:p>12.571</text:p>
          </table:table-cell>
          <table:table-cell office:value-type="float" office:value="1007.8" calcext:value-type="float">
            <text:p>1007.8</text:p>
          </table:table-cell>
          <table:table-cell table:formula="of:=[.F3]/[.E3]" office:value-type="float" office:value="80.1686421127993" calcext:value-type="float">
            <text:p>80.1686421127993</text:p>
          </table:table-cell>
        </table:table-row>
        <table:table-row table:style-name="ro2">
          <table:table-cell office:value-type="string" calcext:value-type="string">
            <text:p>V1-03</text:p>
          </table:table-cell>
          <table:table-cell office:value-type="float" office:value="0.069369" calcext:value-type="float">
            <text:p>0.069369</text:p>
          </table:table-cell>
          <table:table-cell office:value-type="float" office:value="6.67" calcext:value-type="float">
            <text:p>6.67</text:p>
          </table:table-cell>
          <table:table-cell office:value-type="float" office:value="109" calcext:value-type="float">
            <text:p>109</text:p>
          </table:table-cell>
          <table:table-cell office:value-type="float" office:value="16.342" calcext:value-type="float">
            <text:p>16.342</text:p>
          </table:table-cell>
          <table:table-cell office:value-type="float" office:value="1050.8" calcext:value-type="float">
            <text:p>1050.8</text:p>
          </table:table-cell>
          <table:table-cell table:formula="of:=[.F4]/[.E4]" office:value-type="float" office:value="64.3005752049933" calcext:value-type="float">
            <text:p>64.3005752049933</text:p>
          </table:table-cell>
        </table:table-row>
        <table:table-row table:style-name="ro2">
          <table:table-cell office:value-type="string" calcext:value-type="string">
            <text:p>V2-01</text:p>
          </table:table-cell>
          <table:table-cell office:value-type="float" office:value="0.028749" calcext:value-type="float">
            <text:p>0.028749</text:p>
          </table:table-cell>
          <table:table-cell office:value-type="float" office:value="9.98" calcext:value-type="float">
            <text:p>9.98</text:p>
          </table:table-cell>
          <table:table-cell office:value-type="float" office:value="113" calcext:value-type="float">
            <text:p>113</text:p>
          </table:table-cell>
          <table:table-cell office:value-type="float" office:value="11.323" calcext:value-type="float">
            <text:p>11.323</text:p>
          </table:table-cell>
          <table:table-cell office:value-type="float" office:value="1082.04" calcext:value-type="float">
            <text:p>1082.04</text:p>
          </table:table-cell>
          <table:table-cell table:formula="of:=[.F5]/[.E5]" office:value-type="float" office:value="95.5612470193412" calcext:value-type="float">
            <text:p>95.5612470193412</text:p>
          </table:table-cell>
        </table:table-row>
        <table:table-row table:style-name="ro2">
          <table:table-cell office:value-type="string" calcext:value-type="string">
            <text:p>V2-02</text:p>
          </table:table-cell>
          <table:table-cell office:value-type="float" office:value="0.062638" calcext:value-type="float">
            <text:p>0.062638</text:p>
          </table:table-cell>
          <table:table-cell office:value-type="float" office:value="9.432" calcext:value-type="float">
            <text:p>9.432</text:p>
          </table:table-cell>
          <table:table-cell office:value-type="float" office:value="117" calcext:value-type="float">
            <text:p>117</text:p>
          </table:table-cell>
          <table:table-cell office:value-type="float" office:value="12.405" calcext:value-type="float">
            <text:p>12.405</text:p>
          </table:table-cell>
          <table:table-cell office:value-type="float" office:value="1038.375" calcext:value-type="float">
            <text:p>1038.375</text:p>
          </table:table-cell>
          <table:table-cell table:formula="of:=[.F6]/[.E6]" office:value-type="float" office:value="83.7061668681983" calcext:value-type="float">
            <text:p>83.7061668681983</text:p>
          </table:table-cell>
        </table:table-row>
        <table:table-row table:style-name="ro2">
          <table:table-cell office:value-type="string" calcext:value-type="string">
            <text:p>V2-03</text:p>
          </table:table-cell>
          <table:table-cell office:value-type="float" office:value="0.708353" calcext:value-type="float">
            <text:p>0.708353</text:p>
          </table:table-cell>
          <table:table-cell office:value-type="float" office:value="6.189" calcext:value-type="float">
            <text:p>6.189</text:p>
          </table:table-cell>
          <table:table-cell office:value-type="float" office:value="116" calcext:value-type="float">
            <text:p>116</text:p>
          </table:table-cell>
          <table:table-cell office:value-type="float" office:value="18.743" calcext:value-type="float">
            <text:p>18.743</text:p>
          </table:table-cell>
          <table:table-cell office:value-type="float" office:value="1020.87" calcext:value-type="float">
            <text:p>1020.87</text:p>
          </table:table-cell>
          <table:table-cell table:formula="of:=[.F7]/[.E7]" office:value-type="float" office:value="54.4667342474524" calcext:value-type="float">
            <text:p>54.4667342474524</text:p>
          </table:table-cell>
        </table:table-row>
      </table:table>
      <table:table table:name="accuracy" table:style-name="ta1">
        <table:shapes>
          <draw:frame draw:z-index="0" draw:style-name="gr1" draw:text-style-name="P1" svg:width="6.2988in" svg:height="3.5429in" svg:x="4.4012in" svg:y="1.4618in">
            <draw:object draw:notify-on-update-of-ranges="accuracy.F1:accuracy.F1 accuracy.F2:accuracy.F7 accuracy.G1:accuracy.G1 accuracy.G2:accuracy.G7 accuracy.H1:accuracy.H1 accuracy.H2:accuracy.H7 accuracy.I1:accuracy.I1 accuracy.I2:accuracy.I7 accuracy.K1:accuracy.K1 accuracy.K2:accuracy.K7 accuracy.L1:accuracy.L1 accuracy.L2:accuracy.L7 accuracy.M1:accuracy.M1 accuracy.M2:accurac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4.2744in" svg:y="1.5244in">
            <draw:object draw:notify-on-update-of-ranges="accuracy.F1:accuracy.F1 accuracy.F2:accuracy.F7 accuracy.G1:accuracy.G1 accuracy.G2:accuracy.G7 accuracy.H1:accuracy.H1 accuracy.H2:accuracy.H7 accuracy.I1:accuracy.I1 accuracy.I2:accuracy.I7 accuracy.J1:accuracy.J1 accuracy.J2:accuracy.J7 accuracy.K1:accuracy.K1 accuracy.K2:accuracy.K7 accuracy.L1:accuracy.L1 accuracy.L2:accuracy.L7 accuracy.M1:accuracy.M1 accuracy.M2:accuracy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SDDVIO</text:p>
          </table:table-cell>
          <table:table-cell table:number-columns-repeated="4"/>
          <table:table-cell office:value-type="string" calcext:value-type="string">
            <text:p>SDDVIO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MSCKF</text:p>
          </table:table-cell>
          <table:table-cell office:value-type="string" calcext:value-type="string">
            <text:p>DSO </text:p>
          </table:table-cell>
          <table:table-cell office:value-type="string" calcext:value-type="string">
            <text:p>DSO-FAST</text:p>
          </table:table-cell>
          <table:table-cell office:value-type="string" calcext:value-type="string">
            <text:p>ROVIO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OV</text:p>
          </table:table-cell>
        </table:table-row>
        <table:table-row table:style-name="ro2">
          <table:table-cell office:value-type="float" office:value="0.347916" calcext:value-type="float">
            <text:p>0.347916</text:p>
          </table:table-cell>
          <table:table-cell office:value-type="float" office:value="0.347938" calcext:value-type="float">
            <text:p>0.347938</text:p>
          </table:table-cell>
          <table:table-cell office:value-type="float" office:value="0.347948" calcext:value-type="float">
            <text:p>0.347948</text:p>
          </table:table-cell>
          <table:table-cell table:formula="of:=([.A2]+[.B2]+[.C2])/3" office:value-type="float" office:value="0.347934" calcext:value-type="float">
            <text:p>0.347934</text:p>
          </table:table-cell>
          <table:table-cell/>
          <table:table-cell office:value-type="float" office:value="0.347934" calcext:value-type="float">
            <text:p>0.347934</text:p>
          </table:table-cell>
          <table:table-cell office:value-type="float" office:value="0.525889" calcext:value-type="float">
            <text:p>0.525889</text:p>
          </table:table-cell>
          <table:table-cell office:value-type="float" office:value="0.115298333333333" calcext:value-type="float">
            <text:p>0.115298333333333</text:p>
          </table:table-cell>
          <table:table-cell office:value-type="float" office:value="0.039515" calcext:value-type="float">
            <text:p>0.039515</text:p>
          </table:table-cell>
          <table:table-cell office:value-type="float" office:value="0.040035" calcext:value-type="float">
            <text:p>0.040035</text:p>
          </table:table-cell>
          <table:table-cell office:value-type="float" office:value="0.132718" calcext:value-type="float">
            <text:p>0.132718</text:p>
          </table:table-cell>
          <table:table-cell office:value-type="float" office:value="0.035407" calcext:value-type="float">
            <text:p>0.03540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2">
          <table:table-cell office:value-type="float" office:value="0.185236" calcext:value-type="float">
            <text:p>0.185236</text:p>
          </table:table-cell>
          <table:table-cell office:value-type="float" office:value="0.184908" calcext:value-type="float">
            <text:p>0.184908</text:p>
          </table:table-cell>
          <table:table-cell office:value-type="float" office:value="0.185003" calcext:value-type="float">
            <text:p>0.185003</text:p>
          </table:table-cell>
          <table:table-cell table:formula="of:=([.A3]+[.B3]+[.C3])/3" office:value-type="float" office:value="0.185049" calcext:value-type="float">
            <text:p>0.185049</text:p>
          </table:table-cell>
          <table:table-cell/>
          <table:table-cell office:value-type="float" office:value="0.185049" calcext:value-type="float">
            <text:p>0.185049</text:p>
          </table:table-cell>
          <table:table-cell office:value-type="float" office:value="0.252397" calcext:value-type="float">
            <text:p>0.252397</text:p>
          </table:table-cell>
          <table:table-cell office:value-type="float" office:value="0.146458333333333" calcext:value-type="float">
            <text:p>0.146458333333333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351047333333333" calcext:value-type="float">
            <text:p>0.351047333333333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0.814212" calcext:value-type="float">
            <text:p>0.814212</text:p>
          </table:table-cell>
          <table:table-cell office:value-type="float" office:value="0.809643" calcext:value-type="float">
            <text:p>0.809643</text:p>
          </table:table-cell>
          <table:table-cell office:value-type="float" office:value="0.809105" calcext:value-type="float">
            <text:p>0.809105</text:p>
          </table:table-cell>
          <table:table-cell table:formula="of:=([.A4]+[.B4]+[.C4])/3" office:value-type="float" office:value="0.810986666666667" calcext:value-type="float">
            <text:p>0.810986666666667</text:p>
          </table:table-cell>
          <table:table-cell/>
          <table:table-cell office:value-type="float" office:value="0.810986666666667" calcext:value-type="float">
            <text:p>0.810986666666667</text:p>
          </table:table-cell>
          <table:table-cell office:value-type="float" office:value="1.371646" calcext:value-type="float">
            <text:p>1.371646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17353666666667" calcext:value-type="float">
            <text:p>0.217353666666667</text:p>
          </table:table-cell>
          <table:table-cell office:value-type="float" office:value="0.069245" calcext:value-type="float">
            <text:p>0.069245</text:p>
          </table:table-cell>
          <table:table-cell office:value-type="float" office:value="0.059333333333333" calcext:value-type="float">
            <text:p>0.059333333333333</text:p>
          </table:table-cell>
        </table:table-row>
        <table:table-row table:style-name="ro2">
          <table:table-cell office:value-type="float" office:value="0.179428" calcext:value-type="float">
            <text:p>0.179428</text:p>
          </table:table-cell>
          <table:table-cell table:number-columns-repeated="2" office:value-type="float" office:value="0.177936" calcext:value-type="float">
            <text:p>0.177936</text:p>
          </table:table-cell>
          <table:table-cell table:formula="of:=([.A5]+[.B5]+[.C5])/3" office:value-type="float" office:value="0.178433333333333" calcext:value-type="float">
            <text:p>0.178433333333333</text:p>
          </table:table-cell>
          <table:table-cell/>
          <table:table-cell office:value-type="float" office:value="0.178433333333333" calcext:value-type="float">
            <text:p>0.178433333333333</text:p>
          </table:table-cell>
          <table:table-cell office:value-type="float" office:value="0.251032" calcext:value-type="float">
            <text:p>0.251032</text:p>
          </table:table-cell>
          <table:table-cell office:value-type="float" office:value="0.101103" calcext:value-type="float">
            <text:p>0.101103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63242333333333" calcext:value-type="float">
            <text:p>0.063242333333333</text:p>
          </table:table-cell>
          <table:table-cell office:value-type="float" office:value="0.315370333333333" calcext:value-type="float">
            <text:p>0.315370333333333</text:p>
          </table:table-cell>
          <table:table-cell office:value-type="float" office:value="0.028824" calcext:value-type="float">
            <text:p>0.02882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2">
          <table:table-cell office:value-type="float" office:value="0.334146" calcext:value-type="float">
            <text:p>0.334146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326076" calcext:value-type="float">
            <text:p>0.326076</text:p>
          </table:table-cell>
          <table:table-cell table:formula="of:=([.A6]+[.B6]+[.C6])/3" office:value-type="float" office:value="0.328110666666667" calcext:value-type="float">
            <text:p>0.328110666666667</text:p>
          </table:table-cell>
          <table:table-cell/>
          <table:table-cell office:value-type="float" office:value="0.328110666666667" calcext:value-type="float">
            <text:p>0.328110666666667</text:p>
          </table:table-cell>
          <table:table-cell office:value-type="float" office:value="0.254551333333333" calcext:value-type="float">
            <text:p>0.254551333333333</text:p>
          </table:table-cell>
          <table:table-cell office:value-type="float" office:value="0.260477666666667" calcext:value-type="float">
            <text:p>0.260477666666667</text:p>
          </table:table-cell>
          <table:table-cell office:value-type="float" office:value="0.055721" calcext:value-type="float">
            <text:p>0.055721</text:p>
          </table:table-cell>
          <table:table-cell office:value-type="float" office:value="1.227318" calcext:value-type="float">
            <text:p>1.227318</text:p>
          </table:table-cell>
          <table:table-cell office:value-type="float" office:value="0.454753666666667" calcext:value-type="float">
            <text:p>0.454753666666667</text:p>
          </table:table-cell>
          <table:table-cell office:value-type="float" office:value="0.062738" calcext:value-type="float">
            <text:p>0.06273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2">
          <table:table-cell office:value-type="float" office:value="1.066256" calcext:value-type="float">
            <text:p>1.066256</text:p>
          </table:table-cell>
          <table:table-cell office:value-type="float" office:value="1.064782" calcext:value-type="float">
            <text:p>1.064782</text:p>
          </table:table-cell>
          <table:table-cell office:value-type="float" office:value="1.064826" calcext:value-type="float">
            <text:p>1.064826</text:p>
          </table:table-cell>
          <table:table-cell table:formula="of:=([.A7]+[.B7]+[.C7])/3" office:value-type="float" office:value="1.065288" calcext:value-type="float">
            <text:p>1.065288</text:p>
          </table:table-cell>
          <table:table-cell/>
          <table:table-cell office:value-type="float" office:value="1.065288" calcext:value-type="float">
            <text:p>1.065288</text:p>
          </table:table-cell>
          <table:table-cell office:value-type="float" office:value="1.87181566666667" calcext:value-type="float">
            <text:p>1.87181566666667</text:p>
          </table:table-cell>
          <table:table-cell office:value-type="float" office:value="1.259383" calcext:value-type="float">
            <text:p>1.259383</text:p>
          </table:table-cell>
          <table:table-cell office:value-type="float" office:value="0.209227" calcext:value-type="float">
            <text:p>0.209227</text:p>
          </table:table-cell>
          <table:table-cell office:value-type="float" office:value="1.89244166666667" calcext:value-type="float">
            <text:p>1.89244166666667</text:p>
          </table:table-cell>
          <table:table-cell office:value-type="float" office:value="0.258715333333333" calcext:value-type="float">
            <text:p>0.258715333333333</text:p>
          </table:table-cell>
          <table:table-cell office:value-type="float" office:value="0.703463" calcext:value-type="float">
            <text:p>0.70346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VINS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525889" calcext:value-type="float">
            <text:p>0.525889</text:p>
          </table:table-cell>
          <table:table-cell table:formula="of:=([.A9]+[.B9]+[.C9])/3" office:value-type="float" office:value="0.525889" calcext:value-type="float">
            <text:p>0.525889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252397" calcext:value-type="float">
            <text:p>0.252397</text:p>
          </table:table-cell>
          <table:table-cell table:formula="of:=([.A10]+[.B10]+[.C10])/3" office:value-type="float" office:value="0.252397" calcext:value-type="float">
            <text:p>0.252397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1.371646" calcext:value-type="float">
            <text:p>1.371646</text:p>
          </table:table-cell>
          <table:table-cell table:formula="of:=([.A11]+[.B11]+[.C11])/3" office:value-type="float" office:value="1.371646" calcext:value-type="float">
            <text:p>1.371646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251032" calcext:value-type="float">
            <text:p>0.251032</text:p>
          </table:table-cell>
          <table:table-cell table:formula="of:=([.A12]+[.B12]+[.C12])/3" office:value-type="float" office:value="0.251032" calcext:value-type="float">
            <text:p>0.251032</text:p>
          </table:table-cell>
          <table:table-cell table:number-columns-repeated="9"/>
        </table:table-row>
        <table:table-row table:style-name="ro2">
          <table:table-cell office:value-type="float" office:value="0.26547" calcext:value-type="float">
            <text:p>0.26547</text:p>
          </table:table-cell>
          <table:table-cell table:number-columns-repeated="2" office:value-type="float" office:value="0.249092" calcext:value-type="float">
            <text:p>0.249092</text:p>
          </table:table-cell>
          <table:table-cell table:formula="of:=([.A13]+[.B13]+[.C13])/3" office:value-type="float" office:value="0.254551333333333" calcext:value-type="float">
            <text:p>0.254551333333333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1.932184" calcext:value-type="float">
            <text:p>1.932184</text:p>
          </table:table-cell>
          <table:table-cell office:value-type="float" office:value="1.751079" calcext:value-type="float">
            <text:p>1.751079</text:p>
          </table:table-cell>
          <table:table-cell table:formula="of:=([.A14]+[.B14]+[.C14])/3" office:value-type="float" office:value="1.87181566666667" calcext:value-type="float">
            <text:p>1.871815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SCKF</text:p>
          </table:table-cell>
          <table:table-cell table:number-columns-repeated="12"/>
        </table:table-row>
        <table:table-row table:style-name="ro2">
          <table:table-cell office:value-type="float" office:value="0.119847" calcext:value-type="float">
            <text:p>0.119847</text:p>
          </table:table-cell>
          <table:table-cell office:value-type="float" office:value="0.119256" calcext:value-type="float">
            <text:p>0.119256</text:p>
          </table:table-cell>
          <table:table-cell office:value-type="float" office:value="0.106792" calcext:value-type="float">
            <text:p>0.106792</text:p>
          </table:table-cell>
          <table:table-cell table:formula="of:=([.A16]+[.B16]+[.C16])/3" office:value-type="float" office:value="0.115298333333333" calcext:value-type="float">
            <text:p>0.115298333333333</text:p>
          </table:table-cell>
          <table:table-cell table:number-columns-repeated="9"/>
        </table:table-row>
        <table:table-row table:style-name="ro2">
          <table:table-cell office:value-type="float" office:value="0.147859" calcext:value-type="float">
            <text:p>0.147859</text:p>
          </table:table-cell>
          <table:table-cell office:value-type="float" office:value="0.156297" calcext:value-type="float">
            <text:p>0.156297</text:p>
          </table:table-cell>
          <table:table-cell office:value-type="float" office:value="0.135219" calcext:value-type="float">
            <text:p>0.135219</text:p>
          </table:table-cell>
          <table:table-cell table:formula="of:=([.A17]+[.B17]+[.C17])/3" office:value-type="float" office:value="0.146458333333333" calcext:value-type="float">
            <text:p>0.146458333333333</text:p>
          </table:table-cell>
          <table:table-cell table:number-columns-repeated="9"/>
        </table:table-row>
        <table:table-row table:style-name="ro2">
          <table:table-cell office:value-type="float" office:value="0.202182" calcext:value-type="float">
            <text:p>0.202182</text:p>
          </table:table-cell>
          <table:table-cell office:value-type="float" office:value="0.201504" calcext:value-type="float">
            <text:p>0.201504</text:p>
          </table:table-cell>
          <table:table-cell office:value-type="float" office:value="0.230364" calcext:value-type="float">
            <text:p>0.230364</text:p>
          </table:table-cell>
          <table:table-cell table:formula="of:=([.A18]+[.B18]+[.C18])/3" office:value-type="float" office:value="0.21135" calcext:value-type="float">
            <text:p>0.21135</text:p>
          </table:table-cell>
          <table:table-cell table:number-columns-repeated="9"/>
        </table:table-row>
        <table:table-row table:style-name="ro2">
          <table:table-cell office:value-type="float" office:value="0.09901" calcext:value-type="float">
            <text:p>0.09901</text:p>
          </table:table-cell>
          <table:table-cell office:value-type="float" office:value="0.104173" calcext:value-type="float">
            <text:p>0.104173</text:p>
          </table:table-cell>
          <table:table-cell office:value-type="float" office:value="0.100126" calcext:value-type="float">
            <text:p>0.100126</text:p>
          </table:table-cell>
          <table:table-cell table:formula="of:=([.A19]+[.B19]+[.C19])/3" office:value-type="float" office:value="0.101103" calcext:value-type="float">
            <text:p>0.101103</text:p>
          </table:table-cell>
          <table:table-cell table:number-columns-repeated="9"/>
        </table:table-row>
        <table:table-row table:style-name="ro2">
          <table:table-cell office:value-type="float" office:value="0.244071" calcext:value-type="float">
            <text:p>0.244071</text:p>
          </table:table-cell>
          <table:table-cell office:value-type="float" office:value="0.221746" calcext:value-type="float">
            <text:p>0.221746</text:p>
          </table:table-cell>
          <table:table-cell office:value-type="float" office:value="0.315616" calcext:value-type="float">
            <text:p>0.315616</text:p>
          </table:table-cell>
          <table:table-cell table:formula="of:=([.A20]+[.B20]+[.C20])/3" office:value-type="float" office:value="0.260477666666667" calcext:value-type="float">
            <text:p>0.260477666666667</text:p>
          </table:table-cell>
          <table:table-cell table:number-columns-repeated="9"/>
        </table:table-row>
        <table:table-row table:style-name="ro2">
          <table:table-cell office:value-type="float" office:value="1.244167" calcext:value-type="float">
            <text:p>1.244167</text:p>
          </table:table-cell>
          <table:table-cell office:value-type="float" office:value="1.246788" calcext:value-type="float">
            <text:p>1.246788</text:p>
          </table:table-cell>
          <table:table-cell office:value-type="float" office:value="1.287194" calcext:value-type="float">
            <text:p>1.287194</text:p>
          </table:table-cell>
          <table:table-cell table:formula="of:=([.A21]+[.B21]+[.C21])/3" office:value-type="float" office:value="1.259383" calcext:value-type="float">
            <text:p>1.2593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SO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0.039133" calcext:value-type="float">
            <text:p>0.039133</text:p>
          </table:table-cell>
          <table:table-cell office:value-type="float" office:value="0.040279" calcext:value-type="float">
            <text:p>0.040279</text:p>
          </table:table-cell>
          <table:table-cell table:formula="of:=([.C23]+[.B23]+[.A23])/3" office:value-type="float" office:value="0.039515" calcext:value-type="float">
            <text:p>0.039515</text:p>
          </table:table-cell>
          <table:table-cell table:number-columns-repeated="9"/>
        </table:table-row>
        <table:table-row table:style-name="ro2">
          <table:table-cell office:value-type="float" office:value="0.114159" calcext:value-type="float">
            <text:p>0.114159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0.119439" calcext:value-type="float">
            <text:p>0.119439</text:p>
          </table:table-cell>
          <table:table-cell table:formula="of:=([.C24]+[.B24]+[.A24])/3" office:value-type="float" office:value="0.121112" calcext:value-type="float">
            <text:p>0.121112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17158" calcext:value-type="float">
            <text:p>0.17158</text:p>
          </table:table-cell>
          <table:table-cell table:formula="of:=([.C25]+[.B25]+[.A25])/3" office:value-type="float" office:value="0.17158" calcext:value-type="float">
            <text:p>0.17158</text:p>
          </table:table-cell>
          <table:table-cell table:number-columns-repeated="9"/>
        </table:table-row>
        <table:table-row table:style-name="ro2">
          <table:table-cell office:value-type="float" office:value="0.045759" calcext:value-type="float">
            <text:p>0.045759</text:p>
          </table:table-cell>
          <table:table-cell office:value-type="float" office:value="0.041097" calcext:value-type="float">
            <text:p>0.041097</text:p>
          </table:table-cell>
          <table:table-cell office:value-type="float" office:value="0.045759" calcext:value-type="float">
            <text:p>0.045759</text:p>
          </table:table-cell>
          <table:table-cell table:formula="of:=([.C26]+[.B26]+[.A26])/3" office:value-type="float" office:value="0.044205" calcext:value-type="float">
            <text:p>0.044205</text:p>
          </table:table-cell>
          <table:table-cell table:number-columns-repeated="9"/>
        </table:table-row>
        <table:table-row table:style-name="ro2">
          <table:table-cell office:value-type="float" office:value="0.065273" calcext:value-type="float">
            <text:p>0.065273</text:p>
          </table:table-cell>
          <table:table-cell table:number-columns-repeated="2" office:value-type="float" office:value="0.050945" calcext:value-type="float">
            <text:p>0.050945</text:p>
          </table:table-cell>
          <table:table-cell table:formula="of:=([.C27]+[.B27]+[.A27])/3" office:value-type="float" office:value="0.055721" calcext:value-type="float">
            <text:p>0.055721</text:p>
          </table:table-cell>
          <table:table-cell table:number-columns-repeated="9"/>
        </table:table-row>
        <table:table-row table:style-name="ro2">
          <table:table-cell office:value-type="float" office:value="0.228457" calcext:value-type="float">
            <text:p>0.228457</text:p>
          </table:table-cell>
          <table:table-cell table:number-columns-repeated="2" office:value-type="float" office:value="0.199612" calcext:value-type="float">
            <text:p>0.199612</text:p>
          </table:table-cell>
          <table:table-cell table:formula="of:=([.C28]+[.B28]+[.A28])/3" office:value-type="float" office:value="0.209227" calcext:value-type="float">
            <text:p>0.2092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VIO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132718" calcext:value-type="float">
            <text:p>0.132718</text:p>
          </table:table-cell>
          <table:table-cell table:formula="of:=([.A30]+[.B30]+[.C30])/3" office:value-type="float" office:value="0.132718" calcext:value-type="float">
            <text:p>0.13271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18528" calcext:value-type="float">
            <text:p>0.18528</text:p>
          </table:table-cell>
          <table:table-cell table:formula="of:=([.A31]+[.B31]+[.C31])/3" office:value-type="float" office:value="0.18528" calcext:value-type="float">
            <text:p>0.18528</text:p>
          </table:table-cell>
          <table:table-cell table:number-columns-repeated="9"/>
        </table:table-row>
        <table:table-row table:style-name="ro2">
          <table:table-cell office:value-type="float" office:value="0.207453" calcext:value-type="float">
            <text:p>0.207453</text:p>
          </table:table-cell>
          <table:table-cell office:value-type="float" office:value="0.237155" calcext:value-type="float">
            <text:p>0.237155</text:p>
          </table:table-cell>
          <table:table-cell office:value-type="float" office:value="0.207453" calcext:value-type="float">
            <text:p>0.207453</text:p>
          </table:table-cell>
          <table:table-cell table:formula="of:=([.A32]+[.B32]+[.C32])/3" office:value-type="float" office:value="0.217353666666667" calcext:value-type="float">
            <text:p>0.217353666666667</text:p>
          </table:table-cell>
          <table:table-cell table:number-columns-repeated="9"/>
        </table:table-row>
        <table:table-row table:style-name="ro2">
          <table:table-cell office:value-type="float" office:value="0.305292" calcext:value-type="float">
            <text:p>0.305292</text:p>
          </table:table-cell>
          <table:table-cell office:value-type="float" office:value="0.310412" calcext:value-type="float">
            <text:p>0.310412</text:p>
          </table:table-cell>
          <table:table-cell office:value-type="float" office:value="0.330407" calcext:value-type="float">
            <text:p>0.330407</text:p>
          </table:table-cell>
          <table:table-cell table:formula="of:=([.A33]+[.B33]+[.C33])/3" office:value-type="float" office:value="0.315370333333333" calcext:value-type="float">
            <text:p>0.315370333333333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0.293196" calcext:value-type="float">
            <text:p>0.293196</text:p>
          </table:table-cell>
          <table:table-cell office:value-type="float" office:value="0.777869" calcext:value-type="float">
            <text:p>0.777869</text:p>
          </table:table-cell>
          <table:table-cell table:formula="of:=([.A34]+[.B34]+[.C34])/3" office:value-type="float" office:value="0.454753666666667" calcext:value-type="float">
            <text:p>0.454753666666667</text:p>
          </table:table-cell>
          <table:table-cell table:number-columns-repeated="9"/>
        </table:table-row>
        <table:table-row table:style-name="ro2">
          <table:table-cell office:value-type="float" office:value="0.252124" calcext:value-type="float">
            <text:p>0.252124</text:p>
          </table:table-cell>
          <table:table-cell office:value-type="float" office:value="0.26969" calcext:value-type="float">
            <text:p>0.26969</text:p>
          </table:table-cell>
          <table:table-cell office:value-type="float" office:value="0.254332" calcext:value-type="float">
            <text:p>0.254332</text:p>
          </table:table-cell>
          <table:table-cell table:formula="of:=([.A35]+[.B35]+[.C35])/3" office:value-type="float" office:value="0.258715333333333" calcext:value-type="float">
            <text:p>0.258715333333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SALT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035407" calcext:value-type="float">
            <text:p>0.035407</text:p>
          </table:table-cell>
          <table:table-cell table:formula="of:=([.A37]+[.B37]+[.C37])/3" office:value-type="float" office:value="0.035407" calcext:value-type="float">
            <text:p>0.035407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5025" calcext:value-type="float">
            <text:p>0.05025</text:p>
          </table:table-cell>
          <table:table-cell table:formula="of:=([.A38]+[.B38]+[.C38])/3" office:value-type="float" office:value="0.05025" calcext:value-type="float">
            <text:p>0.0502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69245" calcext:value-type="float">
            <text:p>0.069245</text:p>
          </table:table-cell>
          <table:table-cell table:formula="of:=([.A39]+[.B39]+[.C39])/3" office:value-type="float" office:value="0.069245" calcext:value-type="float">
            <text:p>0.069245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28824" calcext:value-type="float">
            <text:p>0.028824</text:p>
          </table:table-cell>
          <table:table-cell table:formula="of:=([.A40]+[.B40]+[.C40])/3" office:value-type="float" office:value="0.028824" calcext:value-type="float">
            <text:p>0.028824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62738" calcext:value-type="float">
            <text:p>0.062738</text:p>
          </table:table-cell>
          <table:table-cell table:formula="of:=([.A41]+[.B41]+[.C41])/3" office:value-type="float" office:value="0.062738" calcext:value-type="float">
            <text:p>0.062738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703463" calcext:value-type="float">
            <text:p>0.703463</text:p>
          </table:table-cell>
          <table:table-cell table:formula="of:=([.A42]+[.B42]+[.C42])/3" office:value-type="float" office:value="0.703463" calcext:value-type="float">
            <text:p>0.70346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V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066" calcext:value-type="float">
            <text:p>0.066</text:p>
          </table:table-cell>
          <table:table-cell table:formula="of:=([.A44]+[.B44]+[.C44])/3" office:value-type="float" office:value="0.066" calcext:value-type="float">
            <text:p>0.066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8" calcext:value-type="float">
            <text:p>0.08</text:p>
          </table:table-cell>
          <table:table-cell table:formula="of:=([.A45]+[.B45]+[.C45])/3" office:value-type="float" office:value="0.08" calcext:value-type="float">
            <text:p>0.08</text:p>
          </table:table-cell>
          <table:table-cell table:number-columns-repeated="9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number-columns-repeated="2" office:value-type="float" office:value="0.059" calcext:value-type="float">
            <text:p>0.059</text:p>
          </table:table-cell>
          <table:table-cell table:formula="of:=([.A46]+[.B46]+[.C46])/3" office:value-type="float" office:value="0.0593333333333333" calcext:value-type="float">
            <text:p>0.05933333333333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57" calcext:value-type="float">
            <text:p>0.057</text:p>
          </table:table-cell>
          <table:table-cell table:formula="of:=([.A47]+[.B47]+[.C47])/3" office:value-type="float" office:value="0.057" calcext:value-type="float">
            <text:p>0.057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045" calcext:value-type="float">
            <text:p>0.045</text:p>
          </table:table-cell>
          <table:table-cell table:formula="of:=([.A48]+[.B48]+[.C48])/3" office:value-type="float" office:value="0.045" calcext:value-type="float">
            <text:p>0.045</text:p>
          </table:table-cell>
          <table:table-cell table:number-columns-repeated="9"/>
        </table:table-row>
        <table:table-row table:style-name="ro2">
          <table:table-cell table:number-columns-repeated="4" office:value-type="float" office:value="0.075" calcext:value-type="float">
            <text:p>0.075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DSO-FAST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040035" calcext:value-type="float">
            <text:p>0.040035</text:p>
          </table:table-cell>
          <table:table-cell table:formula="of:=AVERAGE([.A52:.C52])" office:value-type="float" office:value="0.040035" calcext:value-type="float">
            <text:p>0.040035</text:p>
          </table:table-cell>
          <table:table-cell table:number-columns-repeated="9"/>
        </table:table-row>
        <table:table-row table:style-name="ro2">
          <table:table-cell office:value-type="float" office:value="0.357794" calcext:value-type="float">
            <text:p>0.357794</text:p>
          </table:table-cell>
          <table:table-cell table:number-columns-repeated="2" office:value-type="float" office:value="0.347674" calcext:value-type="float">
            <text:p>0.347674</text:p>
          </table:table-cell>
          <table:table-cell table:formula="of:=AVERAGE([.A53:.C53])" office:value-type="float" office:value="0.351047333333333" calcext:value-type="float">
            <text:p>0.351047333333333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0.288287" calcext:value-type="float">
            <text:p>0.288287</text:p>
          </table:table-cell>
          <table:table-cell table:formula="of:=AVERAGE([.A54:.C54])" office:value-type="float" office:value="0.288287" calcext:value-type="float">
            <text:p>0.288287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0.056492" calcext:value-type="float">
            <text:p>0.056492</text:p>
          </table:table-cell>
          <table:table-cell office:value-type="float" office:value="0.076743" calcext:value-type="float">
            <text:p>0.076743</text:p>
          </table:table-cell>
          <table:table-cell table:formula="of:=AVERAGE([.A55:.C55])" office:value-type="float" office:value="0.0632423333333333" calcext:value-type="float">
            <text:p>0.063242333333333</text:p>
          </table:table-cell>
          <table:table-cell table:number-columns-repeated="9"/>
        </table:table-row>
        <table:table-row table:style-name="ro2">
          <table:table-cell office:value-type="float" office:value="1.244108" calcext:value-type="float">
            <text:p>1.244108</text:p>
          </table:table-cell>
          <table:table-cell office:value-type="float" office:value="1.19739" calcext:value-type="float">
            <text:p>1.19739</text:p>
          </table:table-cell>
          <table:table-cell office:value-type="float" office:value="1.240456" calcext:value-type="float">
            <text:p>1.240456</text:p>
          </table:table-cell>
          <table:table-cell table:formula="of:=AVERAGE([.A56:.C56])" office:value-type="float" office:value="1.227318" calcext:value-type="float">
            <text:p>1.227318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1.922868" calcext:value-type="float">
            <text:p>1.922868</text:p>
          </table:table-cell>
          <table:table-cell office:value-type="float" office:value="1.831589" calcext:value-type="float">
            <text:p>1.831589</text:p>
          </table:table-cell>
          <table:table-cell table:formula="of:=AVERAGE([.A57:.C57])" office:value-type="float" office:value="1.89244166666667" calcext:value-type="float">
            <text:p>1.89244166666667</text:p>
          </table:table-cell>
          <table:table-cell table:number-columns-repeated="9"/>
        </table:table-row>
      </table:table>
      <table:table table:name="cpu" table:style-name="ta1">
        <table:shapes>
          <draw:frame draw:z-index="0" draw:style-name="gr1" draw:text-style-name="P1" svg:width="6.2988in" svg:height="3.5429in" svg:x="4.8705in" svg:y="2.5177in">
            <draw:object draw:notify-on-update-of-ranges="cpu.E7:cpu.E7 cpu.E8:cpu.E13 cpu.F7:cpu.F7 cpu.F8:cpu.F13 cpu.G7:cpu.G7 cpu.G8:cpu.G13 cpu.H7:cpu.H7 cpu.H8:cpu.H13 cpu.J7:cpu.J7 cpu.J8:cpu.J13 cpu.K7:cpu.K7 cpu.K8:cpu.K13 cpu.L7:cpu.L7 cpu.L8:cpu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894in" svg:y="2.5146in">
            <draw:object draw:notify-on-update-of-ranges="cpu.E7:cpu.E7 cpu.E8:cpu.E13 cpu.F7:cpu.F7 cpu.F8:cpu.F13 cpu.G7:cpu.G7 cpu.G8:cpu.G13 cpu.H7:cpu.H7 cpu.H8:cpu.H13 cpu.I7:cpu.I7 cpu.I8:cpu.I13 cpu.J7:cpu.J7 cpu.J8:cpu.J13 cpu.K7:cpu.K7 cpu.K8:cpu.K13 cpu.L7:cpu.L7 cpu.L8:cpu.L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DDVIO</text:p>
          </table:table-cell>
          <table:table-cell table:number-columns-repeated="11"/>
        </table:table-row>
        <table:table-row table:style-name="ro2">
          <table:table-cell office:value-type="float" office:value="37.2877" calcext:value-type="float">
            <text:p>37.2877</text:p>
          </table:table-cell>
          <table:table-cell table:number-columns-repeated="11"/>
        </table:table-row>
        <table:table-row table:style-name="ro2">
          <table:table-cell office:value-type="float" office:value="38.1392" calcext:value-type="float">
            <text:p>38.1392</text:p>
          </table:table-cell>
          <table:table-cell table:number-columns-repeated="11"/>
        </table:table-row>
        <table:table-row table:style-name="ro2">
          <table:table-cell office:value-type="float" office:value="34.1782" calcext:value-type="float">
            <text:p>34.1782</text:p>
          </table:table-cell>
          <table:table-cell table:number-columns-repeated="11"/>
        </table:table-row>
        <table:table-row table:style-name="ro2">
          <table:table-cell office:value-type="float" office:value="34.3925" calcext:value-type="float">
            <text:p>34.3925</text:p>
          </table:table-cell>
          <table:table-cell table:number-columns-repeated="11"/>
        </table:table-row>
        <table:table-row table:style-name="ro2">
          <table:table-cell office:value-type="float" office:value="36.018" calcext:value-type="float">
            <text:p>36.018</text:p>
          </table:table-cell>
          <table:table-cell table:number-columns-repeated="11"/>
        </table:table-row>
        <table:table-row table:style-name="ro2">
          <table:table-cell office:value-type="float" office:value="28.8272" calcext:value-type="float">
            <text:p>28.8272</text:p>
          </table:table-cell>
          <table:table-cell table:number-columns-repeated="3"/>
          <table:table-cell office:value-type="string" calcext:value-type="string">
            <text:p>SDDVIO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MSCKF</text:p>
          </table:table-cell>
          <table:table-cell office:value-type="string" calcext:value-type="string">
            <text:p>DSO </text:p>
          </table:table-cell>
          <table:table-cell office:value-type="string" calcext:value-type="string">
            <text:p>DSO-FAST</text:p>
          </table:table-cell>
          <table:table-cell office:value-type="string" calcext:value-type="string">
            <text:p>ROVIO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OV</text:p>
          </table:table-cell>
        </table:table-row>
        <table:table-row table:style-name="ro2">
          <table:table-cell office:value-type="string" calcext:value-type="string">
            <text:p>VINS</text:p>
          </table:table-cell>
          <table:table-cell table:number-columns-repeated="3"/>
          <table:table-cell office:value-type="float" office:value="37.2877" calcext:value-type="float">
            <text:p>37.2877</text:p>
          </table:table-cell>
          <table:table-cell office:value-type="float" office:value="115.3392" calcext:value-type="float">
            <text:p>115.3392</text:p>
          </table:table-cell>
          <table:table-cell office:value-type="float" office:value="45.7787" calcext:value-type="float">
            <text:p>45.7787</text:p>
          </table:table-cell>
          <table:table-cell office:value-type="float" office:value="67.1291116580891" calcext:value-type="float">
            <text:p>67.1291116580891</text:p>
          </table:table-cell>
          <table:table-cell office:value-type="float" office:value="42.4989375265618" calcext:value-type="float">
            <text:p>42.4989375265618</text:p>
          </table:table-cell>
          <table:table-cell office:value-type="float" office:value="22.0559" calcext:value-type="float">
            <text:p>22.0559</text:p>
          </table:table-cell>
          <table:table-cell office:value-type="float" office:value="44.5294456333333" calcext:value-type="float">
            <text:p>44.5294456333333</text:p>
          </table:table-cell>
          <table:table-cell office:value-type="float" office:value="93.3517" calcext:value-type="float">
            <text:p>93.3517</text:p>
          </table:table-cell>
        </table:table-row>
        <table:table-row table:style-name="ro2">
          <table:table-cell office:value-type="float" office:value="115.3392" calcext:value-type="float">
            <text:p>115.3392</text:p>
          </table:table-cell>
          <table:table-cell table:number-columns-repeated="3"/>
          <table:table-cell office:value-type="float" office:value="38.1392" calcext:value-type="float">
            <text:p>38.1392</text:p>
          </table:table-cell>
          <table:table-cell office:value-type="float" office:value="111.9294" calcext:value-type="float">
            <text:p>111.9294</text:p>
          </table:table-cell>
          <table:table-cell office:value-type="float" office:value="44.8442" calcext:value-type="float">
            <text:p>44.8442</text:p>
          </table:table-cell>
          <table:table-cell office:value-type="float" office:value="95.8466453674122" calcext:value-type="float">
            <text:p>95.8466453674122</text:p>
          </table:table-cell>
          <table:table-cell office:value-type="float" office:value="55.9492726594554" calcext:value-type="float">
            <text:p>55.9492726594554</text:p>
          </table:table-cell>
          <table:table-cell office:value-type="float" office:value="21.935" calcext:value-type="float">
            <text:p>21.935</text:p>
          </table:table-cell>
          <table:table-cell office:value-type="float" office:value="35.7258025568182" calcext:value-type="float">
            <text:p>35.7258025568182</text:p>
          </table:table-cell>
          <table:table-cell office:value-type="float" office:value="95.0587" calcext:value-type="float">
            <text:p>95.0587</text:p>
          </table:table-cell>
        </table:table-row>
        <table:table-row table:style-name="ro2">
          <table:table-cell office:value-type="float" office:value="111.9294" calcext:value-type="float">
            <text:p>111.9294</text:p>
          </table:table-cell>
          <table:table-cell table:number-columns-repeated="3"/>
          <table:table-cell office:value-type="float" office:value="34.1782" calcext:value-type="float">
            <text:p>34.1782</text:p>
          </table:table-cell>
          <table:table-cell office:value-type="float" office:value="103.5124" calcext:value-type="float">
            <text:p>103.5124</text:p>
          </table:table-cell>
          <table:table-cell office:value-type="float" office:value="43.0701" calcext:value-type="float">
            <text:p>43.0701</text:p>
          </table:table-cell>
          <table:table-cell office:value-type="float" office:value="75.8533501896334" calcext:value-type="float">
            <text:p>75.8533501896334</text:p>
          </table:table-cell>
          <table:table-cell office:value-type="float" office:value="0" calcext:value-type="float">
            <text:p>0</text:p>
          </table:table-cell>
          <table:table-cell office:value-type="float" office:value="21.6998" calcext:value-type="float">
            <text:p>21.6998</text:p>
          </table:table-cell>
          <table:table-cell office:value-type="float" office:value="28.7930866513761" calcext:value-type="float">
            <text:p>28.7930866513761</text:p>
          </table:table-cell>
          <table:table-cell office:value-type="float" office:value="91.6201" calcext:value-type="float">
            <text:p>91.6201</text:p>
          </table:table-cell>
        </table:table-row>
        <table:table-row table:style-name="ro2">
          <table:table-cell office:value-type="float" office:value="103.5124" calcext:value-type="float">
            <text:p>103.5124</text:p>
          </table:table-cell>
          <table:table-cell table:number-columns-repeated="3"/>
          <table:table-cell office:value-type="float" office:value="34.3925" calcext:value-type="float">
            <text:p>34.3925</text:p>
          </table:table-cell>
          <table:table-cell office:value-type="float" office:value="114.7099" calcext:value-type="float">
            <text:p>114.7099</text:p>
          </table:table-cell>
          <table:table-cell office:value-type="float" office:value="46.3039" calcext:value-type="float">
            <text:p>46.3039</text:p>
          </table:table-cell>
          <table:table-cell office:value-type="float" office:value="61.012812690665" calcext:value-type="float">
            <text:p>61.012812690665</text:p>
          </table:table-cell>
          <table:table-cell office:value-type="float" office:value="40.0427122263748" calcext:value-type="float">
            <text:p>40.0427122263748</text:p>
          </table:table-cell>
          <table:table-cell office:value-type="float" office:value="22.1212" calcext:value-type="float">
            <text:p>22.1212</text:p>
          </table:table-cell>
          <table:table-cell office:value-type="float" office:value="43.6656451150443" calcext:value-type="float">
            <text:p>43.6656451150443</text:p>
          </table:table-cell>
          <table:table-cell office:value-type="float" office:value="90.7342" calcext:value-type="float">
            <text:p>90.7342</text:p>
          </table:table-cell>
        </table:table-row>
        <table:table-row table:style-name="ro2">
          <table:table-cell office:value-type="float" office:value="114.7099" calcext:value-type="float">
            <text:p>114.7099</text:p>
          </table:table-cell>
          <table:table-cell table:number-columns-repeated="3"/>
          <table:table-cell office:value-type="float" office:value="36.018" calcext:value-type="float">
            <text:p>36.018</text:p>
          </table:table-cell>
          <table:table-cell office:value-type="float" office:value="109.8346" calcext:value-type="float">
            <text:p>109.8346</text:p>
          </table:table-cell>
          <table:table-cell office:value-type="float" office:value="45.4929" calcext:value-type="float">
            <text:p>45.4929</text:p>
          </table:table-cell>
          <table:table-cell office:value-type="float" office:value="85.2030673104232" calcext:value-type="float">
            <text:p>85.2030673104232</text:p>
          </table:table-cell>
          <table:table-cell office:value-type="float" office:value="0" calcext:value-type="float">
            <text:p>0</text:p>
          </table:table-cell>
          <table:table-cell office:value-type="float" office:value="22.5757" calcext:value-type="float">
            <text:p>22.5757</text:p>
          </table:table-cell>
          <table:table-cell office:value-type="float" office:value="37.4290886666667" calcext:value-type="float">
            <text:p>37.4290886666667</text:p>
          </table:table-cell>
          <table:table-cell office:value-type="float" office:value="95.9743" calcext:value-type="float">
            <text:p>95.9743</text:p>
          </table:table-cell>
        </table:table-row>
        <table:table-row table:style-name="ro2">
          <table:table-cell office:value-type="float" office:value="109.8346" calcext:value-type="float">
            <text:p>109.8346</text:p>
          </table:table-cell>
          <table:table-cell table:number-columns-repeated="3"/>
          <table:table-cell office:value-type="float" office:value="28.8272" calcext:value-type="float">
            <text:p>28.8272</text:p>
          </table:table-cell>
          <table:table-cell office:value-type="float" office:value="85.915" calcext:value-type="float">
            <text:p>85.915</text:p>
          </table:table-cell>
          <table:table-cell office:value-type="float" office:value="33.8216" calcext:value-type="float">
            <text:p>33.8216</text:p>
          </table:table-cell>
          <table:table-cell office:value-type="float" office:value="82.2593912805045" calcext:value-type="float">
            <text:p>82.2593912805045</text:p>
          </table:table-cell>
          <table:table-cell office:value-type="float" office:value="38.7596899224806" calcext:value-type="float">
            <text:p>38.7596899224806</text:p>
          </table:table-cell>
          <table:table-cell office:value-type="float" office:value="18.9591" calcext:value-type="float">
            <text:p>18.9591</text:p>
          </table:table-cell>
          <table:table-cell office:value-type="float" office:value="23.7050620637931" calcext:value-type="float">
            <text:p>23.7050620637931</text:p>
          </table:table-cell>
          <table:table-cell office:value-type="float" office:value="78.3953" calcext:value-type="float">
            <text:p>78.3953</text:p>
          </table:table-cell>
        </table:table-row>
        <table:table-row table:style-name="ro2">
          <table:table-cell office:value-type="float" office:value="85.915" calcext:value-type="float">
            <text:p>85.9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SCKF (1+2)</text:p>
          </table:table-cell>
          <table:table-cell table:number-columns-repeated="11"/>
        </table:table-row>
        <table:table-row table:style-name="ro2">
          <table:table-cell office:value-type="float" office:value="7.2304" calcext:value-type="float">
            <text:p>7.2304</text:p>
          </table:table-cell>
          <table:table-cell office:value-type="float" office:value="38.5483" calcext:value-type="float">
            <text:p>38.5483</text:p>
          </table:table-cell>
          <table:table-cell table:formula="of:=[.A16]+[.B16]" office:value-type="float" office:value="45.7787" calcext:value-type="float">
            <text:p>45.7787</text:p>
          </table:table-cell>
          <table:table-cell table:number-columns-repeated="9"/>
        </table:table-row>
        <table:table-row table:style-name="ro2">
          <table:table-cell office:value-type="float" office:value="6.5774" calcext:value-type="float">
            <text:p>6.5774</text:p>
          </table:table-cell>
          <table:table-cell office:value-type="float" office:value="38.2668" calcext:value-type="float">
            <text:p>38.2668</text:p>
          </table:table-cell>
          <table:table-cell table:formula="of:=[.A17]+[.B17]" office:value-type="float" office:value="44.8442" calcext:value-type="float">
            <text:p>44.8442</text:p>
          </table:table-cell>
          <table:table-cell table:number-columns-repeated="9"/>
        </table:table-row>
        <table:table-row table:style-name="ro2">
          <table:table-cell office:value-type="float" office:value="6.083" calcext:value-type="float">
            <text:p>6.083</text:p>
          </table:table-cell>
          <table:table-cell office:value-type="float" office:value="36.9871" calcext:value-type="float">
            <text:p>36.9871</text:p>
          </table:table-cell>
          <table:table-cell table:formula="of:=[.A18]+[.B18]" office:value-type="float" office:value="43.0701" calcext:value-type="float">
            <text:p>43.0701</text:p>
          </table:table-cell>
          <table:table-cell table:number-columns-repeated="9"/>
        </table:table-row>
        <table:table-row table:style-name="ro2">
          <table:table-cell office:value-type="float" office:value="7.4207" calcext:value-type="float">
            <text:p>7.4207</text:p>
          </table:table-cell>
          <table:table-cell office:value-type="float" office:value="38.8832" calcext:value-type="float">
            <text:p>38.8832</text:p>
          </table:table-cell>
          <table:table-cell table:formula="of:=[.A19]+[.B19]" office:value-type="float" office:value="46.3039" calcext:value-type="float">
            <text:p>46.3039</text:p>
          </table:table-cell>
          <table:table-cell table:number-columns-repeated="9"/>
        </table:table-row>
        <table:table-row table:style-name="ro2">
          <table:table-cell office:value-type="float" office:value="7.0548" calcext:value-type="float">
            <text:p>7.0548</text:p>
          </table:table-cell>
          <table:table-cell office:value-type="float" office:value="38.4381" calcext:value-type="float">
            <text:p>38.4381</text:p>
          </table:table-cell>
          <table:table-cell table:formula="of:=[.A20]+[.B20]" office:value-type="float" office:value="45.4929" calcext:value-type="float">
            <text:p>45.4929</text:p>
          </table:table-cell>
          <table:table-cell table:number-columns-repeated="9"/>
        </table:table-row>
        <table:table-row table:style-name="ro2">
          <table:table-cell office:value-type="float" office:value="4.3042" calcext:value-type="float">
            <text:p>4.3042</text:p>
          </table:table-cell>
          <table:table-cell office:value-type="float" office:value="29.5174" calcext:value-type="float">
            <text:p>29.5174</text:p>
          </table:table-cell>
          <table:table-cell table:formula="of:=[.A21]+[.B21]" office:value-type="float" office:value="33.8216" calcext:value-type="float">
            <text:p>33.82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SO (ratio)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7"/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1.486" calcext:value-type="float">
            <text:p>1.486</text:p>
          </table:table-cell>
          <table:table-cell office:value-type="float" office:value="1.493" calcext:value-type="float">
            <text:p>1.493</text:p>
          </table:table-cell>
          <table:table-cell table:formula="of:=([.A23]+[.B23]+[.C23])/3" office:value-type="float" office:value="1.48966666666667" calcext:value-type="float">
            <text:p>1.48966666666667</text:p>
          </table:table-cell>
          <table:table-cell table:formula="of:=100/[.D23]" office:value-type="float" office:value="67.1291116580891" calcext:value-type="float">
            <text:p>67.1291116580891</text:p>
          </table:table-cell>
          <table:table-cell table:number-columns-repeated="7"/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43" calcext:value-type="float">
            <text:p>1.043</text:p>
          </table:table-cell>
          <table:table-cell table:formula="of:=([.A24]+[.B24]+[.C24])/3" office:value-type="float" office:value="1.04333333333333" calcext:value-type="float">
            <text:p>1.04333333333333</text:p>
          </table:table-cell>
          <table:table-cell table:formula="of:=100/[.D24]" office:value-type="float" office:value="95.8466453674122" calcext:value-type="float">
            <text:p>95.8466453674122</text:p>
          </table:table-cell>
          <table:table-cell table:number-columns-repeated="7"/>
        </table:table-row>
        <table:table-row table:style-name="ro2">
          <table:table-cell office:value-type="float" office:value="1.843" calcext:value-type="float">
            <text:p>1.843</text:p>
          </table:table-cell>
          <table:table-cell office:value-type="float" office:value="1.064" calcext:value-type="float">
            <text:p>1.064</text:p>
          </table:table-cell>
          <table:table-cell office:value-type="float" office:value="1.048" calcext:value-type="float">
            <text:p>1.048</text:p>
          </table:table-cell>
          <table:table-cell table:formula="of:=([.A25]+[.B25]+[.C25])/3" office:value-type="float" office:value="1.31833333333333" calcext:value-type="float">
            <text:p>1.31833333333333</text:p>
          </table:table-cell>
          <table:table-cell table:formula="of:=100/[.D25]" office:value-type="float" office:value="75.8533501896334" calcext:value-type="float">
            <text:p>75.8533501896334</text:p>
          </table:table-cell>
          <table:table-cell table:number-columns-repeated="7"/>
        </table:table-row>
        <table:table-row table:style-name="ro2">
          <table:table-cell office:value-type="float" office:value="1.653" calcext:value-type="float">
            <text:p>1.653</text:p>
          </table:table-cell>
          <table:table-cell office:value-type="float" office:value="1.629" calcext:value-type="float">
            <text:p>1.629</text:p>
          </table:table-cell>
          <table:table-cell office:value-type="float" office:value="1.635" calcext:value-type="float">
            <text:p>1.635</text:p>
          </table:table-cell>
          <table:table-cell table:formula="of:=([.A26]+[.B26]+[.C26])/3" office:value-type="float" office:value="1.639" calcext:value-type="float">
            <text:p>1.639</text:p>
          </table:table-cell>
          <table:table-cell table:formula="of:=100/[.D26]" office:value-type="float" office:value="61.012812690665" calcext:value-type="float">
            <text:p>61.012812690665</text:p>
          </table:table-cell>
          <table:table-cell table:number-columns-repeated="7"/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3" calcext:value-type="float">
            <text:p>1.173</text:p>
          </table:table-cell>
          <table:table-cell table:formula="of:=([.A27]+[.B27]+[.C27])/3" office:value-type="float" office:value="1.17366666666667" calcext:value-type="float">
            <text:p>1.17366666666667</text:p>
          </table:table-cell>
          <table:table-cell table:formula="of:=100/[.D27]" office:value-type="float" office:value="85.2030673104232" calcext:value-type="float">
            <text:p>85.2030673104232</text:p>
          </table:table-cell>
          <table:table-cell table:number-columns-repeated="7"/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21" calcext:value-type="float">
            <text:p>1.21</text:p>
          </table:table-cell>
          <table:table-cell office:value-type="float" office:value="1.226" calcext:value-type="float">
            <text:p>1.226</text:p>
          </table:table-cell>
          <table:table-cell table:formula="of:=([.A28]+[.B28]+[.C28])/3" office:value-type="float" office:value="1.21566666666667" calcext:value-type="float">
            <text:p>1.21566666666667</text:p>
          </table:table-cell>
          <table:table-cell table:formula="of:=100/[.D28]" office:value-type="float" office:value="82.2593912805045" calcext:value-type="float">
            <text:p>82.25939128050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VIO</text:p>
          </table:table-cell>
          <table:table-cell table:number-columns-repeated="11"/>
        </table:table-row>
        <table:table-row table:style-name="ro2">
          <table:table-cell office:value-type="float" office:value="22.0559" calcext:value-type="float">
            <text:p>22.0559</text:p>
          </table:table-cell>
          <table:table-cell table:number-columns-repeated="11"/>
        </table:table-row>
        <table:table-row table:style-name="ro2">
          <table:table-cell office:value-type="float" office:value="21.935" calcext:value-type="float">
            <text:p>21.935</text:p>
          </table:table-cell>
          <table:table-cell table:number-columns-repeated="11"/>
        </table:table-row>
        <table:table-row table:style-name="ro2">
          <table:table-cell office:value-type="float" office:value="21.6998" calcext:value-type="float">
            <text:p>21.6998</text:p>
          </table:table-cell>
          <table:table-cell table:number-columns-repeated="11"/>
        </table:table-row>
        <table:table-row table:style-name="ro2">
          <table:table-cell office:value-type="float" office:value="22.1212" calcext:value-type="float">
            <text:p>22.1212</text:p>
          </table:table-cell>
          <table:table-cell table:number-columns-repeated="11"/>
        </table:table-row>
        <table:table-row table:style-name="ro2">
          <table:table-cell office:value-type="float" office:value="22.5757" calcext:value-type="float">
            <text:p>22.5757</text:p>
          </table:table-cell>
          <table:table-cell table:number-columns-repeated="11"/>
        </table:table-row>
        <table:table-row table:style-name="ro2">
          <table:table-cell office:value-type="float" office:value="18.9591" calcext:value-type="float">
            <text:p>18.95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SALT (cpu, realtime, bagtime, ratio, cpu)</text:p>
          </table:table-cell>
          <table:table-cell table:number-columns-repeated="11"/>
        </table:table-row>
        <table:table-row table:style-name="ro2">
          <table:table-cell office:value-type="float" office:value="173.2476" calcext:value-type="float">
            <text:p>173.2476</text:p>
          </table:table-cell>
          <table:table-cell office:value-type="float" office:value="37.012" calcext:value-type="float">
            <text:p>37.012</text:p>
          </table:table-cell>
          <table:table-cell office:value-type="float" office:value="144" calcext:value-type="float">
            <text:p>144</text:p>
          </table:table-cell>
          <table:table-cell table:formula="of:=[.C37]/[.B37]" office:value-type="float" office:value="3.89063006592457" calcext:value-type="float">
            <text:p>3.89063006592457</text:p>
          </table:table-cell>
          <table:table-cell table:formula="of:=[.A37]/[.D37]" office:value-type="float" office:value="44.5294456333333" calcext:value-type="float">
            <text:p>44.5294456333333</text:p>
          </table:table-cell>
          <table:table-cell table:number-columns-repeated="7"/>
        </table:table-row>
        <table:table-row table:style-name="ro2">
          <table:table-cell office:value-type="float" office:value="174.5625" calcext:value-type="float">
            <text:p>174.5625</text:p>
          </table:table-cell>
          <table:table-cell office:value-type="float" office:value="18.01" calcext:value-type="float">
            <text:p>18.01</text:p>
          </table:table-cell>
          <table:table-cell office:value-type="float" office:value="88" calcext:value-type="float">
            <text:p>88</text:p>
          </table:table-cell>
          <table:table-cell table:formula="of:=[.C38]/[.B38]" office:value-type="float" office:value="4.88617434758467" calcext:value-type="float">
            <text:p>4.88617434758467</text:p>
          </table:table-cell>
          <table:table-cell table:formula="of:=[.A38]/[.D38]" office:value-type="float" office:value="35.7258025568182" calcext:value-type="float">
            <text:p>35.7258025568182</text:p>
          </table:table-cell>
          <table:table-cell table:number-columns-repeated="7"/>
        </table:table-row>
        <table:table-row table:style-name="ro2">
          <table:table-cell office:value-type="float" office:value="165.0945" calcext:value-type="float">
            <text:p>165.0945</text:p>
          </table:table-cell>
          <table:table-cell office:value-type="float" office:value="19.01" calcext:value-type="float">
            <text:p>19.01</text:p>
          </table:table-cell>
          <table:table-cell office:value-type="float" office:value="109" calcext:value-type="float">
            <text:p>109</text:p>
          </table:table-cell>
          <table:table-cell table:formula="of:=[.C39]/[.B39]" office:value-type="float" office:value="5.73382430299842" calcext:value-type="float">
            <text:p>5.73382430299842</text:p>
          </table:table-cell>
          <table:table-cell table:formula="of:=[.A39]/[.D39]" office:value-type="float" office:value="28.7930866513761" calcext:value-type="float">
            <text:p>28.7930866513761</text:p>
          </table:table-cell>
          <table:table-cell table:number-columns-repeated="7"/>
        </table:table-row>
        <table:table-row table:style-name="ro2">
          <table:table-cell office:value-type="float" office:value="197.2898" calcext:value-type="float">
            <text:p>197.2898</text:p>
          </table:table-cell>
          <table:table-cell office:value-type="float" office:value="25.01" calcext:value-type="float">
            <text:p>25.01</text:p>
          </table:table-cell>
          <table:table-cell office:value-type="float" office:value="113" calcext:value-type="float">
            <text:p>113</text:p>
          </table:table-cell>
          <table:table-cell table:formula="of:=[.C40]/[.B40]" office:value-type="float" office:value="4.51819272291084" calcext:value-type="float">
            <text:p>4.51819272291084</text:p>
          </table:table-cell>
          <table:table-cell table:formula="of:=[.A40]/[.D40]" office:value-type="float" office:value="43.6656451150443" calcext:value-type="float">
            <text:p>43.6656451150443</text:p>
          </table:table-cell>
          <table:table-cell table:number-columns-repeated="7"/>
        </table:table-row>
        <table:table-row table:style-name="ro2">
          <table:table-cell office:value-type="float" office:value="190.3174" calcext:value-type="float">
            <text:p>190.3174</text:p>
          </table:table-cell>
          <table:table-cell office:value-type="float" office:value="23.01" calcext:value-type="float">
            <text:p>23.01</text:p>
          </table:table-cell>
          <table:table-cell office:value-type="float" office:value="117" calcext:value-type="float">
            <text:p>117</text:p>
          </table:table-cell>
          <table:table-cell table:formula="of:=[.C41]/[.B41]" office:value-type="float" office:value="5.08474576271186" calcext:value-type="float">
            <text:p>5.08474576271186</text:p>
          </table:table-cell>
          <table:table-cell table:formula="of:=[.A41]/[.D41]" office:value-type="float" office:value="37.4290886666667" calcext:value-type="float">
            <text:p>37.4290886666667</text:p>
          </table:table-cell>
          <table:table-cell table:number-columns-repeated="7"/>
        </table:table-row>
        <table:table-row table:style-name="ro2">
          <table:table-cell office:value-type="float" office:value="161.6666" calcext:value-type="float">
            <text:p>161.6666</text:p>
          </table:table-cell>
          <table:table-cell office:value-type="float" office:value="17.009" calcext:value-type="float">
            <text:p>17.009</text:p>
          </table:table-cell>
          <table:table-cell office:value-type="float" office:value="116" calcext:value-type="float">
            <text:p>116</text:p>
          </table:table-cell>
          <table:table-cell table:formula="of:=[.C42]/[.B42]" office:value-type="float" office:value="6.81991886648245" calcext:value-type="float">
            <text:p>6.81991886648245</text:p>
          </table:table-cell>
          <table:table-cell table:formula="of:=[.A42]/[.D42]" office:value-type="float" office:value="23.7050620637931" calcext:value-type="float">
            <text:p>23.70506206379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V</text:p>
          </table:table-cell>
          <table:table-cell table:number-columns-repeated="11"/>
        </table:table-row>
        <table:table-row table:style-name="ro2">
          <table:table-cell office:value-type="float" office:value="93.3517" calcext:value-type="float">
            <text:p>93.3517</text:p>
          </table:table-cell>
          <table:table-cell table:number-columns-repeated="11"/>
        </table:table-row>
        <table:table-row table:style-name="ro2">
          <table:table-cell office:value-type="float" office:value="95.0587" calcext:value-type="float">
            <text:p>95.0587</text:p>
          </table:table-cell>
          <table:table-cell table:number-columns-repeated="11"/>
        </table:table-row>
        <table:table-row table:style-name="ro2">
          <table:table-cell office:value-type="float" office:value="91.6201" calcext:value-type="float">
            <text:p>91.6201</text:p>
          </table:table-cell>
          <table:table-cell table:number-columns-repeated="11"/>
        </table:table-row>
        <table:table-row table:style-name="ro2">
          <table:table-cell office:value-type="float" office:value="90.7342" calcext:value-type="float">
            <text:p>90.7342</text:p>
          </table:table-cell>
          <table:table-cell table:number-columns-repeated="11"/>
        </table:table-row>
        <table:table-row table:style-name="ro2">
          <table:table-cell office:value-type="float" office:value="95.9743" calcext:value-type="float">
            <text:p>95.9743</text:p>
          </table:table-cell>
          <table:table-cell table:number-columns-repeated="11"/>
        </table:table-row>
        <table:table-row table:style-name="ro2">
          <table:table-cell office:value-type="float" office:value="78.3953" calcext:value-type="float">
            <text:p>78.395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O-FAST</text:p>
          </table:table-cell>
          <table:table-cell table:number-columns-repeated="11"/>
        </table:table-row>
        <table:table-row table:style-name="ro2">
          <table:table-cell office:value-type="float" office:value="2.357" calcext:value-type="float">
            <text:p>2.357</text:p>
          </table:table-cell>
          <table:table-cell office:value-type="float" office:value="2.347" calcext:value-type="float">
            <text:p>2.347</text:p>
          </table:table-cell>
          <table:table-cell office:value-type="float" office:value="2.355" calcext:value-type="float">
            <text:p>2.355</text:p>
          </table:table-cell>
          <table:table-cell table:formula="of:=AVERAGE([.A51:.C51])" office:value-type="float" office:value="2.353" calcext:value-type="float">
            <text:p>2.353</text:p>
          </table:table-cell>
          <table:table-cell table:formula="of:=100/[.D51]" office:value-type="float" office:value="42.4989375265618" calcext:value-type="float">
            <text:p>42.4989375265618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.789" calcext:value-type="float">
            <text:p>1.789</text:p>
          </table:table-cell>
          <table:table-cell office:value-type="float" office:value="1.784" calcext:value-type="float">
            <text:p>1.784</text:p>
          </table:table-cell>
          <table:table-cell table:formula="of:=AVERAGE([.A52:.C52])" office:value-type="float" office:value="1.78733333333333" calcext:value-type="float">
            <text:p>1.78733333333333</text:p>
          </table:table-cell>
          <table:table-cell table:formula="of:=100/[.D52]" office:value-type="float" office:value="55.9492726594554" calcext:value-type="float">
            <text:p>55.9492726594554</text:p>
          </table:table-cell>
          <table:table-cell table:number-columns-repeated="7"/>
        </table:table-row>
        <table:table-row table:style-name="ro2">
          <table:table-cell office:value-type="float" office:value="115.872" calcext:value-type="float">
            <text:p>115.872</text:p>
          </table:table-cell>
          <table:table-cell office:value-type="float" office:value="115.844" calcext:value-type="float">
            <text:p>115.844</text:p>
          </table:table-cell>
          <table:table-cell office:value-type="float" office:value="115.495" calcext:value-type="float">
            <text:p>115.495</text:p>
          </table:table-cell>
          <table:table-cell table:formula="of:=AVERAGE([.A53:.C53])" office:value-type="float" office:value="115.737" calcext:value-type="float">
            <text:p>115.737</text:p>
          </table:table-cell>
          <table:table-cell table:formula="of:=100/[.D53]" office:value-type="float" office:value="0.864027925382548" calcext:value-type="float">
            <text:p>0.864027925382548</text:p>
          </table:table-cell>
          <table:table-cell table:number-columns-repeated="7"/>
        </table:table-row>
        <table:table-row table:style-name="ro2">
          <table:table-cell office:value-type="float" office:value="2.487" calcext:value-type="float">
            <text:p>2.487</text:p>
          </table:table-cell>
          <table:table-cell office:value-type="float" office:value="2.506" calcext:value-type="float">
            <text:p>2.506</text:p>
          </table:table-cell>
          <table:table-cell office:value-type="float" office:value="2.499" calcext:value-type="float">
            <text:p>2.499</text:p>
          </table:table-cell>
          <table:table-cell table:formula="of:=AVERAGE([.A54:.C54])" office:value-type="float" office:value="2.49733333333333" calcext:value-type="float">
            <text:p>2.49733333333333</text:p>
          </table:table-cell>
          <table:table-cell table:formula="of:=100/[.D54]" office:value-type="float" office:value="40.0427122263748" calcext:value-type="float">
            <text:p>40.0427122263748</text:p>
          </table:table-cell>
          <table:table-cell table:number-columns-repeated="7"/>
        </table:table-row>
        <table:table-row table:style-name="ro2">
          <table:table-cell office:value-type="float" office:value="14.346" calcext:value-type="float">
            <text:p>14.346</text:p>
          </table:table-cell>
          <table:table-cell office:value-type="float" office:value="19.571" calcext:value-type="float">
            <text:p>19.571</text:p>
          </table:table-cell>
          <table:table-cell office:value-type="float" office:value="22.217" calcext:value-type="float">
            <text:p>22.217</text:p>
          </table:table-cell>
          <table:table-cell table:formula="of:=AVERAGE([.A55:.C55])" office:value-type="float" office:value="18.7113333333333" calcext:value-type="float">
            <text:p>18.7113333333333</text:p>
          </table:table-cell>
          <table:table-cell table:formula="of:=100/[.D55]" office:value-type="float" office:value="5.34435458011188" calcext:value-type="float">
            <text:p>5.34435458011188</text:p>
          </table:table-cell>
          <table:table-cell table:number-columns-repeated="7"/>
        </table:table-row>
        <table:table-row table:style-name="ro2">
          <table:table-cell office:value-type="float" office:value="2.32" calcext:value-type="float">
            <text:p>2.32</text:p>
          </table:table-cell>
          <table:table-cell office:value-type="float" office:value="2.356" calcext:value-type="float">
            <text:p>2.356</text:p>
          </table:table-cell>
          <table:table-cell office:value-type="float" office:value="3.064" calcext:value-type="float">
            <text:p>3.064</text:p>
          </table:table-cell>
          <table:table-cell table:formula="of:=AVERAGE([.A56:.C56])" office:value-type="float" office:value="2.58" calcext:value-type="float">
            <text:p>2.58</text:p>
          </table:table-cell>
          <table:table-cell table:formula="of:=100/[.D56]" office:value-type="float" office:value="38.7596899224806" calcext:value-type="float">
            <text:p>38.7596899224806</text:p>
          </table:table-cell>
          <table:table-cell table:number-columns-repeated="7"/>
        </table:table-row>
      </table:table>
      <table:table table:name="ablation dso v1-01" table:style-name="ta1">
        <table:shapes>
          <draw:frame draw:z-index="0" draw:style-name="gr1" draw:text-style-name="P1" svg:width="6.2988in" svg:height="3.5429in" svg:x="0.0681in" svg:y="4.9437in">
            <draw:object draw:notify-on-update-of-ranges="'ablation dso v1-01'.A22:'ablation dso v1-01'.A22 'ablation dso v1-01'.D22:'ablation dso v1-01'.H22 'ablation dso v1-01'.A23:'ablation dso v1-01'.A23 'ablation dso v1-01'.D23:'ablation dso v1-01'.H23 'ablation dso v1-01'.A24:'ablation dso v1-01'.A24 'ablation dso v1-01'.D24:'ablation dso v1-01'.H24 'ablation dso v1-01'.A25:'ablation dso v1-01'.A25 'ablation dso v1-01'.D25:'ablation dso v1-01'.H25 'ablation dso v1-01'.A26:'ablation dso v1-01'.A26 'ablation dso v1-01'.D26:'ablation dso v1-01'.H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22in" svg:y="4.9343in">
            <draw:object draw:notify-on-update-of-ranges="'ablation dso v1-01'.J16:'ablation dso v1-01'.J16 'ablation dso v1-01'.M16:'ablation dso v1-01'.Q16 'ablation dso v1-01'.J17:'ablation dso v1-01'.J17 'ablation dso v1-01'.M17:'ablation dso v1-01'.Q17 'ablation dso v1-01'.J18:'ablation dso v1-01'.J18 'ablation dso v1-01'.M18:'ablation dso v1-01'.Q18 'ablation dso v1-01'.J19:'ablation dso v1-01'.J19 'ablation dso v1-01'.M19:'ablation dso v1-01'.Q19 'ablation dso v1-01'.J20:'ablation dso v1-01'.J20 'ablation dso v1-01'.M20:'ablation dso v1-01'.Q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CPU (ratio)</text:p>
          </table:table-cell>
          <table:table-cell table:style-name="Default" office:value-type="string" calcext:value-type="string">
            <text:p>frames 1</text:p>
          </table:table-cell>
          <table:table-cell table:style-name="Default" office:value-type="string" calcext:value-type="string">
            <text:p>frames 2</text:p>
          </table:table-cell>
          <table:table-cell office:value-type="string" calcext:value-type="string">
            <text:p>frames 3</text:p>
          </table:table-cell>
          <table:table-cell office:value-type="string" calcext:value-type="string">
            <text:p>frames 4</text:p>
          </table:table-cell>
          <table:table-cell office:value-type="string" calcext:value-type="string">
            <text:p>frames 5</text:p>
          </table:table-cell>
          <table:table-cell office:value-type="string" calcext:value-type="string">
            <text:p>frames 6</text:p>
          </table:table-cell>
          <table:table-cell office:value-type="string" calcext:value-type="string">
            <text:p>frames 7</text:p>
          </table:table-cell>
          <table:table-cell/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frames 1</text:p>
          </table:table-cell>
          <table:table-cell table:style-name="Default" office:value-type="string" calcext:value-type="string">
            <text:p>frames 2</text:p>
          </table:table-cell>
          <table:table-cell office:value-type="string" calcext:value-type="string">
            <text:p>frames 3</text:p>
          </table:table-cell>
          <table:table-cell office:value-type="string" calcext:value-type="string">
            <text:p>frames 4</text:p>
          </table:table-cell>
          <table:table-cell office:value-type="string" calcext:value-type="string">
            <text:p>frames 5</text:p>
          </table:table-cell>
          <table:table-cell office:value-type="string" calcext:value-type="string">
            <text:p>frames 6</text:p>
          </table:table-cell>
          <table:table-cell office:value-type="string" calcext:value-type="string">
            <text:p>frames 7</text:p>
          </table:table-cell>
        </table:table-row>
        <table:table-row table:style-name="ro2">
          <table:table-cell office:value-type="string" calcext:value-type="string">
            <text:p>Points 800</text:p>
          </table:table-cell>
          <table:table-cell office:value-type="float" office:value="369.501" calcext:value-type="float">
            <text:p>369.501</text:p>
          </table:table-cell>
          <table:table-cell office:value-type="float" office:value="330.36" calcext:value-type="float">
            <text:p>330.36</text:p>
          </table:table-cell>
          <table:table-cell office:value-type="float" office:value="3.13" calcext:value-type="float">
            <text:p>3.13</text:p>
          </table:table-cell>
          <table:table-cell office:value-type="float" office:value="3.04" calcext:value-type="float">
            <text:p>3.04</text:p>
          </table:table-cell>
          <table:table-cell office:value-type="float" office:value="2.895" calcext:value-type="float">
            <text:p>2.895</text:p>
          </table:table-cell>
          <table:table-cell office:value-type="float" office:value="2.511" calcext:value-type="float">
            <text:p>2.511</text:p>
          </table:table-cell>
          <table:table-cell office:value-type="float" office:value="2.463" calcext:value-type="float">
            <text:p>2.463</text:p>
          </table:table-cell>
          <table:table-cell/>
          <table:table-cell office:value-type="string" calcext:value-type="string">
            <text:p>Points 800</text:p>
          </table:table-cell>
          <table:table-cell office:value-type="float" office:value="0.085407" calcext:value-type="float">
            <text:p>0.085407</text:p>
          </table:table-cell>
          <table:table-cell office:value-type="float" office:value="0.084899" calcext:value-type="float">
            <text:p>0.084899</text:p>
          </table:table-cell>
          <table:table-cell office:value-type="float" office:value="0.055661" calcext:value-type="float">
            <text:p>0.055661</text:p>
          </table:table-cell>
          <table:table-cell office:value-type="float" office:value="0.046112" calcext:value-type="float">
            <text:p>0.046112</text:p>
          </table:table-cell>
          <table:table-cell office:value-type="float" office:value="0.053063" calcext:value-type="float">
            <text:p>0.053063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63535" calcext:value-type="float">
            <text:p>0.063535</text:p>
          </table:table-cell>
        </table:table-row>
        <table:table-row table:style-name="ro2">
          <table:table-cell/>
          <table:table-cell office:value-type="float" office:value="368.524" calcext:value-type="float">
            <text:p>368.524</text:p>
          </table:table-cell>
          <table:table-cell office:value-type="float" office:value="332.656" calcext:value-type="float">
            <text:p>332.656</text:p>
          </table:table-cell>
          <table:table-cell office:value-type="float" office:value="3.145" calcext:value-type="float">
            <text:p>3.145</text:p>
          </table:table-cell>
          <table:table-cell office:value-type="float" office:value="2.002" calcext:value-type="float">
            <text:p>2.002</text:p>
          </table:table-cell>
          <table:table-cell office:value-type="float" office:value="2.879" calcext:value-type="float">
            <text:p>2.879</text:p>
          </table:table-cell>
          <table:table-cell office:value-type="float" office:value="2.545" calcext:value-type="float">
            <text:p>2.545</text:p>
          </table:table-cell>
          <table:table-cell office:value-type="float" office:value="2.301" calcext:value-type="float">
            <text:p>2.301</text:p>
          </table:table-cell>
          <table:table-cell table:number-columns-repeated="2"/>
          <table:table-cell office:value-type="float" office:value="0.085407" calcext:value-type="float">
            <text:p>0.085407</text:p>
          </table:table-cell>
          <table:table-cell office:value-type="float" office:value="0.084899" calcext:value-type="float">
            <text:p>0.084899</text:p>
          </table:table-cell>
          <table:table-cell office:value-type="float" office:value="0.051769" calcext:value-type="float">
            <text:p>0.051769</text:p>
          </table:table-cell>
          <table:table-cell office:value-type="float" office:value="0.046112" calcext:value-type="float">
            <text:p>0.046112</text:p>
          </table:table-cell>
          <table:table-cell office:value-type="float" office:value="0.051225" calcext:value-type="float">
            <text:p>0.051225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47838" calcext:value-type="float">
            <text:p>0.047838</text:p>
          </table:table-cell>
        </table:table-row>
        <table:table-row table:style-name="ro2">
          <table:table-cell/>
          <table:table-cell office:value-type="float" office:value="369.005" calcext:value-type="float">
            <text:p>369.005</text:p>
          </table:table-cell>
          <table:table-cell office:value-type="float" office:value="330.653" calcext:value-type="float">
            <text:p>330.653</text:p>
          </table:table-cell>
          <table:table-cell office:value-type="float" office:value="3.108" calcext:value-type="float">
            <text:p>3.108</text:p>
          </table:table-cell>
          <table:table-cell office:value-type="float" office:value="1.87" calcext:value-type="float">
            <text:p>1.87</text:p>
          </table:table-cell>
          <table:table-cell office:value-type="float" office:value="2.863" calcext:value-type="float">
            <text:p>2.863</text:p>
          </table:table-cell>
          <table:table-cell office:value-type="float" office:value="2.595" calcext:value-type="float">
            <text:p>2.595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0.085407" calcext:value-type="float">
            <text:p>0.085407</text:p>
          </table:table-cell>
          <table:table-cell office:value-type="float" office:value="0.084899" calcext:value-type="float">
            <text:p>0.084899</text:p>
          </table:table-cell>
          <table:table-cell office:value-type="float" office:value="0.055661" calcext:value-type="float">
            <text:p>0.055661</text:p>
          </table:table-cell>
          <table:table-cell office:value-type="float" office:value="0.046112" calcext:value-type="float">
            <text:p>0.046112</text:p>
          </table:table-cell>
          <table:table-cell office:value-type="float" office:value="0.054379" calcext:value-type="float">
            <text:p>0.054379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63535" calcext:value-type="float">
            <text:p>0.063535</text:p>
          </table:table-cell>
        </table:table-row>
        <table:table-row table:style-name="ro2">
          <table:table-cell office:value-type="string" calcext:value-type="string">
            <text:p>Points 1600</text:p>
          </table:table-cell>
          <table:table-cell office:value-type="float" office:value="829.227" calcext:value-type="float">
            <text:p>829.227</text:p>
          </table:table-cell>
          <table:table-cell office:value-type="float" office:value="830.348" calcext:value-type="float">
            <text:p>830.348</text:p>
          </table:table-cell>
          <table:table-cell office:value-type="float" office:value="2.512" calcext:value-type="float">
            <text:p>2.512</text:p>
          </table:table-cell>
          <table:table-cell office:value-type="float" office:value="2.355" calcext:value-type="float">
            <text:p>2.355</text:p>
          </table:table-cell>
          <table:table-cell office:value-type="float" office:value="2.116" calcext:value-type="float">
            <text:p>2.116</text:p>
          </table:table-cell>
          <table:table-cell office:value-type="float" office:value="1.948" calcext:value-type="float">
            <text:p>1.948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Points 1600</text:p>
          </table:table-cell>
          <table:table-cell table:number-columns-repeated="2" office:value-type="float" office:value="0.019797" calcext:value-type="float">
            <text:p>0.019797</text:p>
          </table:table-cell>
          <table:table-cell office:value-type="float" office:value="0.045299" calcext:value-type="float">
            <text:p>0.045299</text:p>
          </table:table-cell>
          <table:table-cell office:value-type="float" office:value="0.044291" calcext:value-type="float">
            <text:p>0.044291</text:p>
          </table:table-cell>
          <table:table-cell office:value-type="float" office:value="0.038684" calcext:value-type="float">
            <text:p>0.038684</text:p>
          </table:table-cell>
          <table:table-cell office:value-type="float" office:value="0.052944" calcext:value-type="float">
            <text:p>0.052944</text:p>
          </table:table-cell>
          <table:table-cell office:value-type="float" office:value="0.043315" calcext:value-type="float">
            <text:p>0.043315</text:p>
          </table:table-cell>
        </table:table-row>
        <table:table-row table:style-name="ro2">
          <table:table-cell/>
          <table:table-cell office:value-type="float" office:value="823.303" calcext:value-type="float">
            <text:p>823.303</text:p>
          </table:table-cell>
          <table:table-cell office:value-type="float" office:value="828.674" calcext:value-type="float">
            <text:p>828.674</text:p>
          </table:table-cell>
          <table:table-cell office:value-type="float" office:value="2.515" calcext:value-type="float">
            <text:p>2.515</text:p>
          </table:table-cell>
          <table:table-cell office:value-type="float" office:value="2.333" calcext:value-type="float">
            <text:p>2.333</text:p>
          </table:table-cell>
          <table:table-cell office:value-type="float" office:value="2.129" calcext:value-type="float">
            <text:p>2.129</text:p>
          </table:table-cell>
          <table:table-cell office:value-type="float" office:value="1.951" calcext:value-type="float">
            <text:p>1.951</text:p>
          </table:table-cell>
          <table:table-cell office:value-type="float" office:value="1.618" calcext:value-type="float">
            <text:p>1.618</text:p>
          </table:table-cell>
          <table:table-cell table:number-columns-repeated="2"/>
          <table:table-cell table:number-columns-repeated="2" office:value-type="float" office:value="0.019797" calcext:value-type="float">
            <text:p>0.019797</text:p>
          </table:table-cell>
          <table:table-cell office:value-type="float" office:value="0.045299" calcext:value-type="float">
            <text:p>0.045299</text:p>
          </table:table-cell>
          <table:table-cell office:value-type="float" office:value="0.052463" calcext:value-type="float">
            <text:p>0.052463</text:p>
          </table:table-cell>
          <table:table-cell office:value-type="float" office:value="0.038684" calcext:value-type="float">
            <text:p>0.038684</text:p>
          </table:table-cell>
          <table:table-cell office:value-type="float" office:value="0.052944" calcext:value-type="float">
            <text:p>0.052944</text:p>
          </table:table-cell>
          <table:table-cell office:value-type="float" office:value="0.043315" calcext:value-type="float">
            <text:p>0.043315</text:p>
          </table:table-cell>
        </table:table-row>
        <table:table-row table:style-name="ro2">
          <table:table-cell/>
          <table:table-cell office:value-type="float" office:value="823.358" calcext:value-type="float">
            <text:p>823.358</text:p>
          </table:table-cell>
          <table:table-cell office:value-type="float" office:value="816.903" calcext:value-type="float">
            <text:p>816.903</text:p>
          </table:table-cell>
          <table:table-cell office:value-type="float" office:value="2.481" calcext:value-type="float">
            <text:p>2.481</text:p>
          </table:table-cell>
          <table:table-cell office:value-type="float" office:value="2.337" calcext:value-type="float">
            <text:p>2.337</text:p>
          </table:table-cell>
          <table:table-cell office:value-type="float" office:value="2.103" calcext:value-type="float">
            <text:p>2.103</text:p>
          </table:table-cell>
          <table:table-cell office:value-type="float" office:value="1.453" calcext:value-type="float">
            <text:p>1.453</text:p>
          </table:table-cell>
          <table:table-cell office:value-type="float" office:value="1.775" calcext:value-type="float">
            <text:p>1.775</text:p>
          </table:table-cell>
          <table:table-cell table:number-columns-repeated="2"/>
          <table:table-cell table:number-columns-repeated="2" office:value-type="float" office:value="0.019797" calcext:value-type="float">
            <text:p>0.019797</text:p>
          </table:table-cell>
          <table:table-cell office:value-type="float" office:value="0.045299" calcext:value-type="float">
            <text:p>0.045299</text:p>
          </table:table-cell>
          <table:table-cell office:value-type="float" office:value="0.052463" calcext:value-type="float">
            <text:p>0.052463</text:p>
          </table:table-cell>
          <table:table-cell office:value-type="float" office:value="0.038684" calcext:value-type="float">
            <text:p>0.038684</text:p>
          </table:table-cell>
          <table:table-cell office:value-type="float" office:value="0.052944" calcext:value-type="float">
            <text:p>0.052944</text:p>
          </table:table-cell>
          <table:table-cell office:value-type="float" office:value="0.043315" calcext:value-type="float">
            <text:p>0.043315</text:p>
          </table:table-cell>
        </table:table-row>
        <table:table-row table:style-name="ro2">
          <table:table-cell office:value-type="string" calcext:value-type="string">
            <text:p>Points 2400</text:p>
          </table:table-cell>
          <table:table-cell office:value-type="float" office:value="823.647" calcext:value-type="float">
            <text:p>823.647</text:p>
          </table:table-cell>
          <table:table-cell office:value-type="float" office:value="824.688" calcext:value-type="float">
            <text:p>824.688</text:p>
          </table:table-cell>
          <table:table-cell office:value-type="float" office:value="1.993" calcext:value-type="float">
            <text:p>1.993</text:p>
          </table:table-cell>
          <table:table-cell office:value-type="float" office:value="1.976" calcext:value-type="float">
            <text:p>1.976</text:p>
          </table:table-cell>
          <table:table-cell office:value-type="float" office:value="1.715" calcext:value-type="float">
            <text:p>1.715</text:p>
          </table:table-cell>
          <table:table-cell office:value-type="float" office:value="1.131" calcext:value-type="float">
            <text:p>1.131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string" calcext:value-type="string">
            <text:p>Points 2400</text:p>
          </table:table-cell>
          <table:table-cell table:number-columns-repeated="2" office:value-type="float" office:value="0.015849" calcext:value-type="float">
            <text:p>0.015849</text:p>
          </table:table-cell>
          <table:table-cell office:value-type="float" office:value="0.057303" calcext:value-type="float">
            <text:p>0.057303</text:p>
          </table:table-cell>
          <table:table-cell office:value-type="float" office:value="0.059285" calcext:value-type="float">
            <text:p>0.059285</text:p>
          </table:table-cell>
          <table:table-cell office:value-type="float" office:value="0.037787" calcext:value-type="float">
            <text:p>0.037787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143" calcext:value-type="float">
            <text:p>0.037143</text:p>
          </table:table-cell>
        </table:table-row>
        <table:table-row table:style-name="ro2">
          <table:table-cell/>
          <table:table-cell office:value-type="float" office:value="823.256" calcext:value-type="float">
            <text:p>823.256</text:p>
          </table:table-cell>
          <table:table-cell office:value-type="float" office:value="829.775" calcext:value-type="float">
            <text:p>829.775</text:p>
          </table:table-cell>
          <table:table-cell office:value-type="float" office:value="2.021" calcext:value-type="float">
            <text:p>2.021</text:p>
          </table:table-cell>
          <table:table-cell office:value-type="float" office:value="1.975" calcext:value-type="float">
            <text:p>1.975</text:p>
          </table:table-cell>
          <table:table-cell office:value-type="float" office:value="1.672" calcext:value-type="float">
            <text:p>1.672</text:p>
          </table:table-cell>
          <table:table-cell office:value-type="float" office:value="1.418" calcext:value-type="float">
            <text:p>1.418</text:p>
          </table:table-cell>
          <table:table-cell office:value-type="float" office:value="1.372" calcext:value-type="float">
            <text:p>1.372</text:p>
          </table:table-cell>
          <table:table-cell table:number-columns-repeated="2"/>
          <table:table-cell table:number-columns-repeated="2" office:value-type="float" office:value="0.015849" calcext:value-type="float">
            <text:p>0.015849</text:p>
          </table:table-cell>
          <table:table-cell office:value-type="float" office:value="0.062752" calcext:value-type="float">
            <text:p>0.062752</text:p>
          </table:table-cell>
          <table:table-cell office:value-type="float" office:value="0.058499" calcext:value-type="float">
            <text:p>0.058499</text:p>
          </table:table-cell>
          <table:table-cell office:value-type="float" office:value="0.037787" calcext:value-type="float">
            <text:p>0.037787</text:p>
          </table:table-cell>
          <table:table-cell office:value-type="float" office:value="0.044754" calcext:value-type="float">
            <text:p>0.044754</text:p>
          </table:table-cell>
          <table:table-cell office:value-type="float" office:value="0.045791" calcext:value-type="float">
            <text:p>0.045791</text:p>
          </table:table-cell>
        </table:table-row>
        <table:table-row table:style-name="ro2">
          <table:table-cell/>
          <table:table-cell office:value-type="float" office:value="824.436" calcext:value-type="float">
            <text:p>824.436</text:p>
          </table:table-cell>
          <table:table-cell office:value-type="float" office:value="830.333" calcext:value-type="float">
            <text:p>830.333</text:p>
          </table:table-cell>
          <table:table-cell office:value-type="float" office:value="2.022" calcext:value-type="float">
            <text:p>2.022</text:p>
          </table:table-cell>
          <table:table-cell office:value-type="float" office:value="1.994" calcext:value-type="float">
            <text:p>1.994</text:p>
          </table:table-cell>
          <table:table-cell office:value-type="float" office:value="1.724" calcext:value-type="float">
            <text:p>1.724</text:p>
          </table:table-cell>
          <table:table-cell office:value-type="float" office:value="1.511" calcext:value-type="float">
            <text:p>1.511</text:p>
          </table:table-cell>
          <table:table-cell office:value-type="float" office:value="1.202" calcext:value-type="float">
            <text:p>1.202</text:p>
          </table:table-cell>
          <table:table-cell table:number-columns-repeated="2"/>
          <table:table-cell table:number-columns-repeated="2" office:value-type="float" office:value="0.015849" calcext:value-type="float">
            <text:p>0.015849</text:p>
          </table:table-cell>
          <table:table-cell office:value-type="float" office:value="0.057303" calcext:value-type="float">
            <text:p>0.057303</text:p>
          </table:table-cell>
          <table:table-cell office:value-type="float" office:value="0.058499" calcext:value-type="float">
            <text:p>0.058499</text:p>
          </table:table-cell>
          <table:table-cell office:value-type="float" office:value="0.037787" calcext:value-type="float">
            <text:p>0.037787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5957" calcext:value-type="float">
            <text:p>0.035957</text:p>
          </table:table-cell>
        </table:table-row>
        <table:table-row table:style-name="ro2">
          <table:table-cell office:value-type="string" calcext:value-type="string">
            <text:p>Points 3200</text:p>
          </table:table-cell>
          <table:table-cell office:value-type="float" office:value="768.796" calcext:value-type="float">
            <text:p>768.796</text:p>
          </table:table-cell>
          <table:table-cell office:value-type="float" office:value="766.828" calcext:value-type="float">
            <text:p>766.828</text:p>
          </table:table-cell>
          <table:table-cell office:value-type="float" office:value="1.716" calcext:value-type="float">
            <text:p>1.716</text:p>
          </table:table-cell>
          <table:table-cell office:value-type="float" office:value="1.553" calcext:value-type="float">
            <text:p>1.553</text:p>
          </table:table-cell>
          <table:table-cell office:value-type="float" office:value="1.471" calcext:value-type="float">
            <text:p>1.471</text:p>
          </table:table-cell>
          <table:table-cell office:value-type="float" office:value="1.224" calcext:value-type="float">
            <text:p>1.224</text:p>
          </table:table-cell>
          <table:table-cell office:value-type="float" office:value="1.082" calcext:value-type="float">
            <text:p>1.082</text:p>
          </table:table-cell>
          <table:table-cell/>
          <table:table-cell office:value-type="string" calcext:value-type="string">
            <text:p>Points 3200</text:p>
          </table:table-cell>
          <table:table-cell table:number-columns-repeated="2" office:value-type="float" office:value="0.017717" calcext:value-type="float">
            <text:p>0.017717</text:p>
          </table:table-cell>
          <table:table-cell office:value-type="float" office:value="0.045842" calcext:value-type="float">
            <text:p>0.045842</text:p>
          </table:table-cell>
          <table:table-cell office:value-type="float" office:value="0.061142" calcext:value-type="float">
            <text:p>0.061142</text:p>
          </table:table-cell>
          <table:table-cell office:value-type="float" office:value="0.042693" calcext:value-type="float">
            <text:p>0.042693</text:p>
          </table:table-cell>
          <table:table-cell office:value-type="float" office:value="0.052891" calcext:value-type="float">
            <text:p>0.052891</text:p>
          </table:table-cell>
          <table:table-cell office:value-type="float" office:value="0.055872" calcext:value-type="float">
            <text:p>0.055872</text:p>
          </table:table-cell>
        </table:table-row>
        <table:table-row table:style-name="ro2">
          <table:table-cell/>
          <table:table-cell office:value-type="float" office:value="769.662" calcext:value-type="float">
            <text:p>769.662</text:p>
          </table:table-cell>
          <table:table-cell office:value-type="float" office:value="773.589" calcext:value-type="float">
            <text:p>773.589</text:p>
          </table:table-cell>
          <table:table-cell office:value-type="float" office:value="1.705" calcext:value-type="float">
            <text:p>1.705</text:p>
          </table:table-cell>
          <table:table-cell office:value-type="float" office:value="1.567" calcext:value-type="float">
            <text:p>1.567</text:p>
          </table:table-cell>
          <table:table-cell office:value-type="float" office:value="1.507" calcext:value-type="float">
            <text:p>1.507</text:p>
          </table:table-cell>
          <table:table-cell office:value-type="float" office:value="1.212" calcext:value-type="float">
            <text:p>1.212</text:p>
          </table:table-cell>
          <table:table-cell office:value-type="float" office:value="1.081" calcext:value-type="float">
            <text:p>1.081</text:p>
          </table:table-cell>
          <table:table-cell table:number-columns-repeated="2"/>
          <table:table-cell table:number-columns-repeated="2" office:value-type="float" office:value="0.017717" calcext:value-type="float">
            <text:p>0.017717</text:p>
          </table:table-cell>
          <table:table-cell office:value-type="float" office:value="0.046398" calcext:value-type="float">
            <text:p>0.046398</text:p>
          </table:table-cell>
          <table:table-cell office:value-type="float" office:value="0.063312" calcext:value-type="float">
            <text:p>0.063312</text:p>
          </table:table-cell>
          <table:table-cell office:value-type="float" office:value="0.042693" calcext:value-type="float">
            <text:p>0.042693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55872" calcext:value-type="float">
            <text:p>0.055872</text:p>
          </table:table-cell>
        </table:table-row>
        <table:table-row table:style-name="ro2">
          <table:table-cell/>
          <table:table-cell office:value-type="float" office:value="774.359" calcext:value-type="float">
            <text:p>774.359</text:p>
          </table:table-cell>
          <table:table-cell office:value-type="float" office:value="768.414" calcext:value-type="float">
            <text:p>768.414</text:p>
          </table:table-cell>
          <table:table-cell office:value-type="float" office:value="1.698" calcext:value-type="float">
            <text:p>1.698</text:p>
          </table:table-cell>
          <table:table-cell office:value-type="float" office:value="1.565" calcext:value-type="float">
            <text:p>1.565</text:p>
          </table:table-cell>
          <table:table-cell office:value-type="float" office:value="1.427" calcext:value-type="float">
            <text:p>1.427</text:p>
          </table:table-cell>
          <table:table-cell office:value-type="float" office:value="1.194" calcext:value-type="float">
            <text:p>1.194</text:p>
          </table:table-cell>
          <table:table-cell office:value-type="float" office:value="1.066" calcext:value-type="float">
            <text:p>1.066</text:p>
          </table:table-cell>
          <table:table-cell table:number-columns-repeated="2"/>
          <table:table-cell table:number-columns-repeated="2" office:value-type="float" office:value="0.017717" calcext:value-type="float">
            <text:p>0.017717</text:p>
          </table:table-cell>
          <table:table-cell office:value-type="float" office:value="0.044946" calcext:value-type="float">
            <text:p>0.044946</text:p>
          </table:table-cell>
          <table:table-cell office:value-type="float" office:value="0.061243" calcext:value-type="float">
            <text:p>0.061243</text:p>
          </table:table-cell>
          <table:table-cell office:value-type="float" office:value="0.079453" calcext:value-type="float">
            <text:p>0.079453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55695" calcext:value-type="float">
            <text:p>0.055695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CPU (ratio)</text:p>
          </table:table-cell>
          <table:table-cell table:style-name="Default" office:value-type="string" calcext:value-type="string">
            <text:p>frames 1</text:p>
          </table:table-cell>
          <table:table-cell table:style-name="Default" office:value-type="string" calcext:value-type="string">
            <text:p>frames 2</text:p>
          </table:table-cell>
          <table:table-cell office:value-type="string" calcext:value-type="string">
            <text:p>frames 3</text:p>
          </table:table-cell>
          <table:table-cell office:value-type="string" calcext:value-type="string">
            <text:p>frames 4</text:p>
          </table:table-cell>
          <table:table-cell office:value-type="string" calcext:value-type="string">
            <text:p>frames 5</text:p>
          </table:table-cell>
          <table:table-cell office:value-type="string" calcext:value-type="string">
            <text:p>frames 6</text:p>
          </table:table-cell>
          <table:table-cell office:value-type="string" calcext:value-type="string">
            <text:p>frames 7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oints 800</text:p>
          </table:table-cell>
          <table:table-cell table:number-columns-repeated="2"/>
          <table:table-cell table:formula="of:=AVERAGE([.D2:.D4])" office:value-type="float" office:value="3.12766666666667" calcext:value-type="float">
            <text:p>3.12766666666667</text:p>
          </table:table-cell>
          <table:table-cell table:formula="of:=AVERAGE([.E2:.E4])" office:value-type="float" office:value="2.304" calcext:value-type="float">
            <text:p>2.304</text:p>
          </table:table-cell>
          <table:table-cell table:formula="of:=AVERAGE([.F2:.F4])" office:value-type="float" office:value="2.879" calcext:value-type="float">
            <text:p>2.879</text:p>
          </table:table-cell>
          <table:table-cell table:formula="of:=AVERAGE([.G2:.G4])" office:value-type="float" office:value="2.55033333333333" calcext:value-type="float">
            <text:p>2.55033333333333</text:p>
          </table:table-cell>
          <table:table-cell table:formula="of:=AVERAGE([.H2:.H4])" office:value-type="float" office:value="2.41466666666667" calcext:value-type="float">
            <text:p>2.41466666666667</text:p>
          </table:table-cell>
          <table:table-cell/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frames 1</text:p>
          </table:table-cell>
          <table:table-cell table:style-name="Default" office:value-type="string" calcext:value-type="string">
            <text:p>frames 2</text:p>
          </table:table-cell>
          <table:table-cell office:value-type="string" calcext:value-type="string">
            <text:p>frames 3</text:p>
          </table:table-cell>
          <table:table-cell office:value-type="string" calcext:value-type="string">
            <text:p>frames 4</text:p>
          </table:table-cell>
          <table:table-cell office:value-type="string" calcext:value-type="string">
            <text:p>frames 5</text:p>
          </table:table-cell>
          <table:table-cell office:value-type="string" calcext:value-type="string">
            <text:p>frames 6</text:p>
          </table:table-cell>
          <table:table-cell office:value-type="string" calcext:value-type="string">
            <text:p>frames 7</text:p>
          </table:table-cell>
        </table:table-row>
        <table:table-row table:style-name="ro2">
          <table:table-cell office:value-type="string" calcext:value-type="string">
            <text:p>Points 1600</text:p>
          </table:table-cell>
          <table:table-cell table:number-columns-repeated="2"/>
          <table:table-cell table:formula="of:=AVERAGE([.D5:.D7])" office:value-type="float" office:value="2.50266666666667" calcext:value-type="float">
            <text:p>2.50266666666667</text:p>
          </table:table-cell>
          <table:table-cell table:formula="of:=AVERAGE([.E5:.E7])" office:value-type="float" office:value="2.34166666666667" calcext:value-type="float">
            <text:p>2.34166666666667</text:p>
          </table:table-cell>
          <table:table-cell table:formula="of:=AVERAGE([.F5:.F7])" office:value-type="float" office:value="2.116" calcext:value-type="float">
            <text:p>2.116</text:p>
          </table:table-cell>
          <table:table-cell table:formula="of:=AVERAGE([.G5:.G7])" office:value-type="float" office:value="1.784" calcext:value-type="float">
            <text:p>1.784</text:p>
          </table:table-cell>
          <table:table-cell table:formula="of:=AVERAGE([.H5:.H7])" office:value-type="float" office:value="1.711" calcext:value-type="float">
            <text:p>1.711</text:p>
          </table:table-cell>
          <table:table-cell/>
          <table:table-cell office:value-type="string" calcext:value-type="string">
            <text:p>Points 800</text:p>
          </table:table-cell>
          <table:table-cell table:number-columns-repeated="2"/>
          <table:table-cell table:formula="of:=AVERAGE([.M2:.M4])" office:value-type="float" office:value="0.0543636666666667" calcext:value-type="float">
            <text:p>0.054363666666667</text:p>
          </table:table-cell>
          <table:table-cell table:formula="of:=AVERAGE([.N2:.N4])" office:value-type="float" office:value="0.046112" calcext:value-type="float">
            <text:p>0.046112</text:p>
          </table:table-cell>
          <table:table-cell table:formula="of:=AVERAGE([.O2:.O4])" office:value-type="float" office:value="0.052889" calcext:value-type="float">
            <text:p>0.052889</text:p>
          </table:table-cell>
          <table:table-cell table:formula="of:=AVERAGE([.P2:.P4])" office:value-type="float" office:value="0.06039" calcext:value-type="float">
            <text:p>0.06039</text:p>
          </table:table-cell>
          <table:table-cell table:formula="of:=AVERAGE([.Q2:.Q4])" office:value-type="float" office:value="0.0583026666666667" calcext:value-type="float">
            <text:p>0.058302666666667</text:p>
          </table:table-cell>
        </table:table-row>
        <table:table-row table:style-name="ro2">
          <table:table-cell office:value-type="string" calcext:value-type="string">
            <text:p>Points 2400</text:p>
          </table:table-cell>
          <table:table-cell table:number-columns-repeated="2"/>
          <table:table-cell table:formula="of:=AVERAGE([.D8:.D10])" office:value-type="float" office:value="2.012" calcext:value-type="float">
            <text:p>2.012</text:p>
          </table:table-cell>
          <table:table-cell table:formula="of:=AVERAGE([.E8:.E10])" office:value-type="float" office:value="1.98166666666667" calcext:value-type="float">
            <text:p>1.98166666666667</text:p>
          </table:table-cell>
          <table:table-cell table:formula="of:=AVERAGE([.F8:.F10])" office:value-type="float" office:value="1.70366666666667" calcext:value-type="float">
            <text:p>1.70366666666667</text:p>
          </table:table-cell>
          <table:table-cell table:formula="of:=AVERAGE([.G8:.G10])" office:value-type="float" office:value="1.35333333333333" calcext:value-type="float">
            <text:p>1.35333333333333</text:p>
          </table:table-cell>
          <table:table-cell table:formula="of:=AVERAGE([.H8:.H10])" office:value-type="float" office:value="1.26233333333333" calcext:value-type="float">
            <text:p>1.26233333333333</text:p>
          </table:table-cell>
          <table:table-cell/>
          <table:table-cell office:value-type="string" calcext:value-type="string">
            <text:p>Points 1600</text:p>
          </table:table-cell>
          <table:table-cell table:number-columns-repeated="2"/>
          <table:table-cell table:formula="of:=AVERAGE([.M5:.M7])" office:value-type="float" office:value="0.045299" calcext:value-type="float">
            <text:p>0.045299</text:p>
          </table:table-cell>
          <table:table-cell table:formula="of:=AVERAGE([.N5:.N7])" office:value-type="float" office:value="0.049739" calcext:value-type="float">
            <text:p>0.049739</text:p>
          </table:table-cell>
          <table:table-cell table:formula="of:=AVERAGE([.O5:.O7])" office:value-type="float" office:value="0.038684" calcext:value-type="float">
            <text:p>0.038684</text:p>
          </table:table-cell>
          <table:table-cell table:formula="of:=AVERAGE([.P5:.P7])" office:value-type="float" office:value="0.052944" calcext:value-type="float">
            <text:p>0.052944</text:p>
          </table:table-cell>
          <table:table-cell table:formula="of:=AVERAGE([.Q5:.Q7])" office:value-type="float" office:value="0.043315" calcext:value-type="float">
            <text:p>0.043315</text:p>
          </table:table-cell>
        </table:table-row>
        <table:table-row table:style-name="ro2">
          <table:table-cell office:value-type="string" calcext:value-type="string">
            <text:p>Points 3200</text:p>
          </table:table-cell>
          <table:table-cell table:number-columns-repeated="2"/>
          <table:table-cell table:formula="of:=AVERAGE([.D11:.D13])" office:value-type="float" office:value="1.70633333333333" calcext:value-type="float">
            <text:p>1.70633333333333</text:p>
          </table:table-cell>
          <table:table-cell table:formula="of:=AVERAGE([.E11:.E13])" office:value-type="float" office:value="1.56166666666667" calcext:value-type="float">
            <text:p>1.56166666666667</text:p>
          </table:table-cell>
          <table:table-cell table:formula="of:=AVERAGE([.F11:.F13])" office:value-type="float" office:value="1.46833333333333" calcext:value-type="float">
            <text:p>1.46833333333333</text:p>
          </table:table-cell>
          <table:table-cell table:formula="of:=AVERAGE([.G11:.G13])" office:value-type="float" office:value="1.21" calcext:value-type="float">
            <text:p>1.21</text:p>
          </table:table-cell>
          <table:table-cell table:formula="of:=AVERAGE([.H11:.H13])" office:value-type="float" office:value="1.07633333333333" calcext:value-type="float">
            <text:p>1.07633333333333</text:p>
          </table:table-cell>
          <table:table-cell/>
          <table:table-cell office:value-type="string" calcext:value-type="string">
            <text:p>Points 2400</text:p>
          </table:table-cell>
          <table:table-cell table:number-columns-repeated="2"/>
          <table:table-cell table:formula="of:=AVERAGE([.M8:.M10])" office:value-type="float" office:value="0.0591193333333333" calcext:value-type="float">
            <text:p>0.059119333333333</text:p>
          </table:table-cell>
          <table:table-cell table:formula="of:=AVERAGE([.N8:.N10])" office:value-type="float" office:value="0.058761" calcext:value-type="float">
            <text:p>0.058761</text:p>
          </table:table-cell>
          <table:table-cell table:formula="of:=AVERAGE([.O8:.O10])" office:value-type="float" office:value="0.037787" calcext:value-type="float">
            <text:p>0.037787</text:p>
          </table:table-cell>
          <table:table-cell table:formula="of:=AVERAGE([.P8:.P10])" office:value-type="float" office:value="0.0431046666666667" calcext:value-type="float">
            <text:p>0.043104666666667</text:p>
          </table:table-cell>
          <table:table-cell table:formula="of:=AVERAGE([.Q8:.Q10])" office:value-type="float" office:value="0.0396303333333333" calcext:value-type="float">
            <text:p>0.03963033333333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Points 3200</text:p>
          </table:table-cell>
          <table:table-cell table:number-columns-repeated="2"/>
          <table:table-cell table:formula="of:=AVERAGE([.M11:.M13])" office:value-type="float" office:value="0.0457286666666667" calcext:value-type="float">
            <text:p>0.045728666666667</text:p>
          </table:table-cell>
          <table:table-cell table:formula="of:=AVERAGE([.N11:.N13])" office:value-type="float" office:value="0.061899" calcext:value-type="float">
            <text:p>0.061899</text:p>
          </table:table-cell>
          <table:table-cell table:formula="of:=AVERAGE([.O11:.O13])" office:value-type="float" office:value="0.0549463333333333" calcext:value-type="float">
            <text:p>0.054946333333333</text:p>
          </table:table-cell>
          <table:table-cell table:formula="of:=AVERAGE([.P11:.P13])" office:value-type="float" office:value="0.0539303333333333" calcext:value-type="float">
            <text:p>0.053930333333333</text:p>
          </table:table-cell>
          <table:table-cell table:formula="of:=AVERAGE([.Q11:.Q13])" office:value-type="float" office:value="0.055813" calcext:value-type="float">
            <text:p>0.05581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CPU (%)</text:p>
          </table:table-cell>
          <table:table-cell table:style-name="Default" office:value-type="string" calcext:value-type="string">
            <text:p>frames 1</text:p>
          </table:table-cell>
          <table:table-cell table:style-name="Default" office:value-type="string" calcext:value-type="string">
            <text:p>frames 2</text:p>
          </table:table-cell>
          <table:table-cell office:value-type="string" calcext:value-type="string">
            <text:p>frames 3</text:p>
          </table:table-cell>
          <table:table-cell office:value-type="string" calcext:value-type="string">
            <text:p>frames 4</text:p>
          </table:table-cell>
          <table:table-cell office:value-type="string" calcext:value-type="string">
            <text:p>frames 5</text:p>
          </table:table-cell>
          <table:table-cell office:value-type="string" calcext:value-type="string">
            <text:p>frames 6</text:p>
          </table:table-cell>
          <table:table-cell office:value-type="string" calcext:value-type="string">
            <text:p>frames 7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oints 800</text:p>
          </table:table-cell>
          <table:table-cell table:number-columns-repeated="2"/>
          <table:table-cell table:formula="of:=100/[.D16]" office:value-type="float" office:value="31.9727166151551" calcext:value-type="float">
            <text:p>31.9727166151551</text:p>
          </table:table-cell>
          <table:table-cell table:formula="of:=100/[.E16]" office:value-type="float" office:value="43.4027777777778" calcext:value-type="float">
            <text:p>43.4027777777778</text:p>
          </table:table-cell>
          <table:table-cell table:formula="of:=100/[.F16]" office:value-type="float" office:value="34.7342827370615" calcext:value-type="float">
            <text:p>34.7342827370615</text:p>
          </table:table-cell>
          <table:table-cell table:formula="of:=100/[.G16]" office:value-type="float" office:value="39.2105607110182" calcext:value-type="float">
            <text:p>39.2105607110182</text:p>
          </table:table-cell>
          <table:table-cell table:formula="of:=100/[.H16]" office:value-type="float" office:value="41.413583655439" calcext:value-type="float">
            <text:p>41.413583655439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oints 1600</text:p>
          </table:table-cell>
          <table:table-cell table:number-columns-repeated="2"/>
          <table:table-cell table:formula="of:=100/[.D17]" office:value-type="float" office:value="39.957378795951" calcext:value-type="float">
            <text:p>39.957378795951</text:p>
          </table:table-cell>
          <table:table-cell table:formula="of:=100/[.E17]" office:value-type="float" office:value="42.7046263345196" calcext:value-type="float">
            <text:p>42.7046263345196</text:p>
          </table:table-cell>
          <table:table-cell table:formula="of:=100/[.F17]" office:value-type="float" office:value="47.2589792060492" calcext:value-type="float">
            <text:p>47.2589792060492</text:p>
          </table:table-cell>
          <table:table-cell table:formula="of:=100/[.G17]" office:value-type="float" office:value="56.0538116591928" calcext:value-type="float">
            <text:p>56.0538116591928</text:p>
          </table:table-cell>
          <table:table-cell table:formula="of:=100/[.H17]" office:value-type="float" office:value="58.4453535943892" calcext:value-type="float">
            <text:p>58.4453535943892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oints 2400</text:p>
          </table:table-cell>
          <table:table-cell table:number-columns-repeated="2"/>
          <table:table-cell table:formula="of:=100/[.D18]" office:value-type="float" office:value="49.7017892644135" calcext:value-type="float">
            <text:p>49.7017892644135</text:p>
          </table:table-cell>
          <table:table-cell table:formula="of:=100/[.E18]" office:value-type="float" office:value="50.4625735912532" calcext:value-type="float">
            <text:p>50.4625735912532</text:p>
          </table:table-cell>
          <table:table-cell table:formula="of:=100/[.F18]" office:value-type="float" office:value="58.6969281940912" calcext:value-type="float">
            <text:p>58.6969281940912</text:p>
          </table:table-cell>
          <table:table-cell table:formula="of:=100/[.G18]" office:value-type="float" office:value="73.8916256157635" calcext:value-type="float">
            <text:p>73.8916256157635</text:p>
          </table:table-cell>
          <table:table-cell table:formula="of:=100/[.H18]" office:value-type="float" office:value="79.21837866385" calcext:value-type="float">
            <text:p>79.21837866385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oints 3200</text:p>
          </table:table-cell>
          <table:table-cell table:number-columns-repeated="2"/>
          <table:table-cell table:formula="of:=100/[.D19]" office:value-type="float" office:value="58.6051963274077" calcext:value-type="float">
            <text:p>58.6051963274077</text:p>
          </table:table-cell>
          <table:table-cell table:formula="of:=100/[.E19]" office:value-type="float" office:value="64.034151547492" calcext:value-type="float">
            <text:p>64.034151547492</text:p>
          </table:table-cell>
          <table:table-cell table:formula="of:=100/[.F19]" office:value-type="float" office:value="68.1044267877412" calcext:value-type="float">
            <text:p>68.1044267877412</text:p>
          </table:table-cell>
          <table:table-cell table:formula="of:=100/[.G19]" office:value-type="float" office:value="82.6446280991736" calcext:value-type="float">
            <text:p>82.6446280991736</text:p>
          </table:table-cell>
          <table:table-cell table:formula="of:=100/[.H19]" office:value-type="float" office:value="92.9080210591514" calcext:value-type="float">
            <text:p>92.9080210591514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</table:table>
      <table:table table:name="low texture" table:style-name="ta1">
        <table:shapes>
          <draw:frame draw:z-index="0" draw:style-name="gr1" draw:text-style-name="P1" svg:width="6.2988in" svg:height="3.5429in" svg:x="5.2602in" svg:y="2.361in">
            <draw:object draw:notify-on-update-of-ranges="'low texture'.G1:'low texture'.G1 'low texture'.G2:'low texture'.G12 'low texture'.H1:'low texture'.H1 'low texture'.H2:'low texture'.H12 'low texture'.I1:'low texture'.I1 'low texture'.I2:'low texture'.I12 'low texture'.J1:'low texture'.J1 'low texture'.J2:'low texture'.J12 'low texture'.K1:'low texture'.K1 'low texture'.K2:'low texture'.K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SDDVIO</text:p>
          </table:table-cell>
          <table:table-cell table:number-columns-repeated="3"/>
          <table:table-cell office:value-type="string" calcext:value-type="string">
            <text:p>Rmse (avg)</text:p>
          </table:table-cell>
          <table:table-cell table:number-columns-repeated="2"/>
          <table:table-cell office:value-type="string" calcext:value-type="string">
            <text:p>SDDVIO</text:p>
          </table:table-cell>
          <table:table-cell office:value-type="string" calcext:value-type="string">
            <text:p>SDDVIO-ph</text:p>
          </table:table-cell>
          <table:table-cell office:value-type="string" calcext:value-type="string">
            <text:p>MSCKF</text:p>
          </table:table-cell>
          <table:table-cell office:value-type="string" calcext:value-type="string">
            <text:p>ROVIO</text:p>
          </table:table-cell>
        </table:table-row>
        <table:table-row table:style-name="ro2">
          <table:table-cell office:value-type="string" calcext:value-type="string">
            <text:p>Blob-1</text:p>
          </table:table-cell>
          <table:table-cell office:value-type="float" office:value="0.371556" calcext:value-type="float">
            <text:p>0.371556</text:p>
          </table:table-cell>
          <table:table-cell office:value-type="float" office:value="0.284629" calcext:value-type="float">
            <text:p>0.284629</text:p>
          </table:table-cell>
          <table:table-cell office:value-type="float" office:value="0.330235" calcext:value-type="float">
            <text:p>0.330235</text:p>
          </table:table-cell>
          <table:table-cell table:formula="of:=AVERAGE([.B2:.D2])" office:value-type="float" office:value="0.328806666666667" calcext:value-type="float">
            <text:p>0.328806666666667</text:p>
          </table:table-cell>
          <table:table-cell/>
          <table:table-cell office:value-type="string" calcext:value-type="string">
            <text:p>Blob-1</text:p>
          </table:table-cell>
          <table:table-cell office:value-type="float" office:value="0.328806666666667" calcext:value-type="float">
            <text:p>0.328806666666667</text:p>
          </table:table-cell>
          <table:table-cell office:value-type="float" office:value="0.338932666666667" calcext:value-type="float">
            <text:p>0.338932666666667</text:p>
          </table:table-cell>
          <table:table-cell office:value-type="float" office:value="0.449352666666667" calcext:value-type="float">
            <text:p>0.449352666666667</text:p>
          </table:table-cell>
          <table:table-cell office:value-type="float" office:value="0.126885666666667" calcext:value-type="float">
            <text:p>0.126885666666667</text:p>
          </table:table-cell>
        </table:table-row>
        <table:table-row table:style-name="ro2">
          <table:table-cell office:value-type="string" calcext:value-type="string">
            <text:p>Blob-2</text:p>
          </table:table-cell>
          <table:table-cell office:value-type="float" office:value="0.728365" calcext:value-type="float">
            <text:p>0.728365</text:p>
          </table:table-cell>
          <table:table-cell office:value-type="float" office:value="0.738377" calcext:value-type="float">
            <text:p>0.738377</text:p>
          </table:table-cell>
          <table:table-cell office:value-type="float" office:value="0.73633" calcext:value-type="float">
            <text:p>0.73633</text:p>
          </table:table-cell>
          <table:table-cell table:formula="of:=AVERAGE([.B3:.D3])" office:value-type="float" office:value="0.734357333333333" calcext:value-type="float">
            <text:p>0.734357333333333</text:p>
          </table:table-cell>
          <table:table-cell/>
          <table:table-cell office:value-type="string" calcext:value-type="string">
            <text:p>Blob-2</text:p>
          </table:table-cell>
          <table:table-cell office:value-type="float" office:value="0.734357333333333" calcext:value-type="float">
            <text:p>0.734357333333333</text:p>
          </table:table-cell>
          <table:table-cell office:value-type="float" office:value="0.592996" calcext:value-type="float">
            <text:p>0.592996</text:p>
          </table:table-cell>
          <table:table-cell office:value-type="float" office:value="0.871810666666667" calcext:value-type="float">
            <text:p>0.871810666666667</text:p>
          </table:table-cell>
          <table:table-cell office:value-type="float" office:value="1.04208633333333" calcext:value-type="float">
            <text:p>1.04208633333333</text:p>
          </table:table-cell>
        </table:table-row>
        <table:table-row table:style-name="ro2">
          <table:table-cell office:value-type="string" calcext:value-type="string">
            <text:p>Blob-3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.567873" calcext:value-type="float">
            <text:p>0.567873</text:p>
          </table:table-cell>
          <table:table-cell office:value-type="float" office:value="0.528838" calcext:value-type="float">
            <text:p>0.528838</text:p>
          </table:table-cell>
          <table:table-cell table:formula="of:=AVERAGE([.B4:.D4])" office:value-type="float" office:value="0.530052" calcext:value-type="float">
            <text:p>0.530052</text:p>
          </table:table-cell>
          <table:table-cell/>
          <table:table-cell office:value-type="string" calcext:value-type="string">
            <text:p>Blob-3</text:p>
          </table:table-cell>
          <table:table-cell office:value-type="float" office:value="0.530052" calcext:value-type="float">
            <text:p>0.530052</text:p>
          </table:table-cell>
          <table:table-cell office:value-type="float" office:value="0.327540666666667" calcext:value-type="float">
            <text:p>0.327540666666667</text:p>
          </table:table-cell>
          <table:table-cell office:value-type="float" office:value="0.552553" calcext:value-type="float">
            <text:p>0.552553</text:p>
          </table:table-cell>
          <table:table-cell office:value-type="float" office:value="0.227738" calcext:value-type="float">
            <text:p>0.227738</text:p>
          </table:table-cell>
        </table:table-row>
        <table:table-row table:style-name="ro2">
          <table:table-cell office:value-type="string" calcext:value-type="string">
            <text:p>Blob-4</text:p>
          </table:table-cell>
          <table:table-cell office:value-type="float" office:value="0.447649" calcext:value-type="float">
            <text:p>0.447649</text:p>
          </table:table-cell>
          <table:table-cell office:value-type="float" office:value="0.461479" calcext:value-type="float">
            <text:p>0.461479</text:p>
          </table:table-cell>
          <table:table-cell office:value-type="float" office:value="0.41711" calcext:value-type="float">
            <text:p>0.41711</text:p>
          </table:table-cell>
          <table:table-cell table:formula="of:=AVERAGE([.B5:.D5])" office:value-type="float" office:value="0.442079333333333" calcext:value-type="float">
            <text:p>0.442079333333333</text:p>
          </table:table-cell>
          <table:table-cell/>
          <table:table-cell office:value-type="string" calcext:value-type="string">
            <text:p>Blob-4</text:p>
          </table:table-cell>
          <table:table-cell office:value-type="float" office:value="0.442079333333333" calcext:value-type="float">
            <text:p>0.442079333333333</text:p>
          </table:table-cell>
          <table:table-cell office:value-type="float" office:value="0.476914" calcext:value-type="float">
            <text:p>0.476914</text:p>
          </table:table-cell>
          <table:table-cell office:value-type="float" office:value="0.694911" calcext:value-type="float">
            <text:p>0.694911</text:p>
          </table:table-cell>
          <table:table-cell office:value-type="float" office:value="0.878725333333333" calcext:value-type="float">
            <text:p>0.878725333333333</text:p>
          </table:table-cell>
        </table:table-row>
        <table:table-row table:style-name="ro2">
          <table:table-cell office:value-type="string" calcext:value-type="string">
            <text:p>Carried-1</text:p>
          </table:table-cell>
          <table:table-cell office:value-type="float" office:value="0.269363" calcext:value-type="float">
            <text:p>0.269363</text:p>
          </table:table-cell>
          <table:table-cell office:value-type="float" office:value="0.268657" calcext:value-type="float">
            <text:p>0.268657</text:p>
          </table:table-cell>
          <table:table-cell office:value-type="float" office:value="0.285474" calcext:value-type="float">
            <text:p>0.285474</text:p>
          </table:table-cell>
          <table:table-cell table:formula="of:=AVERAGE([.B6:.D6])" office:value-type="float" office:value="0.274498" calcext:value-type="float">
            <text:p>0.274498</text:p>
          </table:table-cell>
          <table:table-cell/>
          <table:table-cell office:value-type="string" calcext:value-type="string">
            <text:p>Carried-1</text:p>
          </table:table-cell>
          <table:table-cell office:value-type="float" office:value="0.274498" calcext:value-type="float">
            <text:p>0.274498</text:p>
          </table:table-cell>
          <table:table-cell office:value-type="float" office:value="0.285581333333333" calcext:value-type="float">
            <text:p>0.285581333333333</text:p>
          </table:table-cell>
          <table:table-cell office:value-type="float" office:value="0.593628" calcext:value-type="float">
            <text:p>0.593628</text:p>
          </table:table-cell>
          <table:table-cell office:value-type="float" office:value="0.548682333333333" calcext:value-type="float">
            <text:p>0.548682333333333</text:p>
          </table:table-cell>
        </table:table-row>
        <table:table-row table:style-name="ro2">
          <table:table-cell office:value-type="string" calcext:value-type="string">
            <text:p>Carried-2</text:p>
          </table:table-cell>
          <table:table-cell office:value-type="float" office:value="0.344033" calcext:value-type="float">
            <text:p>0.344033</text:p>
          </table:table-cell>
          <table:table-cell office:value-type="float" office:value="0.338293" calcext:value-type="float">
            <text:p>0.338293</text:p>
          </table:table-cell>
          <table:table-cell office:value-type="float" office:value="0.330599" calcext:value-type="float">
            <text:p>0.330599</text:p>
          </table:table-cell>
          <table:table-cell table:formula="of:=AVERAGE([.B7:.D7])" office:value-type="float" office:value="0.337641666666667" calcext:value-type="float">
            <text:p>0.337641666666667</text:p>
          </table:table-cell>
          <table:table-cell/>
          <table:table-cell office:value-type="string" calcext:value-type="string">
            <text:p>Carried-2</text:p>
          </table:table-cell>
          <table:table-cell office:value-type="float" office:value="0.337641666666667" calcext:value-type="float">
            <text:p>0.337641666666667</text:p>
          </table:table-cell>
          <table:table-cell office:value-type="float" office:value="0.291300666666667" calcext:value-type="float">
            <text:p>0.291300666666667</text:p>
          </table:table-cell>
          <table:table-cell office:value-type="float" office:value="0.651337333333333" calcext:value-type="float">
            <text:p>0.651337333333333</text:p>
          </table:table-cell>
          <table:table-cell office:value-type="float" office:value="0.628923333333333" calcext:value-type="float">
            <text:p>0.628923333333333</text:p>
          </table:table-cell>
        </table:table-row>
        <table:table-row table:style-name="ro2">
          <table:table-cell office:value-type="string" calcext:value-type="string">
            <text:p>Carried-3</text:p>
          </table:table-cell>
          <table:table-cell office:value-type="float" office:value="0.530142" calcext:value-type="float">
            <text:p>0.530142</text:p>
          </table:table-cell>
          <table:table-cell office:value-type="float" office:value="0.713805" calcext:value-type="float">
            <text:p>0.713805</text:p>
          </table:table-cell>
          <table:table-cell office:value-type="float" office:value="0.550528" calcext:value-type="float">
            <text:p>0.550528</text:p>
          </table:table-cell>
          <table:table-cell table:formula="of:=AVERAGE([.B8:.D8])" office:value-type="float" office:value="0.598158333333333" calcext:value-type="float">
            <text:p>0.598158333333333</text:p>
          </table:table-cell>
          <table:table-cell/>
          <table:table-cell office:value-type="string" calcext:value-type="string">
            <text:p>Carried-3</text:p>
          </table:table-cell>
          <table:table-cell office:value-type="float" office:value="0.598158333333333" calcext:value-type="float">
            <text:p>0.598158333333333</text:p>
          </table:table-cell>
          <table:table-cell office:value-type="float" office:value="0.334512" calcext:value-type="float">
            <text:p>0.334512</text:p>
          </table:table-cell>
          <table:table-cell office:value-type="float" office:value="0.702526333333333" calcext:value-type="float">
            <text:p>0.702526333333333</text:p>
          </table:table-cell>
          <table:table-cell office:value-type="float" office:value="0.669868333333333" calcext:value-type="float">
            <text:p>0.669868333333333</text:p>
          </table:table-cell>
        </table:table-row>
        <table:table-row table:style-name="ro2">
          <table:table-cell office:value-type="string" calcext:value-type="string">
            <text:p>Carried-4</text:p>
          </table:table-cell>
          <table:table-cell office:value-type="float" office:value="0.307433" calcext:value-type="float">
            <text:p>0.307433</text:p>
          </table:table-cell>
          <table:table-cell office:value-type="float" office:value="0.306096" calcext:value-type="float">
            <text:p>0.306096</text:p>
          </table:table-cell>
          <table:table-cell office:value-type="float" office:value="0.307015" calcext:value-type="float">
            <text:p>0.307015</text:p>
          </table:table-cell>
          <table:table-cell table:formula="of:=AVERAGE([.B9:.D9])" office:value-type="float" office:value="0.306848" calcext:value-type="float">
            <text:p>0.306848</text:p>
          </table:table-cell>
          <table:table-cell/>
          <table:table-cell office:value-type="string" calcext:value-type="string">
            <text:p>Carried-4</text:p>
          </table:table-cell>
          <table:table-cell office:value-type="float" office:value="0.306848" calcext:value-type="float">
            <text:p>0.306848</text:p>
          </table:table-cell>
          <table:table-cell office:value-type="float" office:value="0.260945" calcext:value-type="float">
            <text:p>0.260945</text:p>
          </table:table-cell>
          <table:table-cell office:value-type="float" office:value="0.664506" calcext:value-type="float">
            <text:p>0.664506</text:p>
          </table:table-cell>
          <table:table-cell office:value-type="float" office:value="0.660412" calcext:value-type="float">
            <text:p>0.660412</text:p>
          </table:table-cell>
        </table:table-row>
        <table:table-row table:style-name="ro2">
          <table:table-cell office:value-type="string" calcext:value-type="string">
            <text:p>Carried-5</text:p>
          </table:table-cell>
          <table:table-cell office:value-type="float" office:value="0.201553" calcext:value-type="float">
            <text:p>0.201553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0.204521" calcext:value-type="float">
            <text:p>0.204521</text:p>
          </table:table-cell>
          <table:table-cell table:formula="of:=AVERAGE([.B10:.D10])" office:value-type="float" office:value="0.203622" calcext:value-type="float">
            <text:p>0.203622</text:p>
          </table:table-cell>
          <table:table-cell/>
          <table:table-cell office:value-type="string" calcext:value-type="string">
            <text:p>Carried-5</text:p>
          </table:table-cell>
          <table:table-cell office:value-type="float" office:value="0.203622" calcext:value-type="float">
            <text:p>0.203622</text:p>
          </table:table-cell>
          <table:table-cell office:value-type="float" office:value="0.236751" calcext:value-type="float">
            <text:p>0.236751</text:p>
          </table:table-cell>
          <table:table-cell office:value-type="float" office:value="0.546166333333333" calcext:value-type="float">
            <text:p>0.546166333333333</text:p>
          </table:table-cell>
          <table:table-cell office:value-type="float" office:value="0.558951666666667" calcext:value-type="float">
            <text:p>0.558951666666667</text:p>
          </table:table-cell>
        </table:table-row>
        <table:table-row table:style-name="ro2">
          <table:table-cell office:value-type="string" calcext:value-type="string">
            <text:p>Flying-1</text:p>
          </table:table-cell>
          <table:table-cell office:value-type="float" office:value="0.464583" calcext:value-type="float">
            <text:p>0.464583</text:p>
          </table:table-cell>
          <table:table-cell office:value-type="float" office:value="0.559657" calcext:value-type="float">
            <text:p>0.559657</text:p>
          </table:table-cell>
          <table:table-cell office:value-type="float" office:value="0.544129" calcext:value-type="float">
            <text:p>0.544129</text:p>
          </table:table-cell>
          <table:table-cell table:formula="of:=AVERAGE([.B11:.D11])" office:value-type="float" office:value="0.522789666666667" calcext:value-type="float">
            <text:p>0.522789666666667</text:p>
          </table:table-cell>
          <table:table-cell/>
          <table:table-cell office:value-type="string" calcext:value-type="string">
            <text:p>Flying-1</text:p>
          </table:table-cell>
          <table:table-cell office:value-type="float" office:value="0.522789666666667" calcext:value-type="float">
            <text:p>0.522789666666667</text:p>
          </table:table-cell>
          <table:table-cell office:value-type="float" office:value="0.284086666666667" calcext:value-type="float">
            <text:p>0.284086666666667</text:p>
          </table:table-cell>
          <table:table-cell office:value-type="float" office:value="0.552301" calcext:value-type="float">
            <text:p>0.552301</text:p>
          </table:table-cell>
          <table:table-cell office:value-type="float" office:value="0.110999666666667" calcext:value-type="float">
            <text:p>0.110999666666667</text:p>
          </table:table-cell>
        </table:table-row>
        <table:table-row table:style-name="ro2">
          <table:table-cell office:value-type="string" calcext:value-type="string">
            <text:p>Flying-2</text:p>
          </table:table-cell>
          <table:table-cell office:value-type="float" office:value="0.255841" calcext:value-type="float">
            <text:p>0.255841</text:p>
          </table:table-cell>
          <table:table-cell office:value-type="float" office:value="0.233163" calcext:value-type="float">
            <text:p>0.233163</text:p>
          </table:table-cell>
          <table:table-cell office:value-type="float" office:value="0.278071" calcext:value-type="float">
            <text:p>0.278071</text:p>
          </table:table-cell>
          <table:table-cell table:formula="of:=AVERAGE([.B12:.D12])" office:value-type="float" office:value="0.255691666666667" calcext:value-type="float">
            <text:p>0.255691666666667</text:p>
          </table:table-cell>
          <table:table-cell/>
          <table:table-cell office:value-type="string" calcext:value-type="string">
            <text:p>Flying-2</text:p>
          </table:table-cell>
          <table:table-cell office:value-type="float" office:value="0.255691666666667" calcext:value-type="float">
            <text:p>0.255691666666667</text:p>
          </table:table-cell>
          <table:table-cell office:value-type="float" office:value="0.170346" calcext:value-type="float">
            <text:p>0.170346</text:p>
          </table:table-cell>
          <table:table-cell office:value-type="float" office:value="0.467381666666667" calcext:value-type="float">
            <text:p>0.467381666666667</text:p>
          </table:table-cell>
          <table:table-cell office:value-type="float" office:value="0.498866333333333" calcext:value-type="float">
            <text:p>0.498866333333333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MSCK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b-1</text:p>
          </table:table-cell>
          <table:table-cell office:value-type="float" office:value="0.578872" calcext:value-type="float">
            <text:p>0.578872</text:p>
          </table:table-cell>
          <table:table-cell office:value-type="float" office:value="0.358205" calcext:value-type="float">
            <text:p>0.358205</text:p>
          </table:table-cell>
          <table:table-cell office:value-type="float" office:value="0.410981" calcext:value-type="float">
            <text:p>0.410981</text:p>
          </table:table-cell>
          <table:table-cell table:formula="of:=AVERAGE([.B15:.D15])" office:value-type="float" office:value="0.449352666666667" calcext:value-type="float">
            <text:p>0.449352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2</text:p>
          </table:table-cell>
          <table:table-cell office:value-type="float" office:value="0.931618" calcext:value-type="float">
            <text:p>0.931618</text:p>
          </table:table-cell>
          <table:table-cell office:value-type="float" office:value="0.780827" calcext:value-type="float">
            <text:p>0.780827</text:p>
          </table:table-cell>
          <table:table-cell office:value-type="float" office:value="0.902987" calcext:value-type="float">
            <text:p>0.902987</text:p>
          </table:table-cell>
          <table:table-cell table:formula="of:=AVERAGE([.B16:.D16])" office:value-type="float" office:value="0.871810666666667" calcext:value-type="float">
            <text:p>0.871810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3</text:p>
          </table:table-cell>
          <table:table-cell office:value-type="float" office:value="0.816559" calcext:value-type="float">
            <text:p>0.816559</text:p>
          </table:table-cell>
          <table:table-cell office:value-type="float" office:value="0.475708" calcext:value-type="float">
            <text:p>0.475708</text:p>
          </table:table-cell>
          <table:table-cell office:value-type="float" office:value="0.365392" calcext:value-type="float">
            <text:p>0.365392</text:p>
          </table:table-cell>
          <table:table-cell table:formula="of:=AVERAGE([.B17:.D17])" office:value-type="float" office:value="0.552553" calcext:value-type="float">
            <text:p>0.5525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4</text:p>
          </table:table-cell>
          <table:table-cell office:value-type="float" office:value="0.709513" calcext:value-type="float">
            <text:p>0.709513</text:p>
          </table:table-cell>
          <table:table-cell office:value-type="float" office:value="0.777876" calcext:value-type="float">
            <text:p>0.777876</text:p>
          </table:table-cell>
          <table:table-cell office:value-type="float" office:value="0.597344" calcext:value-type="float">
            <text:p>0.597344</text:p>
          </table:table-cell>
          <table:table-cell table:formula="of:=AVERAGE([.B18:.D18])" office:value-type="float" office:value="0.694911" calcext:value-type="float">
            <text:p>0.6949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1</text:p>
          </table:table-cell>
          <table:table-cell office:value-type="float" office:value="0.595482" calcext:value-type="float">
            <text:p>0.595482</text:p>
          </table:table-cell>
          <table:table-cell office:value-type="float" office:value="0.592576" calcext:value-type="float">
            <text:p>0.592576</text:p>
          </table:table-cell>
          <table:table-cell office:value-type="float" office:value="0.592826" calcext:value-type="float">
            <text:p>0.592826</text:p>
          </table:table-cell>
          <table:table-cell table:formula="of:=AVERAGE([.B19:.D19])" office:value-type="float" office:value="0.593628" calcext:value-type="float">
            <text:p>0.5936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2</text:p>
          </table:table-cell>
          <table:table-cell office:value-type="float" office:value="0.655543" calcext:value-type="float">
            <text:p>0.655543</text:p>
          </table:table-cell>
          <table:table-cell office:value-type="float" office:value="0.653587" calcext:value-type="float">
            <text:p>0.653587</text:p>
          </table:table-cell>
          <table:table-cell office:value-type="float" office:value="0.644882" calcext:value-type="float">
            <text:p>0.644882</text:p>
          </table:table-cell>
          <table:table-cell table:formula="of:=AVERAGE([.B20:.D20])" office:value-type="float" office:value="0.651337333333333" calcext:value-type="float">
            <text:p>0.651337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3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.695288" calcext:value-type="float">
            <text:p>0.695288</text:p>
          </table:table-cell>
          <table:table-cell office:value-type="float" office:value="0.709781" calcext:value-type="float">
            <text:p>0.709781</text:p>
          </table:table-cell>
          <table:table-cell table:formula="of:=AVERAGE([.B21:.D21])" office:value-type="float" office:value="0.702526333333333" calcext:value-type="float">
            <text:p>0.702526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4</text:p>
          </table:table-cell>
          <table:table-cell office:value-type="float" office:value="0.664189" calcext:value-type="float">
            <text:p>0.664189</text:p>
          </table:table-cell>
          <table:table-cell office:value-type="float" office:value="0.664085" calcext:value-type="float">
            <text:p>0.664085</text:p>
          </table:table-cell>
          <table:table-cell office:value-type="float" office:value="0.665244" calcext:value-type="float">
            <text:p>0.665244</text:p>
          </table:table-cell>
          <table:table-cell table:formula="of:=AVERAGE([.B22:.D22])" office:value-type="float" office:value="0.664506" calcext:value-type="float">
            <text:p>0.6645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5</text:p>
          </table:table-cell>
          <table:table-cell office:value-type="float" office:value="0.549332" calcext:value-type="float">
            <text:p>0.549332</text:p>
          </table:table-cell>
          <table:table-cell office:value-type="float" office:value="0.544538" calcext:value-type="float">
            <text:p>0.544538</text:p>
          </table:table-cell>
          <table:table-cell office:value-type="float" office:value="0.544629" calcext:value-type="float">
            <text:p>0.544629</text:p>
          </table:table-cell>
          <table:table-cell table:formula="of:=AVERAGE([.B23:.D23])" office:value-type="float" office:value="0.546166333333333" calcext:value-type="float">
            <text:p>0.546166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1</text:p>
          </table:table-cell>
          <table:table-cell office:value-type="float" office:value="0.583048" calcext:value-type="float">
            <text:p>0.583048</text:p>
          </table:table-cell>
          <table:table-cell office:value-type="float" office:value="0.616694" calcext:value-type="float">
            <text:p>0.616694</text:p>
          </table:table-cell>
          <table:table-cell office:value-type="float" office:value="0.457161" calcext:value-type="float">
            <text:p>0.457161</text:p>
          </table:table-cell>
          <table:table-cell table:formula="of:=AVERAGE([.B24:.D24])" office:value-type="float" office:value="0.552301" calcext:value-type="float">
            <text:p>0.5523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2</text:p>
          </table:table-cell>
          <table:table-cell office:value-type="float" office:value="0.464632" calcext:value-type="float">
            <text:p>0.464632</text:p>
          </table:table-cell>
          <table:table-cell office:value-type="float" office:value="0.467992" calcext:value-type="float">
            <text:p>0.467992</text:p>
          </table:table-cell>
          <table:table-cell office:value-type="float" office:value="0.469521" calcext:value-type="float">
            <text:p>0.469521</text:p>
          </table:table-cell>
          <table:table-cell table:formula="of:=AVERAGE([.B25:.D25])" office:value-type="float" office:value="0.467381666666667" calcext:value-type="float">
            <text:p>0.467381666666667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V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b-1</text:p>
          </table:table-cell>
          <table:table-cell office:value-type="float" office:value="0.128884" calcext:value-type="float">
            <text:p>0.128884</text:p>
          </table:table-cell>
          <table:table-cell office:value-type="float" office:value="0.137826" calcext:value-type="float">
            <text:p>0.137826</text:p>
          </table:table-cell>
          <table:table-cell office:value-type="float" office:value="0.113947" calcext:value-type="float">
            <text:p>0.113947</text:p>
          </table:table-cell>
          <table:table-cell table:formula="of:=AVERAGE([.B28:.D28])" office:value-type="float" office:value="0.126885666666667" calcext:value-type="float">
            <text:p>0.126885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2</text:p>
          </table:table-cell>
          <table:table-cell office:value-type="float" office:value="1.031966" calcext:value-type="float">
            <text:p>1.031966</text:p>
          </table:table-cell>
          <table:table-cell office:value-type="float" office:value="1.079476" calcext:value-type="float">
            <text:p>1.079476</text:p>
          </table:table-cell>
          <table:table-cell office:value-type="float" office:value="1.014817" calcext:value-type="float">
            <text:p>1.014817</text:p>
          </table:table-cell>
          <table:table-cell table:formula="of:=AVERAGE([.B29:.D29])" office:value-type="float" office:value="1.04208633333333" calcext:value-type="float">
            <text:p>1.042086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3</text:p>
          </table:table-cell>
          <table:table-cell office:value-type="float" office:value="0.201367" calcext:value-type="float">
            <text:p>0.201367</text:p>
          </table:table-cell>
          <table:table-cell office:value-type="float" office:value="0.274406" calcext:value-type="float">
            <text:p>0.274406</text:p>
          </table:table-cell>
          <table:table-cell office:value-type="float" office:value="0.207441" calcext:value-type="float">
            <text:p>0.207441</text:p>
          </table:table-cell>
          <table:table-cell table:formula="of:=AVERAGE([.B30:.D30])" office:value-type="float" office:value="0.227738" calcext:value-type="float">
            <text:p>0.2277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4</text:p>
          </table:table-cell>
          <table:table-cell office:value-type="float" office:value="0.906973" calcext:value-type="float">
            <text:p>0.906973</text:p>
          </table:table-cell>
          <table:table-cell office:value-type="float" office:value="0.847034" calcext:value-type="float">
            <text:p>0.847034</text:p>
          </table:table-cell>
          <table:table-cell office:value-type="float" office:value="0.882169" calcext:value-type="float">
            <text:p>0.882169</text:p>
          </table:table-cell>
          <table:table-cell table:formula="of:=AVERAGE([.B31:.D31])" office:value-type="float" office:value="0.878725333333333" calcext:value-type="float">
            <text:p>0.878725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1</text:p>
          </table:table-cell>
          <table:table-cell office:value-type="float" office:value="0.566962" calcext:value-type="float">
            <text:p>0.566962</text:p>
          </table:table-cell>
          <table:table-cell office:value-type="float" office:value="0.558759" calcext:value-type="float">
            <text:p>0.558759</text:p>
          </table:table-cell>
          <table:table-cell office:value-type="float" office:value="0.520326" calcext:value-type="float">
            <text:p>0.520326</text:p>
          </table:table-cell>
          <table:table-cell table:formula="of:=AVERAGE([.B32:.D32])" office:value-type="float" office:value="0.548682333333333" calcext:value-type="float">
            <text:p>0.548682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2</text:p>
          </table:table-cell>
          <table:table-cell office:value-type="float" office:value="0.620727" calcext:value-type="float">
            <text:p>0.620727</text:p>
          </table:table-cell>
          <table:table-cell office:value-type="float" office:value="0.650689" calcext:value-type="float">
            <text:p>0.650689</text:p>
          </table:table-cell>
          <table:table-cell office:value-type="float" office:value="0.615354" calcext:value-type="float">
            <text:p>0.615354</text:p>
          </table:table-cell>
          <table:table-cell table:formula="of:=AVERAGE([.B33:.D33])" office:value-type="float" office:value="0.628923333333333" calcext:value-type="float">
            <text:p>0.628923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3</text:p>
          </table:table-cell>
          <table:table-cell office:value-type="float" office:value="0.620401" calcext:value-type="float">
            <text:p>0.620401</text:p>
          </table:table-cell>
          <table:table-cell office:value-type="float" office:value="0.694763" calcext:value-type="float">
            <text:p>0.694763</text:p>
          </table:table-cell>
          <table:table-cell office:value-type="float" office:value="0.694441" calcext:value-type="float">
            <text:p>0.694441</text:p>
          </table:table-cell>
          <table:table-cell table:formula="of:=AVERAGE([.B34:.D34])" office:value-type="float" office:value="0.669868333333333" calcext:value-type="float">
            <text:p>0.669868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4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641332" calcext:value-type="float">
            <text:p>0.641332</text:p>
          </table:table-cell>
          <table:table-cell office:value-type="float" office:value="0.700755" calcext:value-type="float">
            <text:p>0.700755</text:p>
          </table:table-cell>
          <table:table-cell table:formula="of:=AVERAGE([.B35:.D35])" office:value-type="float" office:value="0.660412" calcext:value-type="float">
            <text:p>0.6604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5</text:p>
          </table:table-cell>
          <table:table-cell office:value-type="float" office:value="0.544666" calcext:value-type="float">
            <text:p>0.544666</text:p>
          </table:table-cell>
          <table:table-cell office:value-type="float" office:value="0.546971" calcext:value-type="float">
            <text:p>0.546971</text:p>
          </table:table-cell>
          <table:table-cell office:value-type="float" office:value="0.585218" calcext:value-type="float">
            <text:p>0.585218</text:p>
          </table:table-cell>
          <table:table-cell table:formula="of:=AVERAGE([.B36:.D36])" office:value-type="float" office:value="0.558951666666667" calcext:value-type="float">
            <text:p>0.558951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1</text:p>
          </table:table-cell>
          <table:table-cell office:value-type="float" office:value="0.126289" calcext:value-type="float">
            <text:p>0.126289</text:p>
          </table:table-cell>
          <table:table-cell office:value-type="float" office:value="0.104226" calcext:value-type="float">
            <text:p>0.104226</text:p>
          </table:table-cell>
          <table:table-cell office:value-type="float" office:value="0.102484" calcext:value-type="float">
            <text:p>0.102484</text:p>
          </table:table-cell>
          <table:table-cell table:formula="of:=AVERAGE([.B37:.D37])" office:value-type="float" office:value="0.110999666666667" calcext:value-type="float">
            <text:p>0.110999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2</text:p>
          </table:table-cell>
          <table:table-cell office:value-type="float" office:value="0.293838" calcext:value-type="float">
            <text:p>0.293838</text:p>
          </table:table-cell>
          <table:table-cell office:value-type="float" office:value="0.535753" calcext:value-type="float">
            <text:p>0.535753</text:p>
          </table:table-cell>
          <table:table-cell office:value-type="float" office:value="0.667008" calcext:value-type="float">
            <text:p>0.667008</text:p>
          </table:table-cell>
          <table:table-cell table:formula="of:=AVERAGE([.B38:.D38])" office:value-type="float" office:value="0.498866333333333" calcext:value-type="float">
            <text:p>0.498866333333333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DDVIO p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b-1</text:p>
          </table:table-cell>
          <table:table-cell office:value-type="float" office:value="0.340048" calcext:value-type="float">
            <text:p>0.340048</text:p>
          </table:table-cell>
          <table:table-cell office:value-type="float" office:value="0.325933" calcext:value-type="float">
            <text:p>0.325933</text:p>
          </table:table-cell>
          <table:table-cell office:value-type="float" office:value="0.350817" calcext:value-type="float">
            <text:p>0.350817</text:p>
          </table:table-cell>
          <table:table-cell table:formula="of:=AVERAGE([.B41:.D41])" office:value-type="float" office:value="0.338932666666667" calcext:value-type="float">
            <text:p>0.338932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2</text:p>
          </table:table-cell>
          <table:table-cell office:value-type="float" office:value="0.58326" calcext:value-type="float">
            <text:p>0.58326</text:p>
          </table:table-cell>
          <table:table-cell office:value-type="float" office:value="0.597518" calcext:value-type="float">
            <text:p>0.597518</text:p>
          </table:table-cell>
          <table:table-cell office:value-type="float" office:value="0.59821" calcext:value-type="float">
            <text:p>0.59821</text:p>
          </table:table-cell>
          <table:table-cell table:formula="of:=AVERAGE([.B42:.D42])" office:value-type="float" office:value="0.592996" calcext:value-type="float">
            <text:p>0.5929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3</text:p>
          </table:table-cell>
          <table:table-cell office:value-type="float" office:value="0.326712" calcext:value-type="float">
            <text:p>0.326712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0.31706" calcext:value-type="float">
            <text:p>0.31706</text:p>
          </table:table-cell>
          <table:table-cell table:formula="of:=AVERAGE([.B43:.D43])" office:value-type="float" office:value="0.327540666666667" calcext:value-type="float">
            <text:p>0.327540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b-4</text:p>
          </table:table-cell>
          <table:table-cell office:value-type="float" office:value="0.484646" calcext:value-type="float">
            <text:p>0.484646</text:p>
          </table:table-cell>
          <table:table-cell office:value-type="float" office:value="0.502856" calcext:value-type="float">
            <text:p>0.502856</text:p>
          </table:table-cell>
          <table:table-cell office:value-type="float" office:value="0.44324" calcext:value-type="float">
            <text:p>0.44324</text:p>
          </table:table-cell>
          <table:table-cell table:formula="of:=AVERAGE([.B44:.D44])" office:value-type="float" office:value="0.476914" calcext:value-type="float">
            <text:p>0.4769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1</text:p>
          </table:table-cell>
          <table:table-cell office:value-type="float" office:value="0.283549" calcext:value-type="float">
            <text:p>0.283549</text:p>
          </table:table-cell>
          <table:table-cell office:value-type="float" office:value="0.281987" calcext:value-type="float">
            <text:p>0.281987</text:p>
          </table:table-cell>
          <table:table-cell office:value-type="float" office:value="0.291208" calcext:value-type="float">
            <text:p>0.291208</text:p>
          </table:table-cell>
          <table:table-cell table:formula="of:=AVERAGE([.B45:.D45])" office:value-type="float" office:value="0.285581333333333" calcext:value-type="float">
            <text:p>0.2855813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2</text:p>
          </table:table-cell>
          <table:table-cell office:value-type="float" office:value="0.279972" calcext:value-type="float">
            <text:p>0.279972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99338" calcext:value-type="float">
            <text:p>0.299338</text:p>
          </table:table-cell>
          <table:table-cell table:formula="of:=AVERAGE([.B46:.D46])" office:value-type="float" office:value="0.291300666666667" calcext:value-type="float">
            <text:p>0.291300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3</text:p>
          </table:table-cell>
          <table:table-cell office:value-type="float" office:value="0.368888" calcext:value-type="float">
            <text:p>0.368888</text:p>
          </table:table-cell>
          <table:table-cell office:value-type="float" office:value="0.350511" calcext:value-type="float">
            <text:p>0.350511</text:p>
          </table:table-cell>
          <table:table-cell office:value-type="float" office:value="0.284137" calcext:value-type="float">
            <text:p>0.284137</text:p>
          </table:table-cell>
          <table:table-cell table:formula="of:=AVERAGE([.B47:.D47])" office:value-type="float" office:value="0.334512" calcext:value-type="float">
            <text:p>0.3345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4</text:p>
          </table:table-cell>
          <table:table-cell office:value-type="float" office:value="0.262621" calcext:value-type="float">
            <text:p>0.262621</text:p>
          </table:table-cell>
          <table:table-cell office:value-type="float" office:value="0.262155" calcext:value-type="float">
            <text:p>0.262155</text:p>
          </table:table-cell>
          <table:table-cell office:value-type="float" office:value="0.258059" calcext:value-type="float">
            <text:p>0.258059</text:p>
          </table:table-cell>
          <table:table-cell table:formula="of:=AVERAGE([.B48:.D48])" office:value-type="float" office:value="0.260945" calcext:value-type="float">
            <text:p>0.2609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ried-5</text:p>
          </table:table-cell>
          <table:table-cell office:value-type="float" office:value="0.241202" calcext:value-type="float">
            <text:p>0.241202</text:p>
          </table:table-cell>
          <table:table-cell office:value-type="float" office:value="0.235011" calcext:value-type="float">
            <text:p>0.235011</text:p>
          </table:table-cell>
          <table:table-cell office:value-type="float" office:value="0.23404" calcext:value-type="float">
            <text:p>0.23404</text:p>
          </table:table-cell>
          <table:table-cell table:formula="of:=AVERAGE([.B49:.D49])" office:value-type="float" office:value="0.236751" calcext:value-type="float">
            <text:p>0.2367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1</text:p>
          </table:table-cell>
          <table:table-cell office:value-type="float" office:value="0.285295" calcext:value-type="float">
            <text:p>0.285295</text:p>
          </table:table-cell>
          <table:table-cell office:value-type="float" office:value="0.274248" calcext:value-type="float">
            <text:p>0.274248</text:p>
          </table:table-cell>
          <table:table-cell office:value-type="float" office:value="0.292717" calcext:value-type="float">
            <text:p>0.292717</text:p>
          </table:table-cell>
          <table:table-cell table:formula="of:=AVERAGE([.B50:.D50])" office:value-type="float" office:value="0.284086666666667" calcext:value-type="float">
            <text:p>0.284086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ying-2</text:p>
          </table:table-cell>
          <table:table-cell office:value-type="float" office:value="0.167931" calcext:value-type="float">
            <text:p>0.167931</text:p>
          </table:table-cell>
          <table:table-cell office:value-type="float" office:value="0.171443" calcext:value-type="float">
            <text:p>0.171443</text:p>
          </table:table-cell>
          <table:table-cell office:value-type="float" office:value="0.171664" calcext:value-type="float">
            <text:p>0.171664</text:p>
          </table:table-cell>
          <table:table-cell table:formula="of:=AVERAGE([.B51:.D51])" office:value-type="float" office:value="0.170346" calcext:value-type="float">
            <text:p>0.1703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33:20.189225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8:30:40.701971172</meta:creation-date>
    <dc:date>2021-03-16T03:06:17.914528010</dc:date>
    <meta:editing-duration>PT14H35M30S</meta:editing-duration>
    <meta:editing-cycles>4</meta:editing-cycles>
    <meta:generator>LibreOffice/6.4.6.2$Linux_X86_64 LibreOffice_project/40$Build-2</meta:generator>
    <meta:document-statistic meta:table-count="8" meta:cell-count="150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cpu</text:p>
        </chart:title>
        <chart:legend chart:legend-position="end" svg:x="13.896cm" svg:y="2.707cm" style:legend-expansion="high" chart:style-name="ch3"/>
        <chart:plot-area chart:style-name="ch4" table:cell-range-address="cpu.E7:cpu.H13 cpu.J7:cpu.L13" chart:data-source-has-labels="row" svg:x="0.32cm" svg:y="1.275cm" svg:width="13.256cm" svg:height="7.545cm">
          <chartooo:coordinate-region svg:x="1.127cm" svg:y="1.474cm" svg:width="12.449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pu.E8:cpu.E13" chart:label-cell-address="cpu.E7:cpu.E7" chart:class="chart:bar">
            <chart:data-point chart:repeated="6"/>
          </chart:series>
          <chart:series chart:style-name="ch9" chart:values-cell-range-address="cpu.F8:cpu.F13" chart:label-cell-address="cpu.F7:cpu.F7" chart:class="chart:bar">
            <chart:data-point chart:repeated="6"/>
          </chart:series>
          <chart:series chart:style-name="ch10" chart:values-cell-range-address="cpu.G8:cpu.G13" chart:label-cell-address="cpu.G7:cpu.G7" chart:class="chart:bar">
            <chart:data-point chart:repeated="6"/>
          </chart:series>
          <chart:series chart:style-name="ch11" chart:values-cell-range-address="cpu.H8:cpu.H13" chart:label-cell-address="cpu.H7:cpu.H7" chart:class="chart:bar">
            <chart:data-point chart:repeated="6"/>
          </chart:series>
          <chart:series chart:style-name="ch12" chart:values-cell-range-address="cpu.J8:cpu.J13" chart:label-cell-address="cpu.J7:cpu.J7" chart:class="chart:bar">
            <chart:data-point chart:repeated="6"/>
          </chart:series>
          <chart:series chart:style-name="ch13" chart:values-cell-range-address="cpu.K8:cpu.K13" chart:label-cell-address="cpu.K7:cpu.K7" chart:class="chart:bar">
            <chart:data-point chart:repeated="6"/>
          </chart:series>
          <chart:series chart:style-name="ch14" chart:values-cell-range-address="cpu.L8:cpu.L13" chart:label-cell-address="cpu.L7:cpu.L7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VIO</text:p>
                <draw:g>
                  <svg:desc>cpu.E7:cpu.E7</svg:desc>
                </draw:g>
              </table:table-cell>
              <table:table-cell office:value-type="string">
                <text:p>VINS</text:p>
                <draw:g>
                  <svg:desc>cpu.F7:cpu.F7</svg:desc>
                </draw:g>
              </table:table-cell>
              <table:table-cell office:value-type="string">
                <text:p>MSCKF</text:p>
                <draw:g>
                  <svg:desc>cpu.G7:cpu.G7</svg:desc>
                </draw:g>
              </table:table-cell>
              <table:table-cell office:value-type="string">
                <text:p>DSO </text:p>
                <draw:g>
                  <svg:desc>cpu.H7:cpu.H7</svg:desc>
                </draw:g>
              </table:table-cell>
              <table:table-cell office:value-type="string">
                <text:p>ROVIO</text:p>
                <draw:g>
                  <svg:desc>cpu.J7:cpu.J7</svg:desc>
                </draw:g>
              </table:table-cell>
              <table:table-cell office:value-type="string">
                <text:p>BASALT</text:p>
                <draw:g>
                  <svg:desc>cpu.K7:cpu.K7</svg:desc>
                </draw:g>
              </table:table-cell>
              <table:table-cell office:value-type="string">
                <text:p>OV</text:p>
                <draw:g>
                  <svg:desc>cpu.L7:cpu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2877">
                <text:p>37.2877</text:p>
                <draw:g>
                  <svg:desc>cpu.E8:cpu.E13</svg:desc>
                </draw:g>
              </table:table-cell>
              <table:table-cell office:value-type="float" office:value="115.3392">
                <text:p>115.3392</text:p>
                <draw:g>
                  <svg:desc>cpu.F8:cpu.F13</svg:desc>
                </draw:g>
              </table:table-cell>
              <table:table-cell office:value-type="float" office:value="45.7787">
                <text:p>45.7787</text:p>
                <draw:g>
                  <svg:desc>cpu.G8:cpu.G13</svg:desc>
                </draw:g>
              </table:table-cell>
              <table:table-cell office:value-type="float" office:value="67.1291116580891">
                <text:p>67.1291116580891</text:p>
                <draw:g>
                  <svg:desc>cpu.H8:cpu.H13</svg:desc>
                </draw:g>
              </table:table-cell>
              <table:table-cell office:value-type="float" office:value="22.0559">
                <text:p>22.0559</text:p>
                <draw:g>
                  <svg:desc>cpu.J8:cpu.J13</svg:desc>
                </draw:g>
              </table:table-cell>
              <table:table-cell office:value-type="float" office:value="44.5294456333333">
                <text:p>44.5294456333333</text:p>
                <draw:g>
                  <svg:desc>cpu.K8:cpu.K13</svg:desc>
                </draw:g>
              </table:table-cell>
              <table:table-cell office:value-type="float" office:value="93.3517">
                <text:p>93.3517</text:p>
                <draw:g>
                  <svg:desc>cpu.L8:cpu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392">
                <text:p>38.1392</text:p>
              </table:table-cell>
              <table:table-cell office:value-type="float" office:value="111.9294">
                <text:p>111.9294</text:p>
              </table:table-cell>
              <table:table-cell office:value-type="float" office:value="44.8442">
                <text:p>44.8442</text:p>
              </table:table-cell>
              <table:table-cell office:value-type="float" office:value="95.8466453674122">
                <text:p>95.8466453674122</text:p>
              </table:table-cell>
              <table:table-cell office:value-type="float" office:value="21.935">
                <text:p>21.935</text:p>
              </table:table-cell>
              <table:table-cell office:value-type="float" office:value="35.7258025568182">
                <text:p>35.7258025568182</text:p>
              </table:table-cell>
              <table:table-cell office:value-type="float" office:value="95.0587">
                <text:p>95.0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1782">
                <text:p>34.1782</text:p>
              </table:table-cell>
              <table:table-cell office:value-type="float" office:value="103.5124">
                <text:p>103.5124</text:p>
              </table:table-cell>
              <table:table-cell office:value-type="float" office:value="43.0701">
                <text:p>43.0701</text:p>
              </table:table-cell>
              <table:table-cell office:value-type="float" office:value="75.8533501896334">
                <text:p>75.8533501896334</text:p>
              </table:table-cell>
              <table:table-cell office:value-type="float" office:value="21.6998">
                <text:p>21.6998</text:p>
              </table:table-cell>
              <table:table-cell office:value-type="float" office:value="28.7930866513761">
                <text:p>28.7930866513761</text:p>
              </table:table-cell>
              <table:table-cell office:value-type="float" office:value="91.6201">
                <text:p>91.6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925">
                <text:p>34.3925</text:p>
              </table:table-cell>
              <table:table-cell office:value-type="float" office:value="114.7099">
                <text:p>114.7099</text:p>
              </table:table-cell>
              <table:table-cell office:value-type="float" office:value="46.3039">
                <text:p>46.3039</text:p>
              </table:table-cell>
              <table:table-cell office:value-type="float" office:value="61.012812690665">
                <text:p>61.012812690665</text:p>
              </table:table-cell>
              <table:table-cell office:value-type="float" office:value="22.1212">
                <text:p>22.1212</text:p>
              </table:table-cell>
              <table:table-cell office:value-type="float" office:value="43.6656451150443">
                <text:p>43.6656451150443</text:p>
              </table:table-cell>
              <table:table-cell office:value-type="float" office:value="90.7342">
                <text:p>90.7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18">
                <text:p>36.018</text:p>
              </table:table-cell>
              <table:table-cell office:value-type="float" office:value="109.8346">
                <text:p>109.8346</text:p>
              </table:table-cell>
              <table:table-cell office:value-type="float" office:value="45.4929">
                <text:p>45.4929</text:p>
              </table:table-cell>
              <table:table-cell office:value-type="float" office:value="85.2030673104232">
                <text:p>85.2030673104232</text:p>
              </table:table-cell>
              <table:table-cell office:value-type="float" office:value="22.5757">
                <text:p>22.5757</text:p>
              </table:table-cell>
              <table:table-cell office:value-type="float" office:value="37.4290886666667">
                <text:p>37.4290886666667</text:p>
              </table:table-cell>
              <table:table-cell office:value-type="float" office:value="95.9743">
                <text:p>95.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8272">
                <text:p>28.8272</text:p>
              </table:table-cell>
              <table:table-cell office:value-type="float" office:value="85.915">
                <text:p>85.915</text:p>
              </table:table-cell>
              <table:table-cell office:value-type="float" office:value="33.8216">
                <text:p>33.8216</text:p>
              </table:table-cell>
              <table:table-cell office:value-type="float" office:value="82.2593912805045">
                <text:p>82.2593912805045</text:p>
              </table:table-cell>
              <table:table-cell office:value-type="float" office:value="18.9591">
                <text:p>18.9591</text:p>
              </table:table-cell>
              <table:table-cell office:value-type="float" office:value="23.7050620637931">
                <text:p>23.7050620637931</text:p>
              </table:table-cell>
              <table:table-cell office:value-type="float" office:value="78.3953">
                <text:p>78.3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accuracy</text:p>
        </chart:title>
        <chart:legend chart:legend-position="end" svg:x="13.896cm" svg:y="2.707cm" style:legend-expansion="high" chart:style-name="ch3"/>
        <chart:plot-area chart:style-name="ch4" table:cell-range-address="accuracy.F1:accuracy.I7 accuracy.K1:accuracy.M7" chart:data-source-has-labels="row" svg:x="0.32cm" svg:y="1.275cm" svg:width="13.256cm" svg:height="7.545cm">
          <chartooo:coordinate-region svg:x="1.047cm" svg:y="1.474cm" svg:width="12.529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ccuracy.F2:accuracy.F7" chart:label-cell-address="accuracy.F1:accuracy.F1" chart:class="chart:bar">
            <chart:data-point chart:repeated="6"/>
          </chart:series>
          <chart:series chart:style-name="ch9" chart:values-cell-range-address="accuracy.G2:accuracy.G7" chart:label-cell-address="accuracy.G1:accuracy.G1" chart:class="chart:bar">
            <chart:data-point chart:repeated="6"/>
          </chart:series>
          <chart:series chart:style-name="ch10" chart:values-cell-range-address="accuracy.H2:accuracy.H7" chart:label-cell-address="accuracy.H1:accuracy.H1" chart:class="chart:bar">
            <chart:data-point chart:repeated="6"/>
          </chart:series>
          <chart:series chart:style-name="ch11" chart:values-cell-range-address="accuracy.I2:accuracy.I7" chart:label-cell-address="accuracy.I1:accuracy.I1" chart:class="chart:bar">
            <chart:data-point chart:repeated="6"/>
          </chart:series>
          <chart:series chart:style-name="ch12" chart:values-cell-range-address="accuracy.K2:accuracy.K7" chart:label-cell-address="accuracy.K1:accuracy.K1" chart:class="chart:bar">
            <chart:data-point chart:repeated="6"/>
          </chart:series>
          <chart:series chart:style-name="ch13" chart:values-cell-range-address="accuracy.L2:accuracy.L7" chart:label-cell-address="accuracy.L1:accuracy.L1" chart:class="chart:bar">
            <chart:data-point chart:repeated="6"/>
          </chart:series>
          <chart:series chart:style-name="ch14" chart:values-cell-range-address="accuracy.M2:accuracy.M7" chart:label-cell-address="accuracy.M1:accuracy.M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VIO</text:p>
                <draw:g>
                  <svg:desc>accuracy.F1:accuracy.F1</svg:desc>
                </draw:g>
              </table:table-cell>
              <table:table-cell office:value-type="string">
                <text:p>VINS</text:p>
                <draw:g>
                  <svg:desc>accuracy.G1:accuracy.G1</svg:desc>
                </draw:g>
              </table:table-cell>
              <table:table-cell office:value-type="string">
                <text:p>MSCKF</text:p>
                <draw:g>
                  <svg:desc>accuracy.H1:accuracy.H1</svg:desc>
                </draw:g>
              </table:table-cell>
              <table:table-cell office:value-type="string">
                <text:p>DSO </text:p>
                <draw:g>
                  <svg:desc>accuracy.I1:accuracy.I1</svg:desc>
                </draw:g>
              </table:table-cell>
              <table:table-cell office:value-type="string">
                <text:p>ROVIO</text:p>
                <draw:g>
                  <svg:desc>accuracy.K1:accuracy.K1</svg:desc>
                </draw:g>
              </table:table-cell>
              <table:table-cell office:value-type="string">
                <text:p>BASALT</text:p>
                <draw:g>
                  <svg:desc>accuracy.L1:accuracy.L1</svg:desc>
                </draw:g>
              </table:table-cell>
              <table:table-cell office:value-type="string">
                <text:p>OV</text:p>
                <draw:g>
                  <svg:desc>accuracy.M1:accurac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7934">
                <text:p>0.347934</text:p>
                <draw:g>
                  <svg:desc>accuracy.F2:accuracy.F7</svg:desc>
                </draw:g>
              </table:table-cell>
              <table:table-cell office:value-type="float" office:value="0.525889">
                <text:p>0.525889</text:p>
                <draw:g>
                  <svg:desc>accuracy.G2:accuracy.G7</svg:desc>
                </draw:g>
              </table:table-cell>
              <table:table-cell office:value-type="float" office:value="0.115298333333333">
                <text:p>0.115298333333333</text:p>
                <draw:g>
                  <svg:desc>accuracy.H2:accuracy.H7</svg:desc>
                </draw:g>
              </table:table-cell>
              <table:table-cell office:value-type="float" office:value="0.039515">
                <text:p>0.039515</text:p>
                <draw:g>
                  <svg:desc>accuracy.I2:accuracy.I7</svg:desc>
                </draw:g>
              </table:table-cell>
              <table:table-cell office:value-type="float" office:value="0.132718">
                <text:p>0.132718</text:p>
                <draw:g>
                  <svg:desc>accuracy.K2:accuracy.K7</svg:desc>
                </draw:g>
              </table:table-cell>
              <table:table-cell office:value-type="float" office:value="0.035407">
                <text:p>0.035407</text:p>
                <draw:g>
                  <svg:desc>accuracy.L2:accuracy.L7</svg:desc>
                </draw:g>
              </table:table-cell>
              <table:table-cell office:value-type="float" office:value="0.066">
                <text:p>0.066</text:p>
                <draw:g>
                  <svg:desc>accuracy.M2:accuracy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5049">
                <text:p>0.185049</text:p>
              </table:table-cell>
              <table:table-cell office:value-type="float" office:value="0.252397">
                <text:p>0.252397</text:p>
              </table:table-cell>
              <table:table-cell office:value-type="float" office:value="0.146458333333333">
                <text:p>0.146458333333333</text:p>
              </table:table-cell>
              <table:table-cell office:value-type="float" office:value="0.121112">
                <text:p>0.121112</text:p>
              </table:table-cell>
              <table:table-cell office:value-type="float" office:value="0.18528">
                <text:p>0.18528</text:p>
              </table:table-cell>
              <table:table-cell office:value-type="float" office:value="0.05025">
                <text:p>0.050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0986666666667">
                <text:p>0.810986666666667</text:p>
              </table:table-cell>
              <table:table-cell office:value-type="float" office:value="1.371646">
                <text:p>1.371646</text:p>
              </table:table-cell>
              <table:table-cell office:value-type="float" office:value="0.21135">
                <text:p>0.21135</text:p>
              </table:table-cell>
              <table:table-cell office:value-type="float" office:value="0.17158">
                <text:p>0.17158</text:p>
              </table:table-cell>
              <table:table-cell office:value-type="float" office:value="0.217353666666667">
                <text:p>0.217353666666667</text:p>
              </table:table-cell>
              <table:table-cell office:value-type="float" office:value="0.069245">
                <text:p>0.069245</text:p>
              </table:table-cell>
              <table:table-cell office:value-type="float" office:value="0.059333333333333">
                <text:p>0.05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33333333333">
                <text:p>0.178433333333333</text:p>
              </table:table-cell>
              <table:table-cell office:value-type="float" office:value="0.251032">
                <text:p>0.251032</text:p>
              </table:table-cell>
              <table:table-cell office:value-type="float" office:value="0.101103">
                <text:p>0.101103</text:p>
              </table:table-cell>
              <table:table-cell office:value-type="float" office:value="0.044205">
                <text:p>0.044205</text:p>
              </table:table-cell>
              <table:table-cell office:value-type="float" office:value="0.315370333333333">
                <text:p>0.315370333333333</text:p>
              </table:table-cell>
              <table:table-cell office:value-type="float" office:value="0.028824">
                <text:p>0.02882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110666666667">
                <text:p>0.328110666666667</text:p>
              </table:table-cell>
              <table:table-cell office:value-type="float" office:value="0.254551333333333">
                <text:p>0.254551333333333</text:p>
              </table:table-cell>
              <table:table-cell office:value-type="float" office:value="0.260477666666667">
                <text:p>0.260477666666667</text:p>
              </table:table-cell>
              <table:table-cell office:value-type="float" office:value="0.055721">
                <text:p>0.055721</text:p>
              </table:table-cell>
              <table:table-cell office:value-type="float" office:value="0.454753666666667">
                <text:p>0.454753666666667</text:p>
              </table:table-cell>
              <table:table-cell office:value-type="float" office:value="0.062738">
                <text:p>0.06273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5288">
                <text:p>1.065288</text:p>
              </table:table-cell>
              <table:table-cell office:value-type="float" office:value="1.87181566666667">
                <text:p>1.87181566666667</text:p>
              </table:table-cell>
              <table:table-cell office:value-type="float" office:value="1.259383">
                <text:p>1.259383</text:p>
              </table:table-cell>
              <table:table-cell office:value-type="float" office:value="0.209227">
                <text:p>0.209227</text:p>
              </table:table-cell>
              <table:table-cell office:value-type="float" office:value="0.258715333333333">
                <text:p>0.258715333333333</text:p>
              </table:table-cell>
              <table:table-cell office:value-type="float" office:value="0.703463">
                <text:p>0.703463</text:p>
              </table:table-cell>
              <table:table-cell office:value-type="float" office:value="0.075">
                <text:p>0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6cm" svg:y="0.316cm" chart:style-name="ch2">
          <text:p>cpu</text:p>
        </chart:title>
        <chart:legend chart:legend-position="end" svg:x="12.83cm" svg:y="3.454cm" style:legend-expansion="high" chart:style-name="ch3"/>
        <chart:plot-area chart:style-name="ch4" table:cell-range-address="'ablation dso v1-01'.A22:'ablation dso v1-01'.A26 'ablation dso v1-01'.D22:'ablation dso v1-01'.H26" chart:data-source-has-labels="both" svg:x="0.32cm" svg:y="1.275cm" svg:width="12.19cm" svg:height="7.545cm">
          <chartooo:coordinate-region svg:x="0.995cm" svg:y="1.474cm" svg:width="10.707cm" svg:height="6.699cm"/>
          <chart:axis chart:dimension="x" chart:name="primary-x" chart:style-name="ch5" chartooo:axis-type="auto">
            <chartooo:date-scale/>
            <chart:categories table:cell-range-address="'ablation dso v1-01'.D22:'ablation dso v1-01'.H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blation dso v1-01'.D23:'ablation dso v1-01'.H23" chart:label-cell-address="'ablation dso v1-01'.A23:'ablation dso v1-01'.A23" chart:class="chart:line">
            <chart:data-point chart:repeated="5"/>
          </chart:series>
          <chart:series chart:style-name="ch8" chart:values-cell-range-address="'ablation dso v1-01'.D24:'ablation dso v1-01'.H24" chart:label-cell-address="'ablation dso v1-01'.A24:'ablation dso v1-01'.A24" chart:class="chart:line">
            <chart:data-point chart:repeated="5"/>
          </chart:series>
          <chart:series chart:style-name="ch9" chart:values-cell-range-address="'ablation dso v1-01'.D25:'ablation dso v1-01'.H25" chart:label-cell-address="'ablation dso v1-01'.A25:'ablation dso v1-01'.A25" chart:class="chart:line">
            <chart:data-point chart:repeated="5"/>
          </chart:series>
          <chart:series chart:style-name="ch10" chart:values-cell-range-address="'ablation dso v1-01'.D26:'ablation dso v1-01'.H26" chart:label-cell-address="'ablation dso v1-01'.A26:'ablation dso v1-01'.A2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s 3</text:p>
                <draw:g>
                  <svg:desc>'ablation dso v1-01'.D22:'ablation dso v1-01'.H22</svg:desc>
                </draw:g>
              </table:table-cell>
              <table:table-cell office:value-type="string">
                <text:p>frames 4</text:p>
              </table:table-cell>
              <table:table-cell office:value-type="string">
                <text:p>frames 5</text:p>
              </table:table-cell>
              <table:table-cell office:value-type="string">
                <text:p>frames 6</text:p>
              </table:table-cell>
              <table:table-cell office:value-type="string">
                <text:p>frames 7</text:p>
              </table:table-cell>
            </table:table-row>
          </table:table-header-rows>
          <table:table-rows>
            <table:table-row>
              <table:table-cell office:value-type="string">
                <text:p>Points 800</text:p>
                <draw:g>
                  <svg:desc>'ablation dso v1-01'.A23:'ablation dso v1-01'.A23</svg:desc>
                </draw:g>
              </table:table-cell>
              <table:table-cell office:value-type="float" office:value="31.9727166151551">
                <text:p>31.9727166151551</text:p>
                <draw:g>
                  <svg:desc>'ablation dso v1-01'.D23:'ablation dso v1-01'.H23</svg:desc>
                </draw:g>
              </table:table-cell>
              <table:table-cell office:value-type="float" office:value="43.4027777777778">
                <text:p>43.4027777777778</text:p>
              </table:table-cell>
              <table:table-cell office:value-type="float" office:value="34.7342827370615">
                <text:p>34.7342827370615</text:p>
              </table:table-cell>
              <table:table-cell office:value-type="float" office:value="39.2105607110182">
                <text:p>39.2105607110182</text:p>
              </table:table-cell>
              <table:table-cell office:value-type="float" office:value="41.413583655439">
                <text:p>41.413583655439</text:p>
              </table:table-cell>
            </table:table-row>
            <table:table-row>
              <table:table-cell office:value-type="string">
                <text:p>Points 1600</text:p>
                <draw:g>
                  <svg:desc>'ablation dso v1-01'.A24:'ablation dso v1-01'.A24</svg:desc>
                </draw:g>
              </table:table-cell>
              <table:table-cell office:value-type="float" office:value="39.957378795951">
                <text:p>39.957378795951</text:p>
                <draw:g>
                  <svg:desc>'ablation dso v1-01'.D24:'ablation dso v1-01'.H24</svg:desc>
                </draw:g>
              </table:table-cell>
              <table:table-cell office:value-type="float" office:value="42.7046263345196">
                <text:p>42.7046263345196</text:p>
              </table:table-cell>
              <table:table-cell office:value-type="float" office:value="47.2589792060492">
                <text:p>47.2589792060492</text:p>
              </table:table-cell>
              <table:table-cell office:value-type="float" office:value="56.0538116591928">
                <text:p>56.0538116591928</text:p>
              </table:table-cell>
              <table:table-cell office:value-type="float" office:value="58.4453535943892">
                <text:p>58.4453535943892</text:p>
              </table:table-cell>
            </table:table-row>
            <table:table-row>
              <table:table-cell office:value-type="string">
                <text:p>Points 2400</text:p>
                <draw:g>
                  <svg:desc>'ablation dso v1-01'.A25:'ablation dso v1-01'.A25</svg:desc>
                </draw:g>
              </table:table-cell>
              <table:table-cell office:value-type="float" office:value="49.7017892644135">
                <text:p>49.7017892644135</text:p>
                <draw:g>
                  <svg:desc>'ablation dso v1-01'.D25:'ablation dso v1-01'.H25</svg:desc>
                </draw:g>
              </table:table-cell>
              <table:table-cell office:value-type="float" office:value="50.4625735912532">
                <text:p>50.4625735912532</text:p>
              </table:table-cell>
              <table:table-cell office:value-type="float" office:value="58.6969281940912">
                <text:p>58.6969281940912</text:p>
              </table:table-cell>
              <table:table-cell office:value-type="float" office:value="73.8916256157635">
                <text:p>73.8916256157635</text:p>
              </table:table-cell>
              <table:table-cell office:value-type="float" office:value="79.21837866385">
                <text:p>79.21837866385</text:p>
              </table:table-cell>
            </table:table-row>
            <table:table-row>
              <table:table-cell office:value-type="string">
                <text:p>Points 3200</text:p>
                <draw:g>
                  <svg:desc>'ablation dso v1-01'.A26:'ablation dso v1-01'.A26</svg:desc>
                </draw:g>
              </table:table-cell>
              <table:table-cell office:value-type="float" office:value="58.6051963274077">
                <text:p>58.6051963274077</text:p>
                <draw:g>
                  <svg:desc>'ablation dso v1-01'.D26:'ablation dso v1-01'.H26</svg:desc>
                </draw:g>
              </table:table-cell>
              <table:table-cell office:value-type="float" office:value="64.034151547492">
                <text:p>64.034151547492</text:p>
              </table:table-cell>
              <table:table-cell office:value-type="float" office:value="68.1044267877412">
                <text:p>68.1044267877412</text:p>
              </table:table-cell>
              <table:table-cell office:value-type="float" office:value="82.6446280991736">
                <text:p>82.6446280991736</text:p>
              </table:table-cell>
              <table:table-cell office:value-type="float" office:value="92.9080210591514">
                <text:p>92.90802105915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rmse</text:p>
        </chart:title>
        <chart:legend chart:legend-position="end" svg:x="12.83cm" svg:y="3.454cm" style:legend-expansion="high" chart:style-name="ch3"/>
        <chart:plot-area chart:style-name="ch4" table:cell-range-address="'ablation dso v1-01'.J16:'ablation dso v1-01'.J20 'ablation dso v1-01'.M16:'ablation dso v1-01'.Q20" chart:data-source-has-labels="both" svg:x="0.32cm" svg:y="1.275cm" svg:width="12.19cm" svg:height="7.545cm">
          <chartooo:coordinate-region svg:x="1.232cm" svg:y="1.475cm" svg:width="10.602cm" svg:height="6.698cm"/>
          <chart:axis chart:dimension="x" chart:name="primary-x" chart:style-name="ch5" chartooo:axis-type="auto">
            <chartooo:date-scale/>
            <chart:categories table:cell-range-address="'ablation dso v1-01'.M16:'ablation dso v1-01'.Q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blation dso v1-01'.M17:'ablation dso v1-01'.Q17" chart:label-cell-address="'ablation dso v1-01'.J17:'ablation dso v1-01'.J17" chart:class="chart:line">
            <chart:data-point chart:repeated="5"/>
          </chart:series>
          <chart:series chart:style-name="ch8" chart:values-cell-range-address="'ablation dso v1-01'.M18:'ablation dso v1-01'.Q18" chart:label-cell-address="'ablation dso v1-01'.J18:'ablation dso v1-01'.J18" chart:class="chart:line">
            <chart:data-point chart:repeated="5"/>
          </chart:series>
          <chart:series chart:style-name="ch9" chart:values-cell-range-address="'ablation dso v1-01'.M19:'ablation dso v1-01'.Q19" chart:label-cell-address="'ablation dso v1-01'.J19:'ablation dso v1-01'.J19" chart:class="chart:line">
            <chart:data-point chart:repeated="5"/>
          </chart:series>
          <chart:series chart:style-name="ch10" chart:values-cell-range-address="'ablation dso v1-01'.M20:'ablation dso v1-01'.Q20" chart:label-cell-address="'ablation dso v1-01'.J20:'ablation dso v1-01'.J2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s 3</text:p>
                <draw:g>
                  <svg:desc>'ablation dso v1-01'.M16:'ablation dso v1-01'.Q16</svg:desc>
                </draw:g>
              </table:table-cell>
              <table:table-cell office:value-type="string">
                <text:p>frames 4</text:p>
              </table:table-cell>
              <table:table-cell office:value-type="string">
                <text:p>frames 5</text:p>
              </table:table-cell>
              <table:table-cell office:value-type="string">
                <text:p>frames 6</text:p>
              </table:table-cell>
              <table:table-cell office:value-type="string">
                <text:p>frames 7</text:p>
              </table:table-cell>
            </table:table-row>
          </table:table-header-rows>
          <table:table-rows>
            <table:table-row>
              <table:table-cell office:value-type="string">
                <text:p>Points 800</text:p>
                <draw:g>
                  <svg:desc>'ablation dso v1-01'.J17:'ablation dso v1-01'.J17</svg:desc>
                </draw:g>
              </table:table-cell>
              <table:table-cell office:value-type="float" office:value="0.0543636666666667">
                <text:p>0.0543636666666667</text:p>
                <draw:g>
                  <svg:desc>'ablation dso v1-01'.M17:'ablation dso v1-01'.Q17</svg:desc>
                </draw:g>
              </table:table-cell>
              <table:table-cell office:value-type="float" office:value="0.046112">
                <text:p>0.046112</text:p>
              </table:table-cell>
              <table:table-cell office:value-type="float" office:value="0.052889">
                <text:p>0.052889</text:p>
              </table:table-cell>
              <table:table-cell office:value-type="float" office:value="0.06039">
                <text:p>0.06039</text:p>
              </table:table-cell>
              <table:table-cell office:value-type="float" office:value="0.0583026666666667">
                <text:p>0.0583026666666667</text:p>
              </table:table-cell>
            </table:table-row>
            <table:table-row>
              <table:table-cell office:value-type="string">
                <text:p>Points 1600</text:p>
                <draw:g>
                  <svg:desc>'ablation dso v1-01'.J18:'ablation dso v1-01'.J18</svg:desc>
                </draw:g>
              </table:table-cell>
              <table:table-cell office:value-type="float" office:value="0.045299">
                <text:p>0.045299</text:p>
                <draw:g>
                  <svg:desc>'ablation dso v1-01'.M18:'ablation dso v1-01'.Q18</svg:desc>
                </draw:g>
              </table:table-cell>
              <table:table-cell office:value-type="float" office:value="0.049739">
                <text:p>0.049739</text:p>
              </table:table-cell>
              <table:table-cell office:value-type="float" office:value="0.038684">
                <text:p>0.038684</text:p>
              </table:table-cell>
              <table:table-cell office:value-type="float" office:value="0.052944">
                <text:p>0.052944</text:p>
              </table:table-cell>
              <table:table-cell office:value-type="float" office:value="0.043315">
                <text:p>0.043315</text:p>
              </table:table-cell>
            </table:table-row>
            <table:table-row>
              <table:table-cell office:value-type="string">
                <text:p>Points 2400</text:p>
                <draw:g>
                  <svg:desc>'ablation dso v1-01'.J19:'ablation dso v1-01'.J19</svg:desc>
                </draw:g>
              </table:table-cell>
              <table:table-cell office:value-type="float" office:value="0.0591193333333333">
                <text:p>0.0591193333333333</text:p>
                <draw:g>
                  <svg:desc>'ablation dso v1-01'.M19:'ablation dso v1-01'.Q19</svg:desc>
                </draw:g>
              </table:table-cell>
              <table:table-cell office:value-type="float" office:value="0.058761">
                <text:p>0.058761</text:p>
              </table:table-cell>
              <table:table-cell office:value-type="float" office:value="0.037787">
                <text:p>0.037787</text:p>
              </table:table-cell>
              <table:table-cell office:value-type="float" office:value="0.0431046666666667">
                <text:p>0.0431046666666667</text:p>
              </table:table-cell>
              <table:table-cell office:value-type="float" office:value="0.0396303333333333">
                <text:p>0.0396303333333333</text:p>
              </table:table-cell>
            </table:table-row>
            <table:table-row>
              <table:table-cell office:value-type="string">
                <text:p>Points 3200</text:p>
                <draw:g>
                  <svg:desc>'ablation dso v1-01'.J20:'ablation dso v1-01'.J20</svg:desc>
                </draw:g>
              </table:table-cell>
              <table:table-cell office:value-type="float" office:value="0.0457286666666667">
                <text:p>0.0457286666666667</text:p>
                <draw:g>
                  <svg:desc>'ablation dso v1-01'.M20:'ablation dso v1-01'.Q20</svg:desc>
                </draw:g>
              </table:table-cell>
              <table:table-cell office:value-type="float" office:value="0.061899">
                <text:p>0.061899</text:p>
              </table:table-cell>
              <table:table-cell office:value-type="float" office:value="0.0549463333333333">
                <text:p>0.0549463333333333</text:p>
              </table:table-cell>
              <table:table-cell office:value-type="float" office:value="0.0539303333333333">
                <text:p>0.0539303333333333</text:p>
              </table:table-cell>
              <table:table-cell office:value-type="float" office:value="0.055813">
                <text:p>0.0558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rmse on low texture dataset</text:p>
        </chart:title>
        <chart:legend chart:legend-position="end" svg:x="13.446cm" svg:y="3.454cm" style:legend-expansion="high" chart:style-name="ch3"/>
        <chart:plot-area chart:style-name="ch4" table:cell-range-address="'low texture'.G1:'low texture'.K12" chart:data-source-has-labels="both" svg:x="0.32cm" svg:y="1.275cm" svg:width="12.806cm" svg:height="7.545cm">
          <chartooo:coordinate-region svg:x="1.047cm" svg:y="1.275cm" svg:width="12.079cm" svg:height="5.842cm"/>
          <chart:axis chart:dimension="x" chart:name="primary-x" chart:style-name="ch5" chartooo:axis-type="auto">
            <chartooo:date-scale/>
            <chart:categories table:cell-range-address="'low texture'.G2:'low texture'.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ow texture'.H2:'low texture'.H12" chart:label-cell-address="'low texture'.H1:'low texture'.H1" chart:class="chart:bar">
            <chart:data-point chart:repeated="11"/>
          </chart:series>
          <chart:series chart:style-name="ch9" chart:values-cell-range-address="'low texture'.I2:'low texture'.I12" chart:label-cell-address="'low texture'.I1:'low texture'.I1" chart:class="chart:bar">
            <chart:data-point chart:repeated="11"/>
          </chart:series>
          <chart:series chart:style-name="ch10" chart:values-cell-range-address="'low texture'.J2:'low texture'.J12" chart:label-cell-address="'low texture'.J1:'low texture'.J1" chart:class="chart:bar">
            <chart:data-point chart:repeated="11"/>
          </chart:series>
          <chart:series chart:style-name="ch11" chart:values-cell-range-address="'low texture'.K2:'low texture'.K12" chart:label-cell-address="'low texture'.K1:'low texture'.K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VIO</text:p>
                <draw:g>
                  <svg:desc>'low texture'.H1:'low texture'.H1</svg:desc>
                </draw:g>
              </table:table-cell>
              <table:table-cell office:value-type="string">
                <text:p>SDDVIO-ph</text:p>
                <draw:g>
                  <svg:desc>'low texture'.I1:'low texture'.I1</svg:desc>
                </draw:g>
              </table:table-cell>
              <table:table-cell office:value-type="string">
                <text:p>MSCKF</text:p>
                <draw:g>
                  <svg:desc>'low texture'.J1:'low texture'.J1</svg:desc>
                </draw:g>
              </table:table-cell>
              <table:table-cell office:value-type="string">
                <text:p>ROVIO</text:p>
                <draw:g>
                  <svg:desc>'low texture'.K1:'low textur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ob-1</text:p>
                <draw:g>
                  <svg:desc>'low texture'.G2:'low texture'.G12</svg:desc>
                </draw:g>
              </table:table-cell>
              <table:table-cell office:value-type="float" office:value="0.328806666666667">
                <text:p>0.328806666666667</text:p>
                <draw:g>
                  <svg:desc>'low texture'.H2:'low texture'.H12</svg:desc>
                </draw:g>
              </table:table-cell>
              <table:table-cell office:value-type="float" office:value="0.338932666666667">
                <text:p>0.338932666666667</text:p>
                <draw:g>
                  <svg:desc>'low texture'.I2:'low texture'.I12</svg:desc>
                </draw:g>
              </table:table-cell>
              <table:table-cell office:value-type="float" office:value="0.449352666666667">
                <text:p>0.449352666666667</text:p>
                <draw:g>
                  <svg:desc>'low texture'.J2:'low texture'.J12</svg:desc>
                </draw:g>
              </table:table-cell>
              <table:table-cell office:value-type="float" office:value="0.126885666666667">
                <text:p>0.126885666666667</text:p>
                <draw:g>
                  <svg:desc>'low texture'.K2:'low texture'.K12</svg:desc>
                </draw:g>
              </table:table-cell>
            </table:table-row>
            <table:table-row>
              <table:table-cell office:value-type="string">
                <text:p>Blob-2</text:p>
              </table:table-cell>
              <table:table-cell office:value-type="float" office:value="0.734357333333333">
                <text:p>0.734357333333333</text:p>
              </table:table-cell>
              <table:table-cell office:value-type="float" office:value="0.592996">
                <text:p>0.592996</text:p>
              </table:table-cell>
              <table:table-cell office:value-type="float" office:value="0.871810666666667">
                <text:p>0.871810666666667</text:p>
              </table:table-cell>
              <table:table-cell office:value-type="float" office:value="1.04208633333333">
                <text:p>1.04208633333333</text:p>
              </table:table-cell>
            </table:table-row>
            <table:table-row>
              <table:table-cell office:value-type="string">
                <text:p>Blob-3</text:p>
              </table:table-cell>
              <table:table-cell office:value-type="float" office:value="0.530052">
                <text:p>0.530052</text:p>
              </table:table-cell>
              <table:table-cell office:value-type="float" office:value="0.327540666666667">
                <text:p>0.327540666666667</text:p>
              </table:table-cell>
              <table:table-cell office:value-type="float" office:value="0.552553">
                <text:p>0.552553</text:p>
              </table:table-cell>
              <table:table-cell office:value-type="float" office:value="0.227738">
                <text:p>0.227738</text:p>
              </table:table-cell>
            </table:table-row>
            <table:table-row>
              <table:table-cell office:value-type="string">
                <text:p>Blob-4</text:p>
              </table:table-cell>
              <table:table-cell office:value-type="float" office:value="0.442079333333333">
                <text:p>0.442079333333333</text:p>
              </table:table-cell>
              <table:table-cell office:value-type="float" office:value="0.476914">
                <text:p>0.476914</text:p>
              </table:table-cell>
              <table:table-cell office:value-type="float" office:value="0.694911">
                <text:p>0.694911</text:p>
              </table:table-cell>
              <table:table-cell office:value-type="float" office:value="0.878725333333333">
                <text:p>0.878725333333333</text:p>
              </table:table-cell>
            </table:table-row>
            <table:table-row>
              <table:table-cell office:value-type="string">
                <text:p>Carried-1</text:p>
              </table:table-cell>
              <table:table-cell office:value-type="float" office:value="0.274498">
                <text:p>0.274498</text:p>
              </table:table-cell>
              <table:table-cell office:value-type="float" office:value="0.285581333333333">
                <text:p>0.285581333333333</text:p>
              </table:table-cell>
              <table:table-cell office:value-type="float" office:value="0.593628">
                <text:p>0.593628</text:p>
              </table:table-cell>
              <table:table-cell office:value-type="float" office:value="0.548682333333333">
                <text:p>0.548682333333333</text:p>
              </table:table-cell>
            </table:table-row>
            <table:table-row>
              <table:table-cell office:value-type="string">
                <text:p>Carried-2</text:p>
              </table:table-cell>
              <table:table-cell office:value-type="float" office:value="0.337641666666667">
                <text:p>0.337641666666667</text:p>
              </table:table-cell>
              <table:table-cell office:value-type="float" office:value="0.291300666666667">
                <text:p>0.291300666666667</text:p>
              </table:table-cell>
              <table:table-cell office:value-type="float" office:value="0.651337333333333">
                <text:p>0.651337333333333</text:p>
              </table:table-cell>
              <table:table-cell office:value-type="float" office:value="0.628923333333333">
                <text:p>0.628923333333333</text:p>
              </table:table-cell>
            </table:table-row>
            <table:table-row>
              <table:table-cell office:value-type="string">
                <text:p>Carried-3</text:p>
              </table:table-cell>
              <table:table-cell office:value-type="float" office:value="0.598158333333333">
                <text:p>0.598158333333333</text:p>
              </table:table-cell>
              <table:table-cell office:value-type="float" office:value="0.334512">
                <text:p>0.334512</text:p>
              </table:table-cell>
              <table:table-cell office:value-type="float" office:value="0.702526333333333">
                <text:p>0.702526333333333</text:p>
              </table:table-cell>
              <table:table-cell office:value-type="float" office:value="0.669868333333333">
                <text:p>0.669868333333333</text:p>
              </table:table-cell>
            </table:table-row>
            <table:table-row>
              <table:table-cell office:value-type="string">
                <text:p>Carried-4</text:p>
              </table:table-cell>
              <table:table-cell office:value-type="float" office:value="0.306848">
                <text:p>0.306848</text:p>
              </table:table-cell>
              <table:table-cell office:value-type="float" office:value="0.260945">
                <text:p>0.260945</text:p>
              </table:table-cell>
              <table:table-cell office:value-type="float" office:value="0.664506">
                <text:p>0.664506</text:p>
              </table:table-cell>
              <table:table-cell office:value-type="float" office:value="0.660412">
                <text:p>0.660412</text:p>
              </table:table-cell>
            </table:table-row>
            <table:table-row>
              <table:table-cell office:value-type="string">
                <text:p>Carried-5</text:p>
              </table:table-cell>
              <table:table-cell office:value-type="float" office:value="0.203622">
                <text:p>0.203622</text:p>
              </table:table-cell>
              <table:table-cell office:value-type="float" office:value="0.236751">
                <text:p>0.236751</text:p>
              </table:table-cell>
              <table:table-cell office:value-type="float" office:value="0.546166333333333">
                <text:p>0.546166333333333</text:p>
              </table:table-cell>
              <table:table-cell office:value-type="float" office:value="0.558951666666667">
                <text:p>0.558951666666667</text:p>
              </table:table-cell>
            </table:table-row>
            <table:table-row>
              <table:table-cell office:value-type="string">
                <text:p>Flying-1</text:p>
              </table:table-cell>
              <table:table-cell office:value-type="float" office:value="0.522789666666667">
                <text:p>0.522789666666667</text:p>
              </table:table-cell>
              <table:table-cell office:value-type="float" office:value="0.284086666666667">
                <text:p>0.284086666666667</text:p>
              </table:table-cell>
              <table:table-cell office:value-type="float" office:value="0.552301">
                <text:p>0.552301</text:p>
              </table:table-cell>
              <table:table-cell office:value-type="float" office:value="0.110999666666667">
                <text:p>0.110999666666667</text:p>
              </table:table-cell>
            </table:table-row>
            <table:table-row>
              <table:table-cell office:value-type="string">
                <text:p>Flying-2</text:p>
              </table:table-cell>
              <table:table-cell office:value-type="float" office:value="0.255691666666667">
                <text:p>0.255691666666667</text:p>
              </table:table-cell>
              <table:table-cell office:value-type="float" office:value="0.170346">
                <text:p>0.170346</text:p>
              </table:table-cell>
              <table:table-cell office:value-type="float" office:value="0.467381666666667">
                <text:p>0.467381666666667</text:p>
              </table:table-cell>
              <table:table-cell office:value-type="float" office:value="0.498866333333333">
                <text:p>0.498866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2.458cm" style:legend-expansion="high" chart:style-name="ch2"/>
        <chart:plot-area chart:style-name="ch3" table:cell-range-address="accuracy.F1:accuracy.M7" chart:data-source-has-labels="row" svg:x="0.32cm" svg:y="0.18cm" svg:width="12.859cm" svg:height="8.64cm">
          <chartooo:coordinate-region svg:x="1.047cm" svg:y="0.379cm" svg:width="12.1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uracy.F2:accuracy.F7" chart:label-cell-address="accuracy.F1:accuracy.F1" chart:class="chart:bar">
            <chart:data-point chart:repeated="6"/>
          </chart:series>
          <chart:series chart:style-name="ch8" chart:values-cell-range-address="accuracy.G2:accuracy.G7" chart:label-cell-address="accuracy.G1:accuracy.G1" chart:class="chart:bar">
            <chart:data-point chart:repeated="6"/>
          </chart:series>
          <chart:series chart:style-name="ch9" chart:values-cell-range-address="accuracy.H2:accuracy.H7" chart:label-cell-address="accuracy.H1:accuracy.H1" chart:class="chart:bar">
            <chart:data-point chart:repeated="6"/>
          </chart:series>
          <chart:series chart:style-name="ch10" chart:values-cell-range-address="accuracy.I2:accuracy.I7" chart:label-cell-address="accuracy.I1:accuracy.I1" chart:class="chart:bar">
            <chart:data-point chart:repeated="6"/>
          </chart:series>
          <chart:series chart:style-name="ch11" chart:values-cell-range-address="accuracy.J2:accuracy.J7" chart:label-cell-address="accuracy.J1:accuracy.J1" chart:class="chart:bar">
            <chart:data-point chart:repeated="6"/>
          </chart:series>
          <chart:series chart:style-name="ch12" chart:values-cell-range-address="accuracy.K2:accuracy.K7" chart:label-cell-address="accuracy.K1:accuracy.K1" chart:class="chart:bar">
            <chart:data-point chart:repeated="6"/>
          </chart:series>
          <chart:series chart:style-name="ch13" chart:values-cell-range-address="accuracy.L2:accuracy.L7" chart:label-cell-address="accuracy.L1:accuracy.L1" chart:class="chart:bar">
            <chart:data-point chart:repeated="6"/>
          </chart:series>
          <chart:series chart:style-name="ch14" chart:values-cell-range-address="accuracy.M2:accuracy.M7" chart:label-cell-address="accuracy.M1:accuracy.M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VIO</text:p>
                <draw:g>
                  <svg:desc>accuracy.F1:accuracy.F1</svg:desc>
                </draw:g>
              </table:table-cell>
              <table:table-cell office:value-type="string">
                <text:p>VINS</text:p>
                <draw:g>
                  <svg:desc>accuracy.G1:accuracy.G1</svg:desc>
                </draw:g>
              </table:table-cell>
              <table:table-cell office:value-type="string">
                <text:p>MSCKF</text:p>
                <draw:g>
                  <svg:desc>accuracy.H1:accuracy.H1</svg:desc>
                </draw:g>
              </table:table-cell>
              <table:table-cell office:value-type="string">
                <text:p>DSO </text:p>
                <draw:g>
                  <svg:desc>accuracy.I1:accuracy.I1</svg:desc>
                </draw:g>
              </table:table-cell>
              <table:table-cell office:value-type="string">
                <text:p>DSO-FAST</text:p>
                <draw:g>
                  <svg:desc>accuracy.J1:accuracy.J1</svg:desc>
                </draw:g>
              </table:table-cell>
              <table:table-cell office:value-type="string">
                <text:p>ROVIO</text:p>
                <draw:g>
                  <svg:desc>accuracy.K1:accuracy.K1</svg:desc>
                </draw:g>
              </table:table-cell>
              <table:table-cell office:value-type="string">
                <text:p>BASALT</text:p>
                <draw:g>
                  <svg:desc>accuracy.L1:accuracy.L1</svg:desc>
                </draw:g>
              </table:table-cell>
              <table:table-cell office:value-type="string">
                <text:p>OV</text:p>
                <draw:g>
                  <svg:desc>accuracy.M1:accurac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7934">
                <text:p>0.347934</text:p>
                <draw:g>
                  <svg:desc>accuracy.F2:accuracy.F7</svg:desc>
                </draw:g>
              </table:table-cell>
              <table:table-cell office:value-type="float" office:value="0.525889">
                <text:p>0.525889</text:p>
                <draw:g>
                  <svg:desc>accuracy.G2:accuracy.G7</svg:desc>
                </draw:g>
              </table:table-cell>
              <table:table-cell office:value-type="float" office:value="0.115298333333333">
                <text:p>0.115298333333333</text:p>
                <draw:g>
                  <svg:desc>accuracy.H2:accuracy.H7</svg:desc>
                </draw:g>
              </table:table-cell>
              <table:table-cell office:value-type="float" office:value="0.039515">
                <text:p>0.039515</text:p>
                <draw:g>
                  <svg:desc>accuracy.I2:accuracy.I7</svg:desc>
                </draw:g>
              </table:table-cell>
              <table:table-cell office:value-type="float" office:value="0.040035">
                <text:p>0.040035</text:p>
                <draw:g>
                  <svg:desc>accuracy.J2:accuracy.J7</svg:desc>
                </draw:g>
              </table:table-cell>
              <table:table-cell office:value-type="float" office:value="0.132718">
                <text:p>0.132718</text:p>
                <draw:g>
                  <svg:desc>accuracy.K2:accuracy.K7</svg:desc>
                </draw:g>
              </table:table-cell>
              <table:table-cell office:value-type="float" office:value="0.035407">
                <text:p>0.035407</text:p>
                <draw:g>
                  <svg:desc>accuracy.L2:accuracy.L7</svg:desc>
                </draw:g>
              </table:table-cell>
              <table:table-cell office:value-type="float" office:value="0.066">
                <text:p>0.066</text:p>
                <draw:g>
                  <svg:desc>accuracy.M2:accuracy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5049">
                <text:p>0.185049</text:p>
              </table:table-cell>
              <table:table-cell office:value-type="float" office:value="0.252397">
                <text:p>0.252397</text:p>
              </table:table-cell>
              <table:table-cell office:value-type="float" office:value="0.146458333333333">
                <text:p>0.146458333333333</text:p>
              </table:table-cell>
              <table:table-cell office:value-type="float" office:value="0.121112">
                <text:p>0.121112</text:p>
              </table:table-cell>
              <table:table-cell office:value-type="float" office:value="0.351047333333333">
                <text:p>0.351047333333333</text:p>
              </table:table-cell>
              <table:table-cell office:value-type="float" office:value="0.18528">
                <text:p>0.18528</text:p>
              </table:table-cell>
              <table:table-cell office:value-type="float" office:value="0.05025">
                <text:p>0.050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0986666666667">
                <text:p>0.810986666666667</text:p>
              </table:table-cell>
              <table:table-cell office:value-type="float" office:value="1.371646">
                <text:p>1.371646</text:p>
              </table:table-cell>
              <table:table-cell office:value-type="float" office:value="0.21135">
                <text:p>0.21135</text:p>
              </table:table-cell>
              <table:table-cell office:value-type="float" office:value="0.17158">
                <text:p>0.17158</text:p>
              </table:table-cell>
              <table:table-cell office:value-type="float" office:value="0.288287">
                <text:p>0.288287</text:p>
              </table:table-cell>
              <table:table-cell office:value-type="float" office:value="0.217353666666667">
                <text:p>0.217353666666667</text:p>
              </table:table-cell>
              <table:table-cell office:value-type="float" office:value="0.069245">
                <text:p>0.069245</text:p>
              </table:table-cell>
              <table:table-cell office:value-type="float" office:value="0.059333333333333">
                <text:p>0.05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33333333333">
                <text:p>0.178433333333333</text:p>
              </table:table-cell>
              <table:table-cell office:value-type="float" office:value="0.251032">
                <text:p>0.251032</text:p>
              </table:table-cell>
              <table:table-cell office:value-type="float" office:value="0.101103">
                <text:p>0.101103</text:p>
              </table:table-cell>
              <table:table-cell office:value-type="float" office:value="0.044205">
                <text:p>0.044205</text:p>
              </table:table-cell>
              <table:table-cell office:value-type="float" office:value="0.063242333333333">
                <text:p>0.063242333333333</text:p>
              </table:table-cell>
              <table:table-cell office:value-type="float" office:value="0.315370333333333">
                <text:p>0.315370333333333</text:p>
              </table:table-cell>
              <table:table-cell office:value-type="float" office:value="0.028824">
                <text:p>0.02882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110666666667">
                <text:p>0.328110666666667</text:p>
              </table:table-cell>
              <table:table-cell office:value-type="float" office:value="0.254551333333333">
                <text:p>0.254551333333333</text:p>
              </table:table-cell>
              <table:table-cell office:value-type="float" office:value="0.260477666666667">
                <text:p>0.260477666666667</text:p>
              </table:table-cell>
              <table:table-cell office:value-type="float" office:value="0.055721">
                <text:p>0.055721</text:p>
              </table:table-cell>
              <table:table-cell office:value-type="float" office:value="1.227318">
                <text:p>1.227318</text:p>
              </table:table-cell>
              <table:table-cell office:value-type="float" office:value="0.454753666666667">
                <text:p>0.454753666666667</text:p>
              </table:table-cell>
              <table:table-cell office:value-type="float" office:value="0.062738">
                <text:p>0.06273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5288">
                <text:p>1.065288</text:p>
              </table:table-cell>
              <table:table-cell office:value-type="float" office:value="1.87181566666667">
                <text:p>1.87181566666667</text:p>
              </table:table-cell>
              <table:table-cell office:value-type="float" office:value="1.259383">
                <text:p>1.259383</text:p>
              </table:table-cell>
              <table:table-cell office:value-type="float" office:value="0.209227">
                <text:p>0.209227</text:p>
              </table:table-cell>
              <table:table-cell office:value-type="float" office:value="1.89244166666667">
                <text:p>1.89244166666667</text:p>
              </table:table-cell>
              <table:table-cell office:value-type="float" office:value="0.258715333333333">
                <text:p>0.258715333333333</text:p>
              </table:table-cell>
              <table:table-cell office:value-type="float" office:value="0.703463">
                <text:p>0.703463</text:p>
              </table:table-cell>
              <table:table-cell office:value-type="float" office:value="0.075">
                <text:p>0.0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2.458cm" style:legend-expansion="high" chart:style-name="ch2"/>
        <chart:plot-area chart:style-name="ch3" table:cell-range-address="cpu.E7:cpu.L13" chart:data-source-has-labels="row" svg:x="0.32cm" svg:y="0.18cm" svg:width="12.859cm" svg:height="8.64cm">
          <chartooo:coordinate-region svg:x="1.127cm" svg:y="0.379cm" svg:width="12.0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pu.E8:cpu.E13" chart:label-cell-address="cpu.E7:cpu.E7" chart:class="chart:bar">
            <chart:data-point chart:repeated="6"/>
          </chart:series>
          <chart:series chart:style-name="ch8" chart:values-cell-range-address="cpu.F8:cpu.F13" chart:label-cell-address="cpu.F7:cpu.F7" chart:class="chart:bar">
            <chart:data-point chart:repeated="6"/>
          </chart:series>
          <chart:series chart:style-name="ch9" chart:values-cell-range-address="cpu.G8:cpu.G13" chart:label-cell-address="cpu.G7:cpu.G7" chart:class="chart:bar">
            <chart:data-point chart:repeated="6"/>
          </chart:series>
          <chart:series chart:style-name="ch10" chart:values-cell-range-address="cpu.H8:cpu.H13" chart:label-cell-address="cpu.H7:cpu.H7" chart:class="chart:bar">
            <chart:data-point chart:repeated="6"/>
          </chart:series>
          <chart:series chart:style-name="ch11" chart:values-cell-range-address="cpu.I8:cpu.I13" chart:label-cell-address="cpu.I7:cpu.I7" chart:class="chart:bar">
            <chart:data-point chart:repeated="6"/>
          </chart:series>
          <chart:series chart:style-name="ch12" chart:values-cell-range-address="cpu.J8:cpu.J13" chart:label-cell-address="cpu.J7:cpu.J7" chart:class="chart:bar">
            <chart:data-point chart:repeated="6"/>
          </chart:series>
          <chart:series chart:style-name="ch13" chart:values-cell-range-address="cpu.K8:cpu.K13" chart:label-cell-address="cpu.K7:cpu.K7" chart:class="chart:bar">
            <chart:data-point chart:repeated="6"/>
          </chart:series>
          <chart:series chart:style-name="ch14" chart:values-cell-range-address="cpu.L8:cpu.L13" chart:label-cell-address="cpu.L7:cpu.L7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DVIO</text:p>
                <draw:g>
                  <svg:desc>cpu.E7:cpu.E7</svg:desc>
                </draw:g>
              </table:table-cell>
              <table:table-cell office:value-type="string">
                <text:p>VINS</text:p>
                <draw:g>
                  <svg:desc>cpu.F7:cpu.F7</svg:desc>
                </draw:g>
              </table:table-cell>
              <table:table-cell office:value-type="string">
                <text:p>MSCKF</text:p>
                <draw:g>
                  <svg:desc>cpu.G7:cpu.G7</svg:desc>
                </draw:g>
              </table:table-cell>
              <table:table-cell office:value-type="string">
                <text:p>DSO </text:p>
                <draw:g>
                  <svg:desc>cpu.H7:cpu.H7</svg:desc>
                </draw:g>
              </table:table-cell>
              <table:table-cell office:value-type="string">
                <text:p>DSO-FAST</text:p>
                <draw:g>
                  <svg:desc>cpu.I7:cpu.I7</svg:desc>
                </draw:g>
              </table:table-cell>
              <table:table-cell office:value-type="string">
                <text:p>ROVIO</text:p>
                <draw:g>
                  <svg:desc>cpu.J7:cpu.J7</svg:desc>
                </draw:g>
              </table:table-cell>
              <table:table-cell office:value-type="string">
                <text:p>BASALT</text:p>
                <draw:g>
                  <svg:desc>cpu.K7:cpu.K7</svg:desc>
                </draw:g>
              </table:table-cell>
              <table:table-cell office:value-type="string">
                <text:p>OV</text:p>
                <draw:g>
                  <svg:desc>cpu.L7:cpu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2877">
                <text:p>37.2877</text:p>
                <draw:g>
                  <svg:desc>cpu.E8:cpu.E13</svg:desc>
                </draw:g>
              </table:table-cell>
              <table:table-cell office:value-type="float" office:value="115.3392">
                <text:p>115.3392</text:p>
                <draw:g>
                  <svg:desc>cpu.F8:cpu.F13</svg:desc>
                </draw:g>
              </table:table-cell>
              <table:table-cell office:value-type="float" office:value="45.7787">
                <text:p>45.7787</text:p>
                <draw:g>
                  <svg:desc>cpu.G8:cpu.G13</svg:desc>
                </draw:g>
              </table:table-cell>
              <table:table-cell office:value-type="float" office:value="67.1291116580891">
                <text:p>67.1291116580891</text:p>
                <draw:g>
                  <svg:desc>cpu.H8:cpu.H13</svg:desc>
                </draw:g>
              </table:table-cell>
              <table:table-cell office:value-type="float" office:value="42.4989375265618">
                <text:p>42.4989375265618</text:p>
                <draw:g>
                  <svg:desc>cpu.I8:cpu.I13</svg:desc>
                </draw:g>
              </table:table-cell>
              <table:table-cell office:value-type="float" office:value="22.0559">
                <text:p>22.0559</text:p>
                <draw:g>
                  <svg:desc>cpu.J8:cpu.J13</svg:desc>
                </draw:g>
              </table:table-cell>
              <table:table-cell office:value-type="float" office:value="44.5294456333333">
                <text:p>44.5294456333333</text:p>
                <draw:g>
                  <svg:desc>cpu.K8:cpu.K13</svg:desc>
                </draw:g>
              </table:table-cell>
              <table:table-cell office:value-type="float" office:value="93.3517">
                <text:p>93.3517</text:p>
                <draw:g>
                  <svg:desc>cpu.L8:cpu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392">
                <text:p>38.1392</text:p>
              </table:table-cell>
              <table:table-cell office:value-type="float" office:value="111.9294">
                <text:p>111.9294</text:p>
              </table:table-cell>
              <table:table-cell office:value-type="float" office:value="44.8442">
                <text:p>44.8442</text:p>
              </table:table-cell>
              <table:table-cell office:value-type="float" office:value="95.8466453674122">
                <text:p>95.8466453674122</text:p>
              </table:table-cell>
              <table:table-cell office:value-type="float" office:value="55.9492726594554">
                <text:p>55.9492726594554</text:p>
              </table:table-cell>
              <table:table-cell office:value-type="float" office:value="21.935">
                <text:p>21.935</text:p>
              </table:table-cell>
              <table:table-cell office:value-type="float" office:value="35.7258025568182">
                <text:p>35.7258025568182</text:p>
              </table:table-cell>
              <table:table-cell office:value-type="float" office:value="95.0587">
                <text:p>95.0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1782">
                <text:p>34.1782</text:p>
              </table:table-cell>
              <table:table-cell office:value-type="float" office:value="103.5124">
                <text:p>103.5124</text:p>
              </table:table-cell>
              <table:table-cell office:value-type="float" office:value="43.0701">
                <text:p>43.0701</text:p>
              </table:table-cell>
              <table:table-cell office:value-type="float" office:value="75.8533501896334">
                <text:p>75.8533501896334</text:p>
              </table:table-cell>
              <table:table-cell office:value-type="float" office:value="0">
                <text:p>0</text:p>
              </table:table-cell>
              <table:table-cell office:value-type="float" office:value="21.6998">
                <text:p>21.6998</text:p>
              </table:table-cell>
              <table:table-cell office:value-type="float" office:value="28.7930866513761">
                <text:p>28.7930866513761</text:p>
              </table:table-cell>
              <table:table-cell office:value-type="float" office:value="91.6201">
                <text:p>91.6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925">
                <text:p>34.3925</text:p>
              </table:table-cell>
              <table:table-cell office:value-type="float" office:value="114.7099">
                <text:p>114.7099</text:p>
              </table:table-cell>
              <table:table-cell office:value-type="float" office:value="46.3039">
                <text:p>46.3039</text:p>
              </table:table-cell>
              <table:table-cell office:value-type="float" office:value="61.012812690665">
                <text:p>61.012812690665</text:p>
              </table:table-cell>
              <table:table-cell office:value-type="float" office:value="40.0427122263748">
                <text:p>40.0427122263748</text:p>
              </table:table-cell>
              <table:table-cell office:value-type="float" office:value="22.1212">
                <text:p>22.1212</text:p>
              </table:table-cell>
              <table:table-cell office:value-type="float" office:value="43.6656451150443">
                <text:p>43.6656451150443</text:p>
              </table:table-cell>
              <table:table-cell office:value-type="float" office:value="90.7342">
                <text:p>90.7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18">
                <text:p>36.018</text:p>
              </table:table-cell>
              <table:table-cell office:value-type="float" office:value="109.8346">
                <text:p>109.8346</text:p>
              </table:table-cell>
              <table:table-cell office:value-type="float" office:value="45.4929">
                <text:p>45.4929</text:p>
              </table:table-cell>
              <table:table-cell office:value-type="float" office:value="85.2030673104232">
                <text:p>85.2030673104232</text:p>
              </table:table-cell>
              <table:table-cell office:value-type="float" office:value="0">
                <text:p>0</text:p>
              </table:table-cell>
              <table:table-cell office:value-type="float" office:value="22.5757">
                <text:p>22.5757</text:p>
              </table:table-cell>
              <table:table-cell office:value-type="float" office:value="37.4290886666667">
                <text:p>37.4290886666667</text:p>
              </table:table-cell>
              <table:table-cell office:value-type="float" office:value="95.9743">
                <text:p>95.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8272">
                <text:p>28.8272</text:p>
              </table:table-cell>
              <table:table-cell office:value-type="float" office:value="85.915">
                <text:p>85.915</text:p>
              </table:table-cell>
              <table:table-cell office:value-type="float" office:value="33.8216">
                <text:p>33.8216</text:p>
              </table:table-cell>
              <table:table-cell office:value-type="float" office:value="82.2593912805045">
                <text:p>82.2593912805045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18.9591">
                <text:p>18.9591</text:p>
              </table:table-cell>
              <table:table-cell office:value-type="float" office:value="23.7050620637931">
                <text:p>23.7050620637931</text:p>
              </table:table-cell>
              <table:table-cell office:value-type="float" office:value="78.3953">
                <text:p>78.39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